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59.14pt" svg:height="632.47pt" svg:x="195.11pt" svg:y="3522.93pt">
            <loext:p draw:notify-on-update-of-ranges="Sheet1.A1:Sheet1.A300 Sheet1.B1:Sheet1.B300 Sheet1.C1:Sheet1.C3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52.98pt" svg:height="522.54pt" svg:x="292.68pt" svg:y="4296.95pt">
            <loext:p draw:notify-on-update-of-ranges="Sheet1.A350:Sheet1.A499 Sheet1.B350:Sheet1.B499 Sheet1.C350:Sheet1.C499 Sheet1.D350:Sheet1.D49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000062" calcext:value-type="float">
            <text:p>0.000062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322" calcext:value-type="float">
            <text:p>0.000322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00511" calcext:value-type="float">
            <text:p>0.000511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.000734" calcext:value-type="float">
            <text:p>0.000734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952" calcext:value-type="float">
            <text:p>0.000952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1463" calcext:value-type="float">
            <text:p>0.001463</text:p>
          </table:table-cell>
          <table:table-cell table:number-columns-repeated="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1346" calcext:value-type="float">
            <text:p>0.001346</text:p>
          </table:table-cell>
          <table:table-cell office:value-type="float" office:value="0.000541" calcext:value-type="float">
            <text:p>0.000541</text:p>
          </table:table-cell>
          <table:table-cell table:number-columns-repeated="8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1906" calcext:value-type="float">
            <text:p>0.001906</text:p>
          </table:table-cell>
          <table:table-cell office:value-type="float" office:value="0.000706" calcext:value-type="float">
            <text:p>0.000706</text:p>
          </table:table-cell>
          <table:table-cell table:number-columns-repeated="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2068" calcext:value-type="float">
            <text:p>0.002068</text:p>
          </table:table-cell>
          <table:table-cell office:value-type="float" office:value="0.000824" calcext:value-type="float">
            <text:p>0.000824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498" calcext:value-type="float">
            <text:p>0.002498</text:p>
          </table:table-cell>
          <table:table-cell office:value-type="float" office:value="0.000936" calcext:value-type="float">
            <text:p>0.000936</text:p>
          </table:table-cell>
          <table:table-cell table:number-columns-repeated="8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02841" calcext:value-type="float">
            <text:p>0.002841</text:p>
          </table:table-cell>
          <table:table-cell office:value-type="float" office:value="0.00103" calcext:value-type="float">
            <text:p>0.00103</text:p>
          </table:table-cell>
          <table:table-cell table:number-columns-repeated="8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01094" calcext:value-type="float">
            <text:p>0.001094</text:p>
          </table:table-cell>
          <table:table-cell table:number-columns-repeated="8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3387" calcext:value-type="float">
            <text:p>0.003387</text:p>
          </table:table-cell>
          <table:table-cell office:value-type="float" office:value="0.001148" calcext:value-type="float">
            <text:p>0.001148</text:p>
          </table:table-cell>
          <table:table-cell table:number-columns-repeated="8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001259" calcext:value-type="float">
            <text:p>0.001259</text:p>
          </table:table-cell>
          <table:table-cell table:number-columns-repeated="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3723" calcext:value-type="float">
            <text:p>0.003723</text:p>
          </table:table-cell>
          <table:table-cell office:value-type="float" office:value="0.001357" calcext:value-type="float">
            <text:p>0.001357</text:p>
          </table:table-cell>
          <table:table-cell table:number-columns-repeated="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02799" calcext:value-type="float">
            <text:p>0.002799</text:p>
          </table:table-cell>
          <table:table-cell office:value-type="float" office:value="0.001422" calcext:value-type="float">
            <text:p>0.001422</text:p>
          </table:table-cell>
          <table:table-cell table:number-columns-repeated="8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02741" calcext:value-type="float">
            <text:p>0.002741</text:p>
          </table:table-cell>
          <table:table-cell office:value-type="float" office:value="0.001523" calcext:value-type="float">
            <text:p>0.001523</text:p>
          </table:table-cell>
          <table:table-cell table:number-columns-repeated="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02438" calcext:value-type="float">
            <text:p>0.002438</text:p>
          </table:table-cell>
          <table:table-cell office:value-type="float" office:value="0.001651" calcext:value-type="float">
            <text:p>0.001651</text:p>
          </table:table-cell>
          <table:table-cell table:number-columns-repeated="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02455" calcext:value-type="float">
            <text:p>0.002455</text:p>
          </table:table-cell>
          <table:table-cell office:value-type="float" office:value="0.001705" calcext:value-type="float">
            <text:p>0.001705</text:p>
          </table:table-cell>
          <table:table-cell table:number-columns-repeated="8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2209" calcext:value-type="float">
            <text:p>0.002209</text:p>
          </table:table-cell>
          <table:table-cell office:value-type="float" office:value="0.001834" calcext:value-type="float">
            <text:p>0.001834</text:p>
          </table:table-cell>
          <table:table-cell table:number-columns-repeated="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02308" calcext:value-type="float">
            <text:p>0.002308</text:p>
          </table:table-cell>
          <table:table-cell office:value-type="float" office:value="0.001927" calcext:value-type="float">
            <text:p>0.001927</text:p>
          </table:table-cell>
          <table:table-cell table:number-columns-repeated="8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02066" calcext:value-type="float">
            <text:p>0.002066</text:p>
          </table:table-cell>
          <table:table-cell office:value-type="float" office:value="0.00199" calcext:value-type="float">
            <text:p>0.00199</text:p>
          </table:table-cell>
          <table:table-cell table:number-columns-repeated="8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02068" calcext:value-type="float">
            <text:p>0.002068</text:p>
          </table:table-cell>
          <table:table-cell office:value-type="float" office:value="0.002057" calcext:value-type="float">
            <text:p>0.002057</text:p>
          </table:table-cell>
          <table:table-cell table:number-columns-repeated="8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02101" calcext:value-type="float">
            <text:p>0.002101</text:p>
          </table:table-cell>
          <table:table-cell office:value-type="float" office:value="0.002208" calcext:value-type="float">
            <text:p>0.002208</text:p>
          </table:table-cell>
          <table:table-cell table:number-columns-repeated="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2209" calcext:value-type="float">
            <text:p>0.002209</text:p>
          </table:table-cell>
          <table:table-cell office:value-type="float" office:value="0.002243" calcext:value-type="float">
            <text:p>0.002243</text:p>
          </table:table-cell>
          <table:table-cell table:number-columns-repeated="8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002251" calcext:value-type="float">
            <text:p>0.002251</text:p>
          </table:table-cell>
          <table:table-cell office:value-type="float" office:value="0.002362" calcext:value-type="float">
            <text:p>0.002362</text:p>
          </table:table-cell>
          <table:table-cell table:number-columns-repeated="8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002426" calcext:value-type="float">
            <text:p>0.002426</text:p>
          </table:table-cell>
          <table:table-cell office:value-type="float" office:value="0.002528" calcext:value-type="float">
            <text:p>0.002528</text:p>
          </table:table-cell>
          <table:table-cell table:number-columns-repeated="8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494" calcext:value-type="float">
            <text:p>0.002494</text:p>
          </table:table-cell>
          <table:table-cell table:number-columns-repeated="8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002519" calcext:value-type="float">
            <text:p>0.002519</text:p>
          </table:table-cell>
          <table:table-cell office:value-type="float" office:value="0.00252" calcext:value-type="float">
            <text:p>0.00252</text:p>
          </table:table-cell>
          <table:table-cell table:number-columns-repeated="8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2669" calcext:value-type="float">
            <text:p>0.002669</text:p>
          </table:table-cell>
          <table:table-cell office:value-type="float" office:value="0.00264" calcext:value-type="float">
            <text:p>0.00264</text:p>
          </table:table-cell>
          <table:table-cell table:number-columns-repeated="8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743" calcext:value-type="float">
            <text:p>0.002743</text:p>
          </table:table-cell>
          <table:table-cell table:number-columns-repeated="8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00282" calcext:value-type="float">
            <text:p>0.00282</text:p>
          </table:table-cell>
          <table:table-cell office:value-type="float" office:value="0.002852" calcext:value-type="float">
            <text:p>0.002852</text:p>
          </table:table-cell>
          <table:table-cell table:number-columns-repeated="8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02862" calcext:value-type="float">
            <text:p>0.002862</text:p>
          </table:table-cell>
          <table:table-cell office:value-type="float" office:value="0.003006" calcext:value-type="float">
            <text:p>0.003006</text:p>
          </table:table-cell>
          <table:table-cell table:number-columns-repeated="8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002968" calcext:value-type="float">
            <text:p>0.002968</text:p>
          </table:table-cell>
          <table:table-cell office:value-type="float" office:value="0.002967" calcext:value-type="float">
            <text:p>0.002967</text:p>
          </table:table-cell>
          <table:table-cell table:number-columns-repeated="8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0.003177" calcext:value-type="float">
            <text:p>0.003177</text:p>
          </table:table-cell>
          <table:table-cell table:number-columns-repeated="8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003122" calcext:value-type="float">
            <text:p>0.003122</text:p>
          </table:table-cell>
          <table:table-cell office:value-type="float" office:value="0.003282" calcext:value-type="float">
            <text:p>0.003282</text:p>
          </table:table-cell>
          <table:table-cell table:number-columns-repeated="8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003248" calcext:value-type="float">
            <text:p>0.003248</text:p>
          </table:table-cell>
          <table:table-cell office:value-type="float" office:value="0.003312" calcext:value-type="float">
            <text:p>0.003312</text:p>
          </table:table-cell>
          <table:table-cell table:number-columns-repeated="8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03294" calcext:value-type="float">
            <text:p>0.003294</text:p>
          </table:table-cell>
          <table:table-cell office:value-type="float" office:value="0.003394" calcext:value-type="float">
            <text:p>0.003394</text:p>
          </table:table-cell>
          <table:table-cell table:number-columns-repeated="8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003412" calcext:value-type="float">
            <text:p>0.003412</text:p>
          </table:table-cell>
          <table:table-cell office:value-type="float" office:value="0.003528" calcext:value-type="float">
            <text:p>0.003528</text:p>
          </table:table-cell>
          <table:table-cell table:number-columns-repeated="8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3605" calcext:value-type="float">
            <text:p>0.003605</text:p>
          </table:table-cell>
          <table:table-cell table:number-columns-repeated="8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003622" calcext:value-type="float">
            <text:p>0.003622</text:p>
          </table:table-cell>
          <table:table-cell office:value-type="float" office:value="0.003672" calcext:value-type="float">
            <text:p>0.003672</text:p>
          </table:table-cell>
          <table:table-cell table:number-columns-repeated="8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0.003836" calcext:value-type="float">
            <text:p>0.003836</text:p>
          </table:table-cell>
          <table:table-cell table:number-columns-repeated="8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003931" calcext:value-type="float">
            <text:p>0.003931</text:p>
          </table:table-cell>
          <table:table-cell table:number-columns-repeated="8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0.004072" calcext:value-type="float">
            <text:p>0.004072</text:p>
          </table:table-cell>
          <table:table-cell table:number-columns-repeated="8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3973" calcext:value-type="float">
            <text:p>0.003973</text:p>
          </table:table-cell>
          <table:table-cell office:value-type="float" office:value="0.004208" calcext:value-type="float">
            <text:p>0.004208</text:p>
          </table:table-cell>
          <table:table-cell table:number-columns-repeated="8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004204" calcext:value-type="float">
            <text:p>0.004204</text:p>
          </table:table-cell>
          <table:table-cell office:value-type="float" office:value="0.00426" calcext:value-type="float">
            <text:p>0.00426</text:p>
          </table:table-cell>
          <table:table-cell table:number-columns-repeated="8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004165" calcext:value-type="float">
            <text:p>0.004165</text:p>
          </table:table-cell>
          <table:table-cell office:value-type="float" office:value="0.004364" calcext:value-type="float">
            <text:p>0.004364</text:p>
          </table:table-cell>
          <table:table-cell table:number-columns-repeated="8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004251" calcext:value-type="float">
            <text:p>0.004251</text:p>
          </table:table-cell>
          <table:table-cell office:value-type="float" office:value="0.004448" calcext:value-type="float">
            <text:p>0.004448</text:p>
          </table:table-cell>
          <table:table-cell table:number-columns-repeated="8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004327" calcext:value-type="float">
            <text:p>0.004327</text:p>
          </table:table-cell>
          <table:table-cell office:value-type="float" office:value="0.004549" calcext:value-type="float">
            <text:p>0.004549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4407" calcext:value-type="float">
            <text:p>0.004407</text:p>
          </table:table-cell>
          <table:table-cell office:value-type="float" office:value="0.004672" calcext:value-type="float">
            <text:p>0.004672</text:p>
          </table:table-cell>
          <table:table-cell table:number-columns-repeated="8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0.004474" calcext:value-type="float">
            <text:p>0.004474</text:p>
          </table:table-cell>
          <table:table-cell office:value-type="float" office:value="0.004772" calcext:value-type="float">
            <text:p>0.004772</text:p>
          </table:table-cell>
          <table:table-cell table:number-columns-repeated="8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0.004566" calcext:value-type="float">
            <text:p>0.004566</text:p>
          </table:table-cell>
          <table:table-cell office:value-type="float" office:value="0.00491" calcext:value-type="float">
            <text:p>0.00491</text:p>
          </table:table-cell>
          <table:table-cell table:number-columns-repeated="8"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004707" calcext:value-type="float">
            <text:p>0.004707</text:p>
          </table:table-cell>
          <table:table-cell office:value-type="float" office:value="0.004948" calcext:value-type="float">
            <text:p>0.004948</text:p>
          </table:table-cell>
          <table:table-cell table:number-columns-repeated="8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0.004813" calcext:value-type="float">
            <text:p>0.004813</text:p>
          </table:table-cell>
          <table:table-cell office:value-type="float" office:value="0.005041" calcext:value-type="float">
            <text:p>0.005041</text:p>
          </table:table-cell>
          <table:table-cell table:number-columns-repeated="8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04938" calcext:value-type="float">
            <text:p>0.004938</text:p>
          </table:table-cell>
          <table:table-cell office:value-type="float" office:value="0.005126" calcext:value-type="float">
            <text:p>0.005126</text:p>
          </table:table-cell>
          <table:table-cell table:number-columns-repeated="8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0.004941" calcext:value-type="float">
            <text:p>0.004941</text:p>
          </table:table-cell>
          <table:table-cell office:value-type="float" office:value="0.005218" calcext:value-type="float">
            <text:p>0.005218</text:p>
          </table:table-cell>
          <table:table-cell table:number-columns-repeated="8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0.004995" calcext:value-type="float">
            <text:p>0.004995</text:p>
          </table:table-cell>
          <table:table-cell office:value-type="float" office:value="0.005339" calcext:value-type="float">
            <text:p>0.005339</text:p>
          </table:table-cell>
          <table:table-cell table:number-columns-repeated="8"/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0.005106" calcext:value-type="float">
            <text:p>0.005106</text:p>
          </table:table-cell>
          <table:table-cell office:value-type="float" office:value="0.005484" calcext:value-type="float">
            <text:p>0.005484</text:p>
          </table:table-cell>
          <table:table-cell table:number-columns-repeated="8"/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0.005269" calcext:value-type="float">
            <text:p>0.005269</text:p>
          </table:table-cell>
          <table:table-cell office:value-type="float" office:value="0.005529" calcext:value-type="float">
            <text:p>0.005529</text:p>
          </table:table-cell>
          <table:table-cell table:number-columns-repeated="8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5338" calcext:value-type="float">
            <text:p>0.005338</text:p>
          </table:table-cell>
          <table:table-cell office:value-type="float" office:value="0.005614" calcext:value-type="float">
            <text:p>0.005614</text:p>
          </table:table-cell>
          <table:table-cell table:number-columns-repeated="8"/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0.005492" calcext:value-type="float">
            <text:p>0.005492</text:p>
          </table:table-cell>
          <table:table-cell office:value-type="float" office:value="0.005737" calcext:value-type="float">
            <text:p>0.005737</text:p>
          </table:table-cell>
          <table:table-cell table:number-columns-repeated="8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0.005465" calcext:value-type="float">
            <text:p>0.005465</text:p>
          </table:table-cell>
          <table:table-cell office:value-type="float" office:value="0.005797" calcext:value-type="float">
            <text:p>0.005797</text:p>
          </table:table-cell>
          <table:table-cell table:number-columns-repeated="8"/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0.005701" calcext:value-type="float">
            <text:p>0.005701</text:p>
          </table:table-cell>
          <table:table-cell office:value-type="float" office:value="0.005922" calcext:value-type="float">
            <text:p>0.005922</text:p>
          </table:table-cell>
          <table:table-cell table:number-columns-repeated="8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0.005648" calcext:value-type="float">
            <text:p>0.005648</text:p>
          </table:table-cell>
          <table:table-cell office:value-type="float" office:value="0.005975" calcext:value-type="float">
            <text:p>0.005975</text:p>
          </table:table-cell>
          <table:table-cell table:number-columns-repeated="8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05852" calcext:value-type="float">
            <text:p>0.005852</text:p>
          </table:table-cell>
          <table:table-cell office:value-type="float" office:value="0.006081" calcext:value-type="float">
            <text:p>0.006081</text:p>
          </table:table-cell>
          <table:table-cell table:number-columns-repeated="8"/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0.005823" calcext:value-type="float">
            <text:p>0.005823</text:p>
          </table:table-cell>
          <table:table-cell office:value-type="float" office:value="0.006184" calcext:value-type="float">
            <text:p>0.006184</text:p>
          </table:table-cell>
          <table:table-cell table:number-columns-repeated="8"/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0.006018" calcext:value-type="float">
            <text:p>0.006018</text:p>
          </table:table-cell>
          <table:table-cell office:value-type="float" office:value="0.006289" calcext:value-type="float">
            <text:p>0.006289</text:p>
          </table:table-cell>
          <table:table-cell table:number-columns-repeated="8"/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0.006105" calcext:value-type="float">
            <text:p>0.006105</text:p>
          </table:table-cell>
          <table:table-cell office:value-type="float" office:value="0.006383" calcext:value-type="float">
            <text:p>0.006383</text:p>
          </table:table-cell>
          <table:table-cell table:number-columns-repeated="8"/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649" calcext:value-type="float">
            <text:p>0.00649</text:p>
          </table:table-cell>
          <table:table-cell table:number-columns-repeated="8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06336" calcext:value-type="float">
            <text:p>0.006336</text:p>
          </table:table-cell>
          <table:table-cell office:value-type="float" office:value="0.006541" calcext:value-type="float">
            <text:p>0.006541</text:p>
          </table:table-cell>
          <table:table-cell table:number-columns-repeated="8"/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0.006357" calcext:value-type="float">
            <text:p>0.006357</text:p>
          </table:table-cell>
          <table:table-cell office:value-type="float" office:value="0.006638" calcext:value-type="float">
            <text:p>0.006638</text:p>
          </table:table-cell>
          <table:table-cell table:number-columns-repeated="8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0.006565" calcext:value-type="float">
            <text:p>0.006565</text:p>
          </table:table-cell>
          <table:table-cell office:value-type="float" office:value="0.00673" calcext:value-type="float">
            <text:p>0.00673</text:p>
          </table:table-cell>
          <table:table-cell table:number-columns-repeated="8"/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0.006478" calcext:value-type="float">
            <text:p>0.006478</text:p>
          </table:table-cell>
          <table:table-cell office:value-type="float" office:value="0.006852" calcext:value-type="float">
            <text:p>0.006852</text:p>
          </table:table-cell>
          <table:table-cell table:number-columns-repeated="8"/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0.006672" calcext:value-type="float">
            <text:p>0.006672</text:p>
          </table:table-cell>
          <table:table-cell office:value-type="float" office:value="0.00694" calcext:value-type="float">
            <text:p>0.00694</text:p>
          </table:table-cell>
          <table:table-cell table:number-columns-repeated="8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7072" calcext:value-type="float">
            <text:p>0.007072</text:p>
          </table:table-cell>
          <table:table-cell office:value-type="float" office:value="0.007031" calcext:value-type="float">
            <text:p>0.007031</text:p>
          </table:table-cell>
          <table:table-cell table:number-columns-repeated="8"/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0.006939" calcext:value-type="float">
            <text:p>0.006939</text:p>
          </table:table-cell>
          <table:table-cell office:value-type="float" office:value="0.007113" calcext:value-type="float">
            <text:p>0.007113</text:p>
          </table:table-cell>
          <table:table-cell table:number-columns-repeated="8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0.006856" calcext:value-type="float">
            <text:p>0.006856</text:p>
          </table:table-cell>
          <table:table-cell office:value-type="float" office:value="0.007216" calcext:value-type="float">
            <text:p>0.007216</text:p>
          </table:table-cell>
          <table:table-cell table:number-columns-repeated="8"/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0.006949" calcext:value-type="float">
            <text:p>0.006949</text:p>
          </table:table-cell>
          <table:table-cell office:value-type="float" office:value="0.007341" calcext:value-type="float">
            <text:p>0.007341</text:p>
          </table:table-cell>
          <table:table-cell table:number-columns-repeated="8"/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0.006937" calcext:value-type="float">
            <text:p>0.006937</text:p>
          </table:table-cell>
          <table:table-cell office:value-type="float" office:value="0.007395" calcext:value-type="float">
            <text:p>0.007395</text:p>
          </table:table-cell>
          <table:table-cell table:number-columns-repeated="8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07142" calcext:value-type="float">
            <text:p>0.007142</text:p>
          </table:table-cell>
          <table:table-cell office:value-type="float" office:value="0.007474" calcext:value-type="float">
            <text:p>0.007474</text:p>
          </table:table-cell>
          <table:table-cell table:number-columns-repeated="8"/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0.007321" calcext:value-type="float">
            <text:p>0.007321</text:p>
          </table:table-cell>
          <table:table-cell office:value-type="float" office:value="0.007589" calcext:value-type="float">
            <text:p>0.007589</text:p>
          </table:table-cell>
          <table:table-cell table:number-columns-repeated="8"/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0.007567" calcext:value-type="float">
            <text:p>0.007567</text:p>
          </table:table-cell>
          <table:table-cell office:value-type="float" office:value="0.007733" calcext:value-type="float">
            <text:p>0.007733</text:p>
          </table:table-cell>
          <table:table-cell table:number-columns-repeated="8"/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0.007416" calcext:value-type="float">
            <text:p>0.007416</text:p>
          </table:table-cell>
          <table:table-cell office:value-type="float" office:value="0.007777" calcext:value-type="float">
            <text:p>0.007777</text:p>
          </table:table-cell>
          <table:table-cell table:number-columns-repeated="8"/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7875" calcext:value-type="float">
            <text:p>0.007875</text:p>
          </table:table-cell>
          <table:table-cell table:number-columns-repeated="8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7952" calcext:value-type="float">
            <text:p>0.007952</text:p>
          </table:table-cell>
          <table:table-cell table:number-columns-repeated="8"/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0.007853" calcext:value-type="float">
            <text:p>0.007853</text:p>
          </table:table-cell>
          <table:table-cell office:value-type="float" office:value="0.008093" calcext:value-type="float">
            <text:p>0.008093</text:p>
          </table:table-cell>
          <table:table-cell table:number-columns-repeated="8"/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0.007858" calcext:value-type="float">
            <text:p>0.007858</text:p>
          </table:table-cell>
          <table:table-cell office:value-type="float" office:value="0.008134" calcext:value-type="float">
            <text:p>0.008134</text:p>
          </table:table-cell>
          <table:table-cell table:number-columns-repeated="8"/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0.008238" calcext:value-type="float">
            <text:p>0.008238</text:p>
          </table:table-cell>
          <table:table-cell table:number-columns-repeated="8"/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0.007981" calcext:value-type="float">
            <text:p>0.007981</text:p>
          </table:table-cell>
          <table:table-cell office:value-type="float" office:value="0.008321" calcext:value-type="float">
            <text:p>0.008321</text:p>
          </table:table-cell>
          <table:table-cell table:number-columns-repeated="8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08474" calcext:value-type="float">
            <text:p>0.008474</text:p>
          </table:table-cell>
          <table:table-cell table:number-columns-repeated="8"/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0.008383" calcext:value-type="float">
            <text:p>0.008383</text:p>
          </table:table-cell>
          <table:table-cell office:value-type="float" office:value="0.008529" calcext:value-type="float">
            <text:p>0.008529</text:p>
          </table:table-cell>
          <table:table-cell table:number-columns-repeated="8"/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0.008132" calcext:value-type="float">
            <text:p>0.008132</text:p>
          </table:table-cell>
          <table:table-cell office:value-type="float" office:value="0.008625" calcext:value-type="float">
            <text:p>0.008625</text:p>
          </table:table-cell>
          <table:table-cell table:number-columns-repeated="8"/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0.008316" calcext:value-type="float">
            <text:p>0.008316</text:p>
          </table:table-cell>
          <table:table-cell office:value-type="float" office:value="0.008738" calcext:value-type="float">
            <text:p>0.008738</text:p>
          </table:table-cell>
          <table:table-cell table:number-columns-repeated="8"/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0.008686" calcext:value-type="float">
            <text:p>0.008686</text:p>
          </table:table-cell>
          <table:table-cell office:value-type="float" office:value="0.008834" calcext:value-type="float">
            <text:p>0.008834</text:p>
          </table:table-cell>
          <table:table-cell table:number-columns-repeated="8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08513" calcext:value-type="float">
            <text:p>0.008513</text:p>
          </table:table-cell>
          <table:table-cell office:value-type="float" office:value="0.00894" calcext:value-type="float">
            <text:p>0.00894</text:p>
          </table:table-cell>
          <table:table-cell table:number-columns-repeated="8"/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0.00886" calcext:value-type="float">
            <text:p>0.00886</text:p>
          </table:table-cell>
          <table:table-cell office:value-type="float" office:value="0.008973" calcext:value-type="float">
            <text:p>0.008973</text:p>
          </table:table-cell>
          <table:table-cell table:number-columns-repeated="8"/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9114" calcext:value-type="float">
            <text:p>0.009114</text:p>
          </table:table-cell>
          <table:table-cell table:number-columns-repeated="8"/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0.00874" calcext:value-type="float">
            <text:p>0.00874</text:p>
          </table:table-cell>
          <table:table-cell office:value-type="float" office:value="0.009218" calcext:value-type="float">
            <text:p>0.009218</text:p>
          </table:table-cell>
          <table:table-cell table:number-columns-repeated="8"/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0.009003" calcext:value-type="float">
            <text:p>0.009003</text:p>
          </table:table-cell>
          <table:table-cell office:value-type="float" office:value="0.009291" calcext:value-type="float">
            <text:p>0.009291</text:p>
          </table:table-cell>
          <table:table-cell table:number-columns-repeated="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9132" calcext:value-type="float">
            <text:p>0.009132</text:p>
          </table:table-cell>
          <table:table-cell office:value-type="float" office:value="0.009394" calcext:value-type="float">
            <text:p>0.009394</text:p>
          </table:table-cell>
          <table:table-cell table:number-columns-repeated="8"/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0.009295" calcext:value-type="float">
            <text:p>0.009295</text:p>
          </table:table-cell>
          <table:table-cell office:value-type="float" office:value="0.009537" calcext:value-type="float">
            <text:p>0.009537</text:p>
          </table:table-cell>
          <table:table-cell table:number-columns-repeated="8"/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0.009173" calcext:value-type="float">
            <text:p>0.009173</text:p>
          </table:table-cell>
          <table:table-cell office:value-type="float" office:value="0.009573" calcext:value-type="float">
            <text:p>0.009573</text:p>
          </table:table-cell>
          <table:table-cell table:number-columns-repeated="8"/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0.009238" calcext:value-type="float">
            <text:p>0.009238</text:p>
          </table:table-cell>
          <table:table-cell office:value-type="float" office:value="0.009667" calcext:value-type="float">
            <text:p>0.009667</text:p>
          </table:table-cell>
          <table:table-cell table:number-columns-repeated="8"/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0.009419" calcext:value-type="float">
            <text:p>0.009419</text:p>
          </table:table-cell>
          <table:table-cell office:value-type="float" office:value="0.009782" calcext:value-type="float">
            <text:p>0.009782</text:p>
          </table:table-cell>
          <table:table-cell table:number-columns-repeated="8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934" calcext:value-type="float">
            <text:p>0.00934</text:p>
          </table:table-cell>
          <table:table-cell office:value-type="float" office:value="0.009834" calcext:value-type="float">
            <text:p>0.009834</text:p>
          </table:table-cell>
          <table:table-cell table:number-columns-repeated="8"/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0.009652" calcext:value-type="float">
            <text:p>0.009652</text:p>
          </table:table-cell>
          <table:table-cell office:value-type="float" office:value="0.009949" calcext:value-type="float">
            <text:p>0.009949</text:p>
          </table:table-cell>
          <table:table-cell table:number-columns-repeated="8"/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0.009786" calcext:value-type="float">
            <text:p>0.009786</text:p>
          </table:table-cell>
          <table:table-cell office:value-type="float" office:value="0.010058" calcext:value-type="float">
            <text:p>0.010058</text:p>
          </table:table-cell>
          <table:table-cell table:number-columns-repeated="8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10157" calcext:value-type="float">
            <text:p>0.010157</text:p>
          </table:table-cell>
          <table:table-cell table:number-columns-repeated="8"/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0.009664" calcext:value-type="float">
            <text:p>0.009664</text:p>
          </table:table-cell>
          <table:table-cell office:value-type="float" office:value="0.010225" calcext:value-type="float">
            <text:p>0.010225</text:p>
          </table:table-cell>
          <table:table-cell table:number-columns-repeated="8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10009" calcext:value-type="float">
            <text:p>0.010009</text:p>
          </table:table-cell>
          <table:table-cell office:value-type="float" office:value="0.010338" calcext:value-type="float">
            <text:p>0.010338</text:p>
          </table:table-cell>
          <table:table-cell table:number-columns-repeated="8"/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0.009992" calcext:value-type="float">
            <text:p>0.009992</text:p>
          </table:table-cell>
          <table:table-cell office:value-type="float" office:value="0.010502" calcext:value-type="float">
            <text:p>0.010502</text:p>
          </table:table-cell>
          <table:table-cell table:number-columns-repeated="8"/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0.010277" calcext:value-type="float">
            <text:p>0.010277</text:p>
          </table:table-cell>
          <table:table-cell office:value-type="float" office:value="0.01049" calcext:value-type="float">
            <text:p>0.01049</text:p>
          </table:table-cell>
          <table:table-cell table:number-columns-repeated="8"/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0.010427" calcext:value-type="float">
            <text:p>0.010427</text:p>
          </table:table-cell>
          <table:table-cell office:value-type="float" office:value="0.010591" calcext:value-type="float">
            <text:p>0.010591</text:p>
          </table:table-cell>
          <table:table-cell table:number-columns-repeated="8"/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0.010468" calcext:value-type="float">
            <text:p>0.010468</text:p>
          </table:table-cell>
          <table:table-cell office:value-type="float" office:value="0.010756" calcext:value-type="float">
            <text:p>0.010756</text:p>
          </table:table-cell>
          <table:table-cell table:number-columns-repeated="8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10374" calcext:value-type="float">
            <text:p>0.010374</text:p>
          </table:table-cell>
          <table:table-cell office:value-type="float" office:value="0.010789" calcext:value-type="float">
            <text:p>0.010789</text:p>
          </table:table-cell>
          <table:table-cell table:number-columns-repeated="8"/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0.010672" calcext:value-type="float">
            <text:p>0.010672</text:p>
          </table:table-cell>
          <table:table-cell office:value-type="float" office:value="0.010892" calcext:value-type="float">
            <text:p>0.010892</text:p>
          </table:table-cell>
          <table:table-cell table:number-columns-repeated="8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0.010702" calcext:value-type="float">
            <text:p>0.010702</text:p>
          </table:table-cell>
          <table:table-cell office:value-type="float" office:value="0.011011" calcext:value-type="float">
            <text:p>0.011011</text:p>
          </table:table-cell>
          <table:table-cell table:number-columns-repeated="8"/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0.010665" calcext:value-type="float">
            <text:p>0.010665</text:p>
          </table:table-cell>
          <table:table-cell office:value-type="float" office:value="0.011077" calcext:value-type="float">
            <text:p>0.011077</text:p>
          </table:table-cell>
          <table:table-cell table:number-columns-repeated="8"/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0.010813" calcext:value-type="float">
            <text:p>0.010813</text:p>
          </table:table-cell>
          <table:table-cell office:value-type="float" office:value="0.011184" calcext:value-type="float">
            <text:p>0.011184</text:p>
          </table:table-cell>
          <table:table-cell table:number-columns-repeated="8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1281" calcext:value-type="float">
            <text:p>0.011281</text:p>
          </table:table-cell>
          <table:table-cell table:number-columns-repeated="8"/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0.011099" calcext:value-type="float">
            <text:p>0.011099</text:p>
          </table:table-cell>
          <table:table-cell office:value-type="float" office:value="0.011333" calcext:value-type="float">
            <text:p>0.011333</text:p>
          </table:table-cell>
          <table:table-cell table:number-columns-repeated="8"/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0.011271" calcext:value-type="float">
            <text:p>0.011271</text:p>
          </table:table-cell>
          <table:table-cell office:value-type="float" office:value="0.011473" calcext:value-type="float">
            <text:p>0.011473</text:p>
          </table:table-cell>
          <table:table-cell table:number-columns-repeated="8"/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0.011333" calcext:value-type="float">
            <text:p>0.011333</text:p>
          </table:table-cell>
          <table:table-cell office:value-type="float" office:value="0.011565" calcext:value-type="float">
            <text:p>0.011565</text:p>
          </table:table-cell>
          <table:table-cell table:number-columns-repeated="8"/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0.011343" calcext:value-type="float">
            <text:p>0.011343</text:p>
          </table:table-cell>
          <table:table-cell office:value-type="float" office:value="0.01164" calcext:value-type="float">
            <text:p>0.01164</text:p>
          </table:table-cell>
          <table:table-cell table:number-columns-repeated="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1143" calcext:value-type="float">
            <text:p>0.01143</text:p>
          </table:table-cell>
          <table:table-cell office:value-type="float" office:value="0.01178" calcext:value-type="float">
            <text:p>0.01178</text:p>
          </table:table-cell>
          <table:table-cell table:number-columns-repeated="8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0.011814" calcext:value-type="float">
            <text:p>0.011814</text:p>
          </table:table-cell>
          <table:table-cell table:number-columns-repeated="8"/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0.01154" calcext:value-type="float">
            <text:p>0.01154</text:p>
          </table:table-cell>
          <table:table-cell office:value-type="float" office:value="0.01193" calcext:value-type="float">
            <text:p>0.01193</text:p>
          </table:table-cell>
          <table:table-cell table:number-columns-repeated="8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0.011539" calcext:value-type="float">
            <text:p>0.011539</text:p>
          </table:table-cell>
          <table:table-cell office:value-type="float" office:value="0.012049" calcext:value-type="float">
            <text:p>0.012049</text:p>
          </table:table-cell>
          <table:table-cell table:number-columns-repeated="8"/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0.012088" calcext:value-type="float">
            <text:p>0.012088</text:p>
          </table:table-cell>
          <table:table-cell office:value-type="float" office:value="0.012119" calcext:value-type="float">
            <text:p>0.012119</text:p>
          </table:table-cell>
          <table:table-cell table:number-columns-repeated="8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11829" calcext:value-type="float">
            <text:p>0.011829</text:p>
          </table:table-cell>
          <table:table-cell office:value-type="float" office:value="0.012257" calcext:value-type="float">
            <text:p>0.012257</text:p>
          </table:table-cell>
          <table:table-cell table:number-columns-repeated="8"/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0.012106" calcext:value-type="float">
            <text:p>0.012106</text:p>
          </table:table-cell>
          <table:table-cell office:value-type="float" office:value="0.012304" calcext:value-type="float">
            <text:p>0.012304</text:p>
          </table:table-cell>
          <table:table-cell table:number-columns-repeated="8"/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0.012038" calcext:value-type="float">
            <text:p>0.012038</text:p>
          </table:table-cell>
          <table:table-cell office:value-type="float" office:value="0.012402" calcext:value-type="float">
            <text:p>0.012402</text:p>
          </table:table-cell>
          <table:table-cell table:number-columns-repeated="8"/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2522" calcext:value-type="float">
            <text:p>0.012522</text:p>
          </table:table-cell>
          <table:table-cell table:number-columns-repeated="8"/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0.012181" calcext:value-type="float">
            <text:p>0.012181</text:p>
          </table:table-cell>
          <table:table-cell office:value-type="float" office:value="0.012603" calcext:value-type="float">
            <text:p>0.012603</text:p>
          </table:table-cell>
          <table:table-cell table:number-columns-repeated="8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12577" calcext:value-type="float">
            <text:p>0.012577</text:p>
          </table:table-cell>
          <table:table-cell office:value-type="float" office:value="0.012681" calcext:value-type="float">
            <text:p>0.012681</text:p>
          </table:table-cell>
          <table:table-cell table:number-columns-repeated="8"/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0.012604" calcext:value-type="float">
            <text:p>0.012604</text:p>
          </table:table-cell>
          <table:table-cell office:value-type="float" office:value="0.012791" calcext:value-type="float">
            <text:p>0.012791</text:p>
          </table:table-cell>
          <table:table-cell table:number-columns-repeated="8"/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0.012509" calcext:value-type="float">
            <text:p>0.012509</text:p>
          </table:table-cell>
          <table:table-cell office:value-type="float" office:value="0.012873" calcext:value-type="float">
            <text:p>0.012873</text:p>
          </table:table-cell>
          <table:table-cell table:number-columns-repeated="8"/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0.012438" calcext:value-type="float">
            <text:p>0.012438</text:p>
          </table:table-cell>
          <table:table-cell office:value-type="float" office:value="0.012997" calcext:value-type="float">
            <text:p>0.012997</text:p>
          </table:table-cell>
          <table:table-cell table:number-columns-repeated="8"/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0.012488" calcext:value-type="float">
            <text:p>0.012488</text:p>
          </table:table-cell>
          <table:table-cell office:value-type="float" office:value="0.013078" calcext:value-type="float">
            <text:p>0.013078</text:p>
          </table:table-cell>
          <table:table-cell table:number-columns-repeated="8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12782" calcext:value-type="float">
            <text:p>0.012782</text:p>
          </table:table-cell>
          <table:table-cell office:value-type="float" office:value="0.013176" calcext:value-type="float">
            <text:p>0.013176</text:p>
          </table:table-cell>
          <table:table-cell table:number-columns-repeated="8"/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0.013097" calcext:value-type="float">
            <text:p>0.013097</text:p>
          </table:table-cell>
          <table:table-cell office:value-type="float" office:value="0.013277" calcext:value-type="float">
            <text:p>0.013277</text:p>
          </table:table-cell>
          <table:table-cell table:number-columns-repeated="8"/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0.013247" calcext:value-type="float">
            <text:p>0.013247</text:p>
          </table:table-cell>
          <table:table-cell office:value-type="float" office:value="0.013342" calcext:value-type="float">
            <text:p>0.013342</text:p>
          </table:table-cell>
          <table:table-cell table:number-columns-repeated="8"/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0.013509" calcext:value-type="float">
            <text:p>0.013509</text:p>
          </table:table-cell>
          <table:table-cell office:value-type="float" office:value="0.013495" calcext:value-type="float">
            <text:p>0.013495</text:p>
          </table:table-cell>
          <table:table-cell table:number-columns-repeated="8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0.013324" calcext:value-type="float">
            <text:p>0.013324</text:p>
          </table:table-cell>
          <table:table-cell office:value-type="float" office:value="0.013525" calcext:value-type="float">
            <text:p>0.013525</text:p>
          </table:table-cell>
          <table:table-cell table:number-columns-repeated="8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13087" calcext:value-type="float">
            <text:p>0.013087</text:p>
          </table:table-cell>
          <table:table-cell office:value-type="float" office:value="0.013655" calcext:value-type="float">
            <text:p>0.013655</text:p>
          </table:table-cell>
          <table:table-cell table:number-columns-repeated="8"/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0.013643" calcext:value-type="float">
            <text:p>0.013643</text:p>
          </table:table-cell>
          <table:table-cell office:value-type="float" office:value="0.013733" calcext:value-type="float">
            <text:p>0.013733</text:p>
          </table:table-cell>
          <table:table-cell table:number-columns-repeated="8"/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0.013782" calcext:value-type="float">
            <text:p>0.013782</text:p>
          </table:table-cell>
          <table:table-cell office:value-type="float" office:value="0.01384" calcext:value-type="float">
            <text:p>0.01384</text:p>
          </table:table-cell>
          <table:table-cell table:number-columns-repeated="8"/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0.013788" calcext:value-type="float">
            <text:p>0.013788</text:p>
          </table:table-cell>
          <table:table-cell office:value-type="float" office:value="0.013955" calcext:value-type="float">
            <text:p>0.013955</text:p>
          </table:table-cell>
          <table:table-cell table:number-columns-repeated="8"/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0.013689" calcext:value-type="float">
            <text:p>0.013689</text:p>
          </table:table-cell>
          <table:table-cell office:value-type="float" office:value="0.013975" calcext:value-type="float">
            <text:p>0.013975</text:p>
          </table:table-cell>
          <table:table-cell table:number-columns-repeated="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13848" calcext:value-type="float">
            <text:p>0.013848</text:p>
          </table:table-cell>
          <table:table-cell office:value-type="float" office:value="0.014113" calcext:value-type="float">
            <text:p>0.014113</text:p>
          </table:table-cell>
          <table:table-cell table:number-columns-repeated="8"/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14198" calcext:value-type="float">
            <text:p>0.014198</text:p>
          </table:table-cell>
          <table:table-cell table:number-columns-repeated="8"/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0.014011" calcext:value-type="float">
            <text:p>0.014011</text:p>
          </table:table-cell>
          <table:table-cell office:value-type="float" office:value="0.014284" calcext:value-type="float">
            <text:p>0.014284</text:p>
          </table:table-cell>
          <table:table-cell table:number-columns-repeated="8"/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0.014222" calcext:value-type="float">
            <text:p>0.014222</text:p>
          </table:table-cell>
          <table:table-cell office:value-type="float" office:value="0.014322" calcext:value-type="float">
            <text:p>0.014322</text:p>
          </table:table-cell>
          <table:table-cell table:number-columns-repeated="8"/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0.013562" calcext:value-type="float">
            <text:p>0.013562</text:p>
          </table:table-cell>
          <table:table-cell office:value-type="float" office:value="0.014475" calcext:value-type="float">
            <text:p>0.014475</text:p>
          </table:table-cell>
          <table:table-cell table:number-columns-repeated="8"/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14698" calcext:value-type="float">
            <text:p>0.014698</text:p>
          </table:table-cell>
          <table:table-cell office:value-type="float" office:value="0.014515" calcext:value-type="float">
            <text:p>0.014515</text:p>
          </table:table-cell>
          <table:table-cell table:number-columns-repeated="8"/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0.014547" calcext:value-type="float">
            <text:p>0.014547</text:p>
          </table:table-cell>
          <table:table-cell office:value-type="float" office:value="0.014636" calcext:value-type="float">
            <text:p>0.014636</text:p>
          </table:table-cell>
          <table:table-cell table:number-columns-repeated="8"/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0.014471" calcext:value-type="float">
            <text:p>0.014471</text:p>
          </table:table-cell>
          <table:table-cell office:value-type="float" office:value="0.014749" calcext:value-type="float">
            <text:p>0.014749</text:p>
          </table:table-cell>
          <table:table-cell table:number-columns-repeated="8"/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014847" calcext:value-type="float">
            <text:p>0.014847</text:p>
          </table:table-cell>
          <table:table-cell table:number-columns-repeated="8"/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0.014584" calcext:value-type="float">
            <text:p>0.014584</text:p>
          </table:table-cell>
          <table:table-cell office:value-type="float" office:value="0.014938" calcext:value-type="float">
            <text:p>0.014938</text:p>
          </table:table-cell>
          <table:table-cell table:number-columns-repeated="8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14819" calcext:value-type="float">
            <text:p>0.014819</text:p>
          </table:table-cell>
          <table:table-cell office:value-type="float" office:value="0.014977" calcext:value-type="float">
            <text:p>0.014977</text:p>
          </table:table-cell>
          <table:table-cell table:number-columns-repeated="8"/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0.014711" calcext:value-type="float">
            <text:p>0.014711</text:p>
          </table:table-cell>
          <table:table-cell office:value-type="float" office:value="0.015124" calcext:value-type="float">
            <text:p>0.015124</text:p>
          </table:table-cell>
          <table:table-cell table:number-columns-repeated="8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0.014617" calcext:value-type="float">
            <text:p>0.014617</text:p>
          </table:table-cell>
          <table:table-cell office:value-type="float" office:value="0.015205" calcext:value-type="float">
            <text:p>0.015205</text:p>
          </table:table-cell>
          <table:table-cell table:number-columns-repeated="8"/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0.015411" calcext:value-type="float">
            <text:p>0.015411</text:p>
          </table:table-cell>
          <table:table-cell office:value-type="float" office:value="0.015401" calcext:value-type="float">
            <text:p>0.015401</text:p>
          </table:table-cell>
          <table:table-cell table:number-columns-repeated="8"/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0.015085" calcext:value-type="float">
            <text:p>0.015085</text:p>
          </table:table-cell>
          <table:table-cell office:value-type="float" office:value="0.01553" calcext:value-type="float">
            <text:p>0.01553</text:p>
          </table:table-cell>
          <table:table-cell table:number-columns-repeated="8"/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15194" calcext:value-type="float">
            <text:p>0.015194</text:p>
          </table:table-cell>
          <table:table-cell office:value-type="float" office:value="0.015811" calcext:value-type="float">
            <text:p>0.015811</text:p>
          </table:table-cell>
          <table:table-cell table:number-columns-repeated="8"/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0.015165" calcext:value-type="float">
            <text:p>0.015165</text:p>
          </table:table-cell>
          <table:table-cell office:value-type="float" office:value="0.015946" calcext:value-type="float">
            <text:p>0.015946</text:p>
          </table:table-cell>
          <table:table-cell table:number-columns-repeated="8"/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0.015102" calcext:value-type="float">
            <text:p>0.015102</text:p>
          </table:table-cell>
          <table:table-cell office:value-type="float" office:value="0.016325" calcext:value-type="float">
            <text:p>0.016325</text:p>
          </table:table-cell>
          <table:table-cell table:number-columns-repeated="8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6403" calcext:value-type="float">
            <text:p>0.016403</text:p>
          </table:table-cell>
          <table:table-cell table:number-columns-repeated="8"/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0.015348" calcext:value-type="float">
            <text:p>0.015348</text:p>
          </table:table-cell>
          <table:table-cell office:value-type="float" office:value="0.016777" calcext:value-type="float">
            <text:p>0.016777</text:p>
          </table:table-cell>
          <table:table-cell table:number-columns-repeated="8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15546" calcext:value-type="float">
            <text:p>0.015546</text:p>
          </table:table-cell>
          <table:table-cell office:value-type="float" office:value="0.01695" calcext:value-type="float">
            <text:p>0.01695</text:p>
          </table:table-cell>
          <table:table-cell table:number-columns-repeated="8"/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0.015593" calcext:value-type="float">
            <text:p>0.015593</text:p>
          </table:table-cell>
          <table:table-cell office:value-type="float" office:value="0.017055" calcext:value-type="float">
            <text:p>0.017055</text:p>
          </table:table-cell>
          <table:table-cell table:number-columns-repeated="8"/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float" office:value="0.015708" calcext:value-type="float">
            <text:p>0.015708</text:p>
          </table:table-cell>
          <table:table-cell office:value-type="float" office:value="0.017039" calcext:value-type="float">
            <text:p>0.017039</text:p>
          </table:table-cell>
          <table:table-cell table:number-columns-repeated="8"/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0.015759" calcext:value-type="float">
            <text:p>0.015759</text:p>
          </table:table-cell>
          <table:table-cell office:value-type="float" office:value="0.017166" calcext:value-type="float">
            <text:p>0.017166</text:p>
          </table:table-cell>
          <table:table-cell table:number-columns-repeated="8"/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0.015917" calcext:value-type="float">
            <text:p>0.015917</text:p>
          </table:table-cell>
          <table:table-cell office:value-type="float" office:value="0.017202" calcext:value-type="float">
            <text:p>0.017202</text:p>
          </table:table-cell>
          <table:table-cell table:number-columns-repeated="8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17444" calcext:value-type="float">
            <text:p>0.017444</text:p>
          </table:table-cell>
          <table:table-cell table:number-columns-repeated="8"/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0.016075" calcext:value-type="float">
            <text:p>0.016075</text:p>
          </table:table-cell>
          <table:table-cell office:value-type="float" office:value="0.017458" calcext:value-type="float">
            <text:p>0.017458</text:p>
          </table:table-cell>
          <table:table-cell table:number-columns-repeated="8"/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0.016097" calcext:value-type="float">
            <text:p>0.016097</text:p>
          </table:table-cell>
          <table:table-cell office:value-type="float" office:value="0.0176" calcext:value-type="float">
            <text:p>0.0176</text:p>
          </table:table-cell>
          <table:table-cell table:number-columns-repeated="8"/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0.016273" calcext:value-type="float">
            <text:p>0.016273</text:p>
          </table:table-cell>
          <table:table-cell office:value-type="float" office:value="0.017762" calcext:value-type="float">
            <text:p>0.017762</text:p>
          </table:table-cell>
          <table:table-cell table:number-columns-repeated="8"/>
        </table:table-row>
        <table:table-row table:style-name="ro1">
          <table:table-cell office:value-type="float" office:value="35800" calcext:value-type="float">
            <text:p>35800</text:p>
          </table:table-cell>
          <table:table-cell office:value-type="float" office:value="0.016307" calcext:value-type="float">
            <text:p>0.016307</text:p>
          </table:table-cell>
          <table:table-cell office:value-type="float" office:value="0.01783" calcext:value-type="float">
            <text:p>0.01783</text:p>
          </table:table-cell>
          <table:table-cell table:number-columns-repeated="8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16448" calcext:value-type="float">
            <text:p>0.016448</text:p>
          </table:table-cell>
          <table:table-cell office:value-type="float" office:value="0.017991" calcext:value-type="float">
            <text:p>0.017991</text:p>
          </table:table-cell>
          <table:table-cell table:number-columns-repeated="8"/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float" office:value="0.016485" calcext:value-type="float">
            <text:p>0.016485</text:p>
          </table:table-cell>
          <table:table-cell office:value-type="float" office:value="0.018128" calcext:value-type="float">
            <text:p>0.018128</text:p>
          </table:table-cell>
          <table:table-cell table:number-columns-repeated="8"/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0.016628" calcext:value-type="float">
            <text:p>0.016628</text:p>
          </table:table-cell>
          <table:table-cell office:value-type="float" office:value="0.018239" calcext:value-type="float">
            <text:p>0.018239</text:p>
          </table:table-cell>
          <table:table-cell table:number-columns-repeated="8"/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0.016666" calcext:value-type="float">
            <text:p>0.016666</text:p>
          </table:table-cell>
          <table:table-cell office:value-type="float" office:value="0.018437" calcext:value-type="float">
            <text:p>0.018437</text:p>
          </table:table-cell>
          <table:table-cell table:number-columns-repeated="8"/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float" office:value="0.016808" calcext:value-type="float">
            <text:p>0.016808</text:p>
          </table:table-cell>
          <table:table-cell office:value-type="float" office:value="0.018552" calcext:value-type="float">
            <text:p>0.018552</text:p>
          </table:table-cell>
          <table:table-cell table:number-columns-repeated="8"/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16833" calcext:value-type="float">
            <text:p>0.016833</text:p>
          </table:table-cell>
          <table:table-cell office:value-type="float" office:value="0.018747" calcext:value-type="float">
            <text:p>0.018747</text:p>
          </table:table-cell>
          <table:table-cell table:number-columns-repeated="8"/>
        </table:table-row>
        <table:table-row table:style-name="ro1">
          <table:table-cell office:value-type="float" office:value="37200" calcext:value-type="float">
            <text:p>37200</text:p>
          </table:table-cell>
          <table:table-cell office:value-type="float" office:value="0.017036" calcext:value-type="float">
            <text:p>0.017036</text:p>
          </table:table-cell>
          <table:table-cell office:value-type="float" office:value="0.018753" calcext:value-type="float">
            <text:p>0.018753</text:p>
          </table:table-cell>
          <table:table-cell table:number-columns-repeated="8"/>
        </table:table-row>
        <table:table-row table:style-name="ro1">
          <table:table-cell office:value-type="float" office:value="37400" calcext:value-type="float">
            <text:p>37400</text:p>
          </table:table-cell>
          <table:table-cell office:value-type="float" office:value="0.017069" calcext:value-type="float">
            <text:p>0.017069</text:p>
          </table:table-cell>
          <table:table-cell office:value-type="float" office:value="0.018932" calcext:value-type="float">
            <text:p>0.018932</text:p>
          </table:table-cell>
          <table:table-cell table:number-columns-repeated="8"/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0.017214" calcext:value-type="float">
            <text:p>0.017214</text:p>
          </table:table-cell>
          <table:table-cell office:value-type="float" office:value="0.018843" calcext:value-type="float">
            <text:p>0.018843</text:p>
          </table:table-cell>
          <table:table-cell table:number-columns-repeated="8"/>
        </table:table-row>
        <table:table-row table:style-name="ro1">
          <table:table-cell office:value-type="float" office:value="37800" calcext:value-type="float">
            <text:p>37800</text:p>
          </table:table-cell>
          <table:table-cell office:value-type="float" office:value="0.017236" calcext:value-type="float">
            <text:p>0.017236</text:p>
          </table:table-cell>
          <table:table-cell office:value-type="float" office:value="0.01908" calcext:value-type="float">
            <text:p>0.01908</text:p>
          </table:table-cell>
          <table:table-cell table:number-columns-repeated="8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17386" calcext:value-type="float">
            <text:p>0.017386</text:p>
          </table:table-cell>
          <table:table-cell office:value-type="float" office:value="0.019169" calcext:value-type="float">
            <text:p>0.019169</text:p>
          </table:table-cell>
          <table:table-cell table:number-columns-repeated="8"/>
        </table:table-row>
        <table:table-row table:style-name="ro1">
          <table:table-cell office:value-type="float" office:value="38200" calcext:value-type="float">
            <text:p>38200</text:p>
          </table:table-cell>
          <table:table-cell office:value-type="float" office:value="0.017428" calcext:value-type="float">
            <text:p>0.017428</text:p>
          </table:table-cell>
          <table:table-cell office:value-type="float" office:value="0.019308" calcext:value-type="float">
            <text:p>0.019308</text:p>
          </table:table-cell>
          <table:table-cell table:number-columns-repeated="8"/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194" calcext:value-type="float">
            <text:p>0.0194</text:p>
          </table:table-cell>
          <table:table-cell table:number-columns-repeated="8"/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0.017731" calcext:value-type="float">
            <text:p>0.017731</text:p>
          </table:table-cell>
          <table:table-cell office:value-type="float" office:value="0.019527" calcext:value-type="float">
            <text:p>0.019527</text:p>
          </table:table-cell>
          <table:table-cell table:number-columns-repeated="8"/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0.01779" calcext:value-type="float">
            <text:p>0.01779</text:p>
          </table:table-cell>
          <table:table-cell office:value-type="float" office:value="0.019674" calcext:value-type="float">
            <text:p>0.019674</text:p>
          </table:table-cell>
          <table:table-cell table:number-columns-repeated="8"/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17941" calcext:value-type="float">
            <text:p>0.017941</text:p>
          </table:table-cell>
          <table:table-cell office:value-type="float" office:value="0.01983" calcext:value-type="float">
            <text:p>0.01983</text:p>
          </table:table-cell>
          <table:table-cell table:number-columns-repeated="8"/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0.017998" calcext:value-type="float">
            <text:p>0.017998</text:p>
          </table:table-cell>
          <table:table-cell office:value-type="float" office:value="0.019961" calcext:value-type="float">
            <text:p>0.019961</text:p>
          </table:table-cell>
          <table:table-cell table:number-columns-repeated="8"/>
        </table:table-row>
        <table:table-row table:style-name="ro1">
          <table:table-cell office:value-type="float" office:value="39400" calcext:value-type="float">
            <text:p>39400</text:p>
          </table:table-cell>
          <table:table-cell office:value-type="float" office:value="0.018141" calcext:value-type="float">
            <text:p>0.018141</text:p>
          </table:table-cell>
          <table:table-cell office:value-type="float" office:value="0.020179" calcext:value-type="float">
            <text:p>0.020179</text:p>
          </table:table-cell>
          <table:table-cell table:number-columns-repeated="8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0.018211" calcext:value-type="float">
            <text:p>0.018211</text:p>
          </table:table-cell>
          <table:table-cell office:value-type="float" office:value="0.020444" calcext:value-type="float">
            <text:p>0.020444</text:p>
          </table:table-cell>
          <table:table-cell table:number-columns-repeated="8"/>
        </table:table-row>
        <table:table-row table:style-name="ro1">
          <table:table-cell office:value-type="float" office:value="39800" calcext:value-type="float">
            <text:p>39800</text:p>
          </table:table-cell>
          <table:table-cell office:value-type="float" office:value="0.018331" calcext:value-type="float">
            <text:p>0.018331</text:p>
          </table:table-cell>
          <table:table-cell office:value-type="float" office:value="0.020509" calcext:value-type="float">
            <text:p>0.020509</text:p>
          </table:table-cell>
          <table:table-cell table:number-columns-repeated="8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18425" calcext:value-type="float">
            <text:p>0.018425</text:p>
          </table:table-cell>
          <table:table-cell office:value-type="float" office:value="0.020747" calcext:value-type="float">
            <text:p>0.020747</text:p>
          </table:table-cell>
          <table:table-cell table:number-columns-repeated="8"/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0.018408" calcext:value-type="float">
            <text:p>0.018408</text:p>
          </table:table-cell>
          <table:table-cell office:value-type="float" office:value="0.020866" calcext:value-type="float">
            <text:p>0.020866</text:p>
          </table:table-cell>
          <table:table-cell table:number-columns-repeated="8"/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0.018639" calcext:value-type="float">
            <text:p>0.018639</text:p>
          </table:table-cell>
          <table:table-cell office:value-type="float" office:value="0.020884" calcext:value-type="float">
            <text:p>0.020884</text:p>
          </table:table-cell>
          <table:table-cell table:number-columns-repeated="8"/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0.018703" calcext:value-type="float">
            <text:p>0.018703</text:p>
          </table:table-cell>
          <table:table-cell office:value-type="float" office:value="0.021082" calcext:value-type="float">
            <text:p>0.021082</text:p>
          </table:table-cell>
          <table:table-cell table:number-columns-repeated="8"/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0.018807" calcext:value-type="float">
            <text:p>0.018807</text:p>
          </table:table-cell>
          <table:table-cell office:value-type="float" office:value="0.021209" calcext:value-type="float">
            <text:p>0.021209</text:p>
          </table:table-cell>
          <table:table-cell table:number-columns-repeated="8"/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18887" calcext:value-type="float">
            <text:p>0.018887</text:p>
          </table:table-cell>
          <table:table-cell office:value-type="float" office:value="0.021151" calcext:value-type="float">
            <text:p>0.021151</text:p>
          </table:table-cell>
          <table:table-cell table:number-columns-repeated="8"/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0.018986" calcext:value-type="float">
            <text:p>0.018986</text:p>
          </table:table-cell>
          <table:table-cell office:value-type="float" office:value="0.021408" calcext:value-type="float">
            <text:p>0.021408</text:p>
          </table:table-cell>
          <table:table-cell table:number-columns-repeated="8"/>
        </table:table-row>
        <table:table-row table:style-name="ro1">
          <table:table-cell office:value-type="float" office:value="41400" calcext:value-type="float">
            <text:p>41400</text:p>
          </table:table-cell>
          <table:table-cell office:value-type="float" office:value="0.019076" calcext:value-type="float">
            <text:p>0.019076</text:p>
          </table:table-cell>
          <table:table-cell office:value-type="float" office:value="0.021432" calcext:value-type="float">
            <text:p>0.021432</text:p>
          </table:table-cell>
          <table:table-cell table:number-columns-repeated="8"/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0.019062" calcext:value-type="float">
            <text:p>0.019062</text:p>
          </table:table-cell>
          <table:table-cell office:value-type="float" office:value="0.021513" calcext:value-type="float">
            <text:p>0.021513</text:p>
          </table:table-cell>
          <table:table-cell table:number-columns-repeated="8"/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float" office:value="0.019248" calcext:value-type="float">
            <text:p>0.019248</text:p>
          </table:table-cell>
          <table:table-cell office:value-type="float" office:value="0.021688" calcext:value-type="float">
            <text:p>0.021688</text:p>
          </table:table-cell>
          <table:table-cell table:number-columns-repeated="8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19311" calcext:value-type="float">
            <text:p>0.019311</text:p>
          </table:table-cell>
          <table:table-cell office:value-type="float" office:value="0.021811" calcext:value-type="float">
            <text:p>0.021811</text:p>
          </table:table-cell>
          <table:table-cell table:number-columns-repeated="8"/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0.019446" calcext:value-type="float">
            <text:p>0.019446</text:p>
          </table:table-cell>
          <table:table-cell office:value-type="float" office:value="0.021846" calcext:value-type="float">
            <text:p>0.021846</text:p>
          </table:table-cell>
          <table:table-cell table:number-columns-repeated="8"/>
        </table:table-row>
        <table:table-row table:style-name="ro1">
          <table:table-cell office:value-type="float" office:value="42400" calcext:value-type="float">
            <text:p>42400</text:p>
          </table:table-cell>
          <table:table-cell office:value-type="float" office:value="0.019549" calcext:value-type="float">
            <text:p>0.019549</text:p>
          </table:table-cell>
          <table:table-cell office:value-type="float" office:value="0.021966" calcext:value-type="float">
            <text:p>0.021966</text:p>
          </table:table-cell>
          <table:table-cell table:number-columns-repeated="8"/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22052" calcext:value-type="float">
            <text:p>0.022052</text:p>
          </table:table-cell>
          <table:table-cell table:number-columns-repeated="8"/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float" office:value="0.019702" calcext:value-type="float">
            <text:p>0.019702</text:p>
          </table:table-cell>
          <table:table-cell office:value-type="float" office:value="0.02203" calcext:value-type="float">
            <text:p>0.02203</text:p>
          </table:table-cell>
          <table:table-cell table:number-columns-repeated="8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19778" calcext:value-type="float">
            <text:p>0.019778</text:p>
          </table:table-cell>
          <table:table-cell office:value-type="float" office:value="0.022228" calcext:value-type="float">
            <text:p>0.022228</text:p>
          </table:table-cell>
          <table:table-cell table:number-columns-repeated="8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0.019851" calcext:value-type="float">
            <text:p>0.019851</text:p>
          </table:table-cell>
          <table:table-cell office:value-type="float" office:value="0.022334" calcext:value-type="float">
            <text:p>0.022334</text:p>
          </table:table-cell>
          <table:table-cell table:number-columns-repeated="8"/>
        </table:table-row>
        <table:table-row table:style-name="ro1">
          <table:table-cell office:value-type="float" office:value="43400" calcext:value-type="float">
            <text:p>43400</text:p>
          </table:table-cell>
          <table:table-cell office:value-type="float" office:value="0.019983" calcext:value-type="float">
            <text:p>0.019983</text:p>
          </table:table-cell>
          <table:table-cell office:value-type="float" office:value="0.022277" calcext:value-type="float">
            <text:p>0.022277</text:p>
          </table:table-cell>
          <table:table-cell table:number-columns-repeated="8"/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0.02002" calcext:value-type="float">
            <text:p>0.02002</text:p>
          </table:table-cell>
          <table:table-cell office:value-type="float" office:value="0.022528" calcext:value-type="float">
            <text:p>0.022528</text:p>
          </table:table-cell>
          <table:table-cell table:number-columns-repeated="8"/>
        </table:table-row>
        <table:table-row table:style-name="ro1">
          <table:table-cell office:value-type="float" office:value="43800" calcext:value-type="float">
            <text:p>43800</text:p>
          </table:table-cell>
          <table:table-cell office:value-type="float" office:value="0.020216" calcext:value-type="float">
            <text:p>0.020216</text:p>
          </table:table-cell>
          <table:table-cell office:value-type="float" office:value="0.022565" calcext:value-type="float">
            <text:p>0.022565</text:p>
          </table:table-cell>
          <table:table-cell table:number-columns-repeated="8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2029" calcext:value-type="float">
            <text:p>0.02029</text:p>
          </table:table-cell>
          <table:table-cell office:value-type="float" office:value="0.02265" calcext:value-type="float">
            <text:p>0.02265</text:p>
          </table:table-cell>
          <table:table-cell table:number-columns-repeated="8"/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float" office:value="0.020313" calcext:value-type="float">
            <text:p>0.020313</text:p>
          </table:table-cell>
          <table:table-cell office:value-type="float" office:value="0.022668" calcext:value-type="float">
            <text:p>0.022668</text:p>
          </table:table-cell>
          <table:table-cell table:number-columns-repeated="8"/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float" office:value="0.020463" calcext:value-type="float">
            <text:p>0.020463</text:p>
          </table:table-cell>
          <table:table-cell office:value-type="float" office:value="0.022897" calcext:value-type="float">
            <text:p>0.022897</text:p>
          </table:table-cell>
          <table:table-cell table:number-columns-repeated="8"/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0.020542" calcext:value-type="float">
            <text:p>0.020542</text:p>
          </table:table-cell>
          <table:table-cell office:value-type="float" office:value="0.022904" calcext:value-type="float">
            <text:p>0.022904</text:p>
          </table:table-cell>
          <table:table-cell table:number-columns-repeated="8"/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0.020568" calcext:value-type="float">
            <text:p>0.020568</text:p>
          </table:table-cell>
          <table:table-cell office:value-type="float" office:value="0.022902" calcext:value-type="float">
            <text:p>0.022902</text:p>
          </table:table-cell>
          <table:table-cell table:number-columns-repeated="8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20737" calcext:value-type="float">
            <text:p>0.020737</text:p>
          </table:table-cell>
          <table:table-cell office:value-type="float" office:value="0.023141" calcext:value-type="float">
            <text:p>0.023141</text:p>
          </table:table-cell>
          <table:table-cell table:number-columns-repeated="8"/>
        </table:table-row>
        <table:table-row table:style-name="ro1">
          <table:table-cell office:value-type="float" office:value="45200" calcext:value-type="float">
            <text:p>45200</text:p>
          </table:table-cell>
          <table:table-cell office:value-type="float" office:value="0.020809" calcext:value-type="float">
            <text:p>0.020809</text:p>
          </table:table-cell>
          <table:table-cell office:value-type="float" office:value="0.023271" calcext:value-type="float">
            <text:p>0.023271</text:p>
          </table:table-cell>
          <table:table-cell table:number-columns-repeated="8"/>
        </table:table-row>
        <table:table-row table:style-name="ro1">
          <table:table-cell office:value-type="float" office:value="45400" calcext:value-type="float">
            <text:p>45400</text:p>
          </table:table-cell>
          <table:table-cell office:value-type="float" office:value="0.020943" calcext:value-type="float">
            <text:p>0.020943</text:p>
          </table:table-cell>
          <table:table-cell office:value-type="float" office:value="0.023303" calcext:value-type="float">
            <text:p>0.023303</text:p>
          </table:table-cell>
          <table:table-cell table:number-columns-repeated="8"/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0.02104" calcext:value-type="float">
            <text:p>0.02104</text:p>
          </table:table-cell>
          <table:table-cell office:value-type="float" office:value="0.023331" calcext:value-type="float">
            <text:p>0.023331</text:p>
          </table:table-cell>
          <table:table-cell table:number-columns-repeated="8"/>
        </table:table-row>
        <table:table-row table:style-name="ro1">
          <table:table-cell office:value-type="float" office:value="45800" calcext:value-type="float">
            <text:p>45800</text:p>
          </table:table-cell>
          <table:table-cell office:value-type="float" office:value="0.021034" calcext:value-type="float">
            <text:p>0.021034</text:p>
          </table:table-cell>
          <table:table-cell office:value-type="float" office:value="0.023519" calcext:value-type="float">
            <text:p>0.023519</text:p>
          </table:table-cell>
          <table:table-cell table:number-columns-repeated="8"/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21225" calcext:value-type="float">
            <text:p>0.021225</text:p>
          </table:table-cell>
          <table:table-cell office:value-type="float" office:value="0.023646" calcext:value-type="float">
            <text:p>0.023646</text:p>
          </table:table-cell>
          <table:table-cell table:number-columns-repeated="8"/>
        </table:table-row>
        <table:table-row table:style-name="ro1">
          <table:table-cell office:value-type="float" office:value="46200" calcext:value-type="float">
            <text:p>46200</text:p>
          </table:table-cell>
          <table:table-cell office:value-type="float" office:value="0.021302" calcext:value-type="float">
            <text:p>0.021302</text:p>
          </table:table-cell>
          <table:table-cell office:value-type="float" office:value="0.023674" calcext:value-type="float">
            <text:p>0.023674</text:p>
          </table:table-cell>
          <table:table-cell table:number-columns-repeated="8"/>
        </table:table-row>
        <table:table-row table:style-name="ro1">
          <table:table-cell office:value-type="float" office:value="46400" calcext:value-type="float">
            <text:p>46400</text:p>
          </table:table-cell>
          <table:table-cell office:value-type="float" office:value="0.021336" calcext:value-type="float">
            <text:p>0.021336</text:p>
          </table:table-cell>
          <table:table-cell office:value-type="float" office:value="0.023837" calcext:value-type="float">
            <text:p>0.023837</text:p>
          </table:table-cell>
          <table:table-cell table:number-columns-repeated="8"/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0.021487" calcext:value-type="float">
            <text:p>0.021487</text:p>
          </table:table-cell>
          <table:table-cell office:value-type="float" office:value="0.023907" calcext:value-type="float">
            <text:p>0.023907</text:p>
          </table:table-cell>
          <table:table-cell table:number-columns-repeated="8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0.021609" calcext:value-type="float">
            <text:p>0.021609</text:p>
          </table:table-cell>
          <table:table-cell office:value-type="float" office:value="0.024036" calcext:value-type="float">
            <text:p>0.024036</text:p>
          </table:table-cell>
          <table:table-cell table:number-columns-repeated="8"/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21611" calcext:value-type="float">
            <text:p>0.021611</text:p>
          </table:table-cell>
          <table:table-cell office:value-type="float" office:value="0.024051" calcext:value-type="float">
            <text:p>0.024051</text:p>
          </table:table-cell>
          <table:table-cell table:number-columns-repeated="8"/>
        </table:table-row>
        <table:table-row table:style-name="ro1">
          <table:table-cell office:value-type="float" office:value="47200" calcext:value-type="float">
            <text:p>47200</text:p>
          </table:table-cell>
          <table:table-cell office:value-type="float" office:value="0.021798" calcext:value-type="float">
            <text:p>0.021798</text:p>
          </table:table-cell>
          <table:table-cell office:value-type="float" office:value="0.024232" calcext:value-type="float">
            <text:p>0.024232</text:p>
          </table:table-cell>
          <table:table-cell table:number-columns-repeated="8"/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float" office:value="0.021904" calcext:value-type="float">
            <text:p>0.021904</text:p>
          </table:table-cell>
          <table:table-cell office:value-type="float" office:value="0.024318" calcext:value-type="float">
            <text:p>0.024318</text:p>
          </table:table-cell>
          <table:table-cell table:number-columns-repeated="8"/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0.021883" calcext:value-type="float">
            <text:p>0.021883</text:p>
          </table:table-cell>
          <table:table-cell office:value-type="float" office:value="0.024364" calcext:value-type="float">
            <text:p>0.024364</text:p>
          </table:table-cell>
          <table:table-cell table:number-columns-repeated="8"/>
        </table:table-row>
        <table:table-row table:style-name="ro1">
          <table:table-cell office:value-type="float" office:value="47800" calcext:value-type="float">
            <text:p>47800</text:p>
          </table:table-cell>
          <table:table-cell office:value-type="float" office:value="0.022042" calcext:value-type="float">
            <text:p>0.022042</text:p>
          </table:table-cell>
          <table:table-cell office:value-type="float" office:value="0.024449" calcext:value-type="float">
            <text:p>0.024449</text:p>
          </table:table-cell>
          <table:table-cell table:number-columns-repeated="8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22163" calcext:value-type="float">
            <text:p>0.022163</text:p>
          </table:table-cell>
          <table:table-cell office:value-type="float" office:value="0.024577" calcext:value-type="float">
            <text:p>0.024577</text:p>
          </table:table-cell>
          <table:table-cell table:number-columns-repeated="8"/>
        </table:table-row>
        <table:table-row table:style-name="ro1">
          <table:table-cell office:value-type="float" office:value="48200" calcext:value-type="float">
            <text:p>48200</text:p>
          </table:table-cell>
          <table:table-cell office:value-type="float" office:value="0.022217" calcext:value-type="float">
            <text:p>0.022217</text:p>
          </table:table-cell>
          <table:table-cell office:value-type="float" office:value="0.024649" calcext:value-type="float">
            <text:p>0.024649</text:p>
          </table:table-cell>
          <table:table-cell table:number-columns-repeated="8"/>
        </table:table-row>
        <table:table-row table:style-name="ro1">
          <table:table-cell office:value-type="float" office:value="48400" calcext:value-type="float">
            <text:p>48400</text:p>
          </table:table-cell>
          <table:table-cell office:value-type="float" office:value="0.022309" calcext:value-type="float">
            <text:p>0.022309</text:p>
          </table:table-cell>
          <table:table-cell office:value-type="float" office:value="0.024807" calcext:value-type="float">
            <text:p>0.024807</text:p>
          </table:table-cell>
          <table:table-cell table:number-columns-repeated="8"/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0.022428" calcext:value-type="float">
            <text:p>0.022428</text:p>
          </table:table-cell>
          <table:table-cell office:value-type="float" office:value="0.024853" calcext:value-type="float">
            <text:p>0.024853</text:p>
          </table:table-cell>
          <table:table-cell table:number-columns-repeated="8"/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float" office:value="0.022533" calcext:value-type="float">
            <text:p>0.022533</text:p>
          </table:table-cell>
          <table:table-cell office:value-type="float" office:value="0.024886" calcext:value-type="float">
            <text:p>0.024886</text:p>
          </table:table-cell>
          <table:table-cell table:number-columns-repeated="8"/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22565" calcext:value-type="float">
            <text:p>0.022565</text:p>
          </table:table-cell>
          <table:table-cell office:value-type="float" office:value="0.025036" calcext:value-type="float">
            <text:p>0.025036</text:p>
          </table:table-cell>
          <table:table-cell table:number-columns-repeated="8"/>
        </table:table-row>
        <table:table-row table:style-name="ro1">
          <table:table-cell office:value-type="float" office:value="49200" calcext:value-type="float">
            <text:p>49200</text:p>
          </table:table-cell>
          <table:table-cell office:value-type="float" office:value="0.02271" calcext:value-type="float">
            <text:p>0.02271</text:p>
          </table:table-cell>
          <table:table-cell office:value-type="float" office:value="0.025104" calcext:value-type="float">
            <text:p>0.025104</text:p>
          </table:table-cell>
          <table:table-cell table:number-columns-repeated="8"/>
        </table:table-row>
        <table:table-row table:style-name="ro1">
          <table:table-cell office:value-type="float" office:value="49400" calcext:value-type="float">
            <text:p>49400</text:p>
          </table:table-cell>
          <table:table-cell office:value-type="float" office:value="0.022774" calcext:value-type="float">
            <text:p>0.022774</text:p>
          </table:table-cell>
          <table:table-cell office:value-type="float" office:value="0.025178" calcext:value-type="float">
            <text:p>0.025178</text:p>
          </table:table-cell>
          <table:table-cell table:number-columns-repeated="8"/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0.022807" calcext:value-type="float">
            <text:p>0.022807</text:p>
          </table:table-cell>
          <table:table-cell office:value-type="float" office:value="0.02521" calcext:value-type="float">
            <text:p>0.02521</text:p>
          </table:table-cell>
          <table:table-cell table:number-columns-repeated="8"/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0.022941" calcext:value-type="float">
            <text:p>0.022941</text:p>
          </table:table-cell>
          <table:table-cell office:value-type="float" office:value="0.025422" calcext:value-type="float">
            <text:p>0.025422</text:p>
          </table:table-cell>
          <table:table-cell table:number-columns-repeated="8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23073" calcext:value-type="float">
            <text:p>0.023073</text:p>
          </table:table-cell>
          <table:table-cell office:value-type="float" office:value="0.025491" calcext:value-type="float">
            <text:p>0.025491</text:p>
          </table:table-cell>
          <table:table-cell table:number-columns-repeated="8"/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0.023198" calcext:value-type="float">
            <text:p>0.023198</text:p>
          </table:table-cell>
          <table:table-cell office:value-type="float" office:value="0.025592" calcext:value-type="float">
            <text:p>0.025592</text:p>
          </table:table-cell>
          <table:table-cell table:number-columns-repeated="8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0.02319" calcext:value-type="float">
            <text:p>0.02319</text:p>
          </table:table-cell>
          <table:table-cell office:value-type="float" office:value="0.025704" calcext:value-type="float">
            <text:p>0.025704</text:p>
          </table:table-cell>
          <table:table-cell table:number-columns-repeated="8"/>
        </table:table-row>
        <table:table-row table:style-name="ro1">
          <table:table-cell office:value-type="float" office:value="50600" calcext:value-type="float">
            <text:p>50600</text:p>
          </table:table-cell>
          <table:table-cell office:value-type="float" office:value="0.023357" calcext:value-type="float">
            <text:p>0.023357</text:p>
          </table:table-cell>
          <table:table-cell office:value-type="float" office:value="0.025719" calcext:value-type="float">
            <text:p>0.025719</text:p>
          </table:table-cell>
          <table:table-cell table:number-columns-repeated="8"/>
        </table:table-row>
        <table:table-row table:style-name="ro1">
          <table:table-cell office:value-type="float" office:value="50800" calcext:value-type="float">
            <text:p>50800</text:p>
          </table:table-cell>
          <table:table-cell office:value-type="float" office:value="0.023431" calcext:value-type="float">
            <text:p>0.023431</text:p>
          </table:table-cell>
          <table:table-cell office:value-type="float" office:value="0.025913" calcext:value-type="float">
            <text:p>0.025913</text:p>
          </table:table-cell>
          <table:table-cell table:number-columns-repeated="8"/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5971" calcext:value-type="float">
            <text:p>0.025971</text:p>
          </table:table-cell>
          <table:table-cell table:number-columns-repeated="8"/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0.023603" calcext:value-type="float">
            <text:p>0.023603</text:p>
          </table:table-cell>
          <table:table-cell office:value-type="float" office:value="0.02604" calcext:value-type="float">
            <text:p>0.02604</text:p>
          </table:table-cell>
          <table:table-cell table:number-columns-repeated="8"/>
        </table:table-row>
        <table:table-row table:style-name="ro1">
          <table:table-cell office:value-type="float" office:value="51400" calcext:value-type="float">
            <text:p>51400</text:p>
          </table:table-cell>
          <table:table-cell office:value-type="float" office:value="0.023734" calcext:value-type="float">
            <text:p>0.023734</text:p>
          </table:table-cell>
          <table:table-cell office:value-type="float" office:value="0.026124" calcext:value-type="float">
            <text:p>0.026124</text:p>
          </table:table-cell>
          <table:table-cell table:number-columns-repeated="8"/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0.023816" calcext:value-type="float">
            <text:p>0.023816</text:p>
          </table:table-cell>
          <table:table-cell office:value-type="float" office:value="0.026272" calcext:value-type="float">
            <text:p>0.026272</text:p>
          </table:table-cell>
          <table:table-cell table:number-columns-repeated="8"/>
        </table:table-row>
        <table:table-row table:style-name="ro1">
          <table:table-cell office:value-type="float" office:value="51800" calcext:value-type="float">
            <text:p>51800</text:p>
          </table:table-cell>
          <table:table-cell office:value-type="float" office:value="0.023849" calcext:value-type="float">
            <text:p>0.023849</text:p>
          </table:table-cell>
          <table:table-cell office:value-type="float" office:value="0.026276" calcext:value-type="float">
            <text:p>0.026276</text:p>
          </table:table-cell>
          <table:table-cell table:number-columns-repeated="8"/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2401" calcext:value-type="float">
            <text:p>0.02401</text:p>
          </table:table-cell>
          <table:table-cell office:value-type="float" office:value="0.026446" calcext:value-type="float">
            <text:p>0.026446</text:p>
          </table:table-cell>
          <table:table-cell table:number-columns-repeated="8"/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float" office:value="0.024085" calcext:value-type="float">
            <text:p>0.024085</text:p>
          </table:table-cell>
          <table:table-cell office:value-type="float" office:value="0.026499" calcext:value-type="float">
            <text:p>0.026499</text:p>
          </table:table-cell>
          <table:table-cell table:number-columns-repeated="8"/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float" office:value="0.024205" calcext:value-type="float">
            <text:p>0.024205</text:p>
          </table:table-cell>
          <table:table-cell office:value-type="float" office:value="0.026698" calcext:value-type="float">
            <text:p>0.026698</text:p>
          </table:table-cell>
          <table:table-cell table:number-columns-repeated="8"/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0.02421" calcext:value-type="float">
            <text:p>0.02421</text:p>
          </table:table-cell>
          <table:table-cell office:value-type="float" office:value="0.026916" calcext:value-type="float">
            <text:p>0.026916</text:p>
          </table:table-cell>
          <table:table-cell table:number-columns-repeated="8"/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0.024335" calcext:value-type="float">
            <text:p>0.024335</text:p>
          </table:table-cell>
          <table:table-cell office:value-type="float" office:value="0.027083" calcext:value-type="float">
            <text:p>0.027083</text:p>
          </table:table-cell>
          <table:table-cell table:number-columns-repeated="8"/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24442" calcext:value-type="float">
            <text:p>0.024442</text:p>
          </table:table-cell>
          <table:table-cell office:value-type="float" office:value="0.027203" calcext:value-type="float">
            <text:p>0.027203</text:p>
          </table:table-cell>
          <table:table-cell table:number-columns-repeated="8"/>
        </table:table-row>
        <table:table-row table:style-name="ro1">
          <table:table-cell office:value-type="float" office:value="53200" calcext:value-type="float">
            <text:p>53200</text:p>
          </table:table-cell>
          <table:table-cell office:value-type="float" office:value="0.024549" calcext:value-type="float">
            <text:p>0.024549</text:p>
          </table:table-cell>
          <table:table-cell office:value-type="float" office:value="0.027641" calcext:value-type="float">
            <text:p>0.027641</text:p>
          </table:table-cell>
          <table:table-cell table:number-columns-repeated="8"/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float" office:value="0.024626" calcext:value-type="float">
            <text:p>0.024626</text:p>
          </table:table-cell>
          <table:table-cell office:value-type="float" office:value="0.027935" calcext:value-type="float">
            <text:p>0.027935</text:p>
          </table:table-cell>
          <table:table-cell table:number-columns-repeated="8"/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0.024747" calcext:value-type="float">
            <text:p>0.024747</text:p>
          </table:table-cell>
          <table:table-cell office:value-type="float" office:value="0.028158" calcext:value-type="float">
            <text:p>0.028158</text:p>
          </table:table-cell>
          <table:table-cell table:number-columns-repeated="8"/>
        </table:table-row>
        <table:table-row table:style-name="ro1">
          <table:table-cell office:value-type="float" office:value="53800" calcext:value-type="float">
            <text:p>53800</text:p>
          </table:table-cell>
          <table:table-cell office:value-type="float" office:value="0.024902" calcext:value-type="float">
            <text:p>0.024902</text:p>
          </table:table-cell>
          <table:table-cell office:value-type="float" office:value="0.028391" calcext:value-type="float">
            <text:p>0.028391</text:p>
          </table:table-cell>
          <table:table-cell table:number-columns-repeated="8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24889" calcext:value-type="float">
            <text:p>0.024889</text:p>
          </table:table-cell>
          <table:table-cell office:value-type="float" office:value="0.028709" calcext:value-type="float">
            <text:p>0.028709</text:p>
          </table:table-cell>
          <table:table-cell table:number-columns-repeated="8"/>
        </table:table-row>
        <table:table-row table:style-name="ro1">
          <table:table-cell office:value-type="float" office:value="54200" calcext:value-type="float">
            <text:p>54200</text:p>
          </table:table-cell>
          <table:table-cell office:value-type="float" office:value="0.025053" calcext:value-type="float">
            <text:p>0.025053</text:p>
          </table:table-cell>
          <table:table-cell office:value-type="float" office:value="0.028944" calcext:value-type="float">
            <text:p>0.028944</text:p>
          </table:table-cell>
          <table:table-cell table:number-columns-repeated="8"/>
        </table:table-row>
        <table:table-row table:style-name="ro1">
          <table:table-cell office:value-type="float" office:value="54400" calcext:value-type="float">
            <text:p>54400</text:p>
          </table:table-cell>
          <table:table-cell office:value-type="float" office:value="0.025059" calcext:value-type="float">
            <text:p>0.025059</text:p>
          </table:table-cell>
          <table:table-cell office:value-type="float" office:value="0.029098" calcext:value-type="float">
            <text:p>0.029098</text:p>
          </table:table-cell>
          <table:table-cell table:number-columns-repeated="8"/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0.025192" calcext:value-type="float">
            <text:p>0.025192</text:p>
          </table:table-cell>
          <table:table-cell office:value-type="float" office:value="0.029414" calcext:value-type="float">
            <text:p>0.029414</text:p>
          </table:table-cell>
          <table:table-cell table:number-columns-repeated="8"/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0.02533" calcext:value-type="float">
            <text:p>0.02533</text:p>
          </table:table-cell>
          <table:table-cell office:value-type="float" office:value="0.029675" calcext:value-type="float">
            <text:p>0.029675</text:p>
          </table:table-cell>
          <table:table-cell table:number-columns-repeated="8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25399" calcext:value-type="float">
            <text:p>0.025399</text:p>
          </table:table-cell>
          <table:table-cell office:value-type="float" office:value="0.030017" calcext:value-type="float">
            <text:p>0.030017</text:p>
          </table:table-cell>
          <table:table-cell table:number-columns-repeated="8"/>
        </table:table-row>
        <table:table-row table:style-name="ro1">
          <table:table-cell office:value-type="float" office:value="55200" calcext:value-type="float">
            <text:p>55200</text:p>
          </table:table-cell>
          <table:table-cell office:value-type="float" office:value="0.025489" calcext:value-type="float">
            <text:p>0.025489</text:p>
          </table:table-cell>
          <table:table-cell office:value-type="float" office:value="0.03033" calcext:value-type="float">
            <text:p>0.03033</text:p>
          </table:table-cell>
          <table:table-cell table:number-columns-repeated="8"/>
        </table:table-row>
        <table:table-row table:style-name="ro1">
          <table:table-cell office:value-type="float" office:value="55400" calcext:value-type="float">
            <text:p>55400</text:p>
          </table:table-cell>
          <table:table-cell office:value-type="float" office:value="0.025533" calcext:value-type="float">
            <text:p>0.025533</text:p>
          </table:table-cell>
          <table:table-cell office:value-type="float" office:value="0.030708" calcext:value-type="float">
            <text:p>0.030708</text:p>
          </table:table-cell>
          <table:table-cell table:number-columns-repeated="8"/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0.025743" calcext:value-type="float">
            <text:p>0.025743</text:p>
          </table:table-cell>
          <table:table-cell office:value-type="float" office:value="0.031006" calcext:value-type="float">
            <text:p>0.031006</text:p>
          </table:table-cell>
          <table:table-cell table:number-columns-repeated="8"/>
        </table:table-row>
        <table:table-row table:style-name="ro1">
          <table:table-cell office:value-type="float" office:value="55800" calcext:value-type="float">
            <text:p>55800</text:p>
          </table:table-cell>
          <table:table-cell office:value-type="float" office:value="0.025791" calcext:value-type="float">
            <text:p>0.025791</text:p>
          </table:table-cell>
          <table:table-cell office:value-type="float" office:value="0.03128" calcext:value-type="float">
            <text:p>0.03128</text:p>
          </table:table-cell>
          <table:table-cell table:number-columns-repeated="8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2592" calcext:value-type="float">
            <text:p>0.02592</text:p>
          </table:table-cell>
          <table:table-cell office:value-type="float" office:value="0.03146" calcext:value-type="float">
            <text:p>0.03146</text:p>
          </table:table-cell>
          <table:table-cell table:number-columns-repeated="8"/>
        </table:table-row>
        <table:table-row table:style-name="ro1">
          <table:table-cell office:value-type="float" office:value="56200" calcext:value-type="float">
            <text:p>56200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031685" calcext:value-type="float">
            <text:p>0.031685</text:p>
          </table:table-cell>
          <table:table-cell table:number-columns-repeated="8"/>
        </table:table-row>
        <table:table-row table:style-name="ro1">
          <table:table-cell office:value-type="float" office:value="56400" calcext:value-type="float">
            <text:p>56400</text:p>
          </table:table-cell>
          <table:table-cell office:value-type="float" office:value="0.026023" calcext:value-type="float">
            <text:p>0.026023</text:p>
          </table:table-cell>
          <table:table-cell office:value-type="float" office:value="0.031893" calcext:value-type="float">
            <text:p>0.031893</text:p>
          </table:table-cell>
          <table:table-cell table:number-columns-repeated="8"/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0.026182" calcext:value-type="float">
            <text:p>0.026182</text:p>
          </table:table-cell>
          <table:table-cell office:value-type="float" office:value="0.03197" calcext:value-type="float">
            <text:p>0.03197</text:p>
          </table:table-cell>
          <table:table-cell table:number-columns-repeated="8"/>
        </table:table-row>
        <table:table-row table:style-name="ro1">
          <table:table-cell office:value-type="float" office:value="56800" calcext:value-type="float">
            <text:p>56800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0.032222" calcext:value-type="float">
            <text:p>0.032222</text:p>
          </table:table-cell>
          <table:table-cell table:number-columns-repeated="8"/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26343" calcext:value-type="float">
            <text:p>0.026343</text:p>
          </table:table-cell>
          <table:table-cell office:value-type="float" office:value="0.032398" calcext:value-type="float">
            <text:p>0.032398</text:p>
          </table:table-cell>
          <table:table-cell table:number-columns-repeated="8"/>
        </table:table-row>
        <table:table-row table:style-name="ro1">
          <table:table-cell office:value-type="float" office:value="57200" calcext:value-type="float">
            <text:p>57200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32517" calcext:value-type="float">
            <text:p>0.032517</text:p>
          </table:table-cell>
          <table:table-cell table:number-columns-repeated="8"/>
        </table:table-row>
        <table:table-row table:style-name="ro1">
          <table:table-cell office:value-type="float" office:value="57400" calcext:value-type="float">
            <text:p>57400</text:p>
          </table:table-cell>
          <table:table-cell office:value-type="float" office:value="0.026507" calcext:value-type="float">
            <text:p>0.026507</text:p>
          </table:table-cell>
          <table:table-cell office:value-type="float" office:value="0.032667" calcext:value-type="float">
            <text:p>0.032667</text:p>
          </table:table-cell>
          <table:table-cell table:number-columns-repeated="8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0.026621" calcext:value-type="float">
            <text:p>0.026621</text:p>
          </table:table-cell>
          <table:table-cell office:value-type="float" office:value="0.032951" calcext:value-type="float">
            <text:p>0.032951</text:p>
          </table:table-cell>
          <table:table-cell table:number-columns-repeated="8"/>
        </table:table-row>
        <table:table-row table:style-name="ro1">
          <table:table-cell office:value-type="float" office:value="57800" calcext:value-type="float">
            <text:p>57800</text:p>
          </table:table-cell>
          <table:table-cell office:value-type="float" office:value="0.026749" calcext:value-type="float">
            <text:p>0.026749</text:p>
          </table:table-cell>
          <table:table-cell office:value-type="float" office:value="0.033199" calcext:value-type="float">
            <text:p>0.033199</text:p>
          </table:table-cell>
          <table:table-cell table:number-columns-repeated="8"/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26847" calcext:value-type="float">
            <text:p>0.026847</text:p>
          </table:table-cell>
          <table:table-cell office:value-type="float" office:value="0.033488" calcext:value-type="float">
            <text:p>0.033488</text:p>
          </table:table-cell>
          <table:table-cell table:number-columns-repeated="8"/>
        </table:table-row>
        <table:table-row table:style-name="ro1">
          <table:table-cell office:value-type="float" office:value="58200" calcext:value-type="float">
            <text:p>58200</text:p>
          </table:table-cell>
          <table:table-cell office:value-type="float" office:value="0.026915" calcext:value-type="float">
            <text:p>0.026915</text:p>
          </table:table-cell>
          <table:table-cell office:value-type="float" office:value="0.033765" calcext:value-type="float">
            <text:p>0.033765</text:p>
          </table:table-cell>
          <table:table-cell table:number-columns-repeated="8"/>
        </table:table-row>
        <table:table-row table:style-name="ro1">
          <table:table-cell office:value-type="float" office:value="58400" calcext:value-type="float">
            <text:p>58400</text:p>
          </table:table-cell>
          <table:table-cell office:value-type="float" office:value="0.027003" calcext:value-type="float">
            <text:p>0.027003</text:p>
          </table:table-cell>
          <table:table-cell office:value-type="float" office:value="0.033985" calcext:value-type="float">
            <text:p>0.033985</text:p>
          </table:table-cell>
          <table:table-cell table:number-columns-repeated="8"/>
        </table:table-row>
        <table:table-row table:style-name="ro1">
          <table:table-cell office:value-type="float" office:value="58600" calcext:value-type="float">
            <text:p>58600</text:p>
          </table:table-cell>
          <table:table-cell office:value-type="float" office:value="0.027066" calcext:value-type="float">
            <text:p>0.027066</text:p>
          </table:table-cell>
          <table:table-cell office:value-type="float" office:value="0.033989" calcext:value-type="float">
            <text:p>0.033989</text:p>
          </table:table-cell>
          <table:table-cell table:number-columns-repeated="8"/>
        </table:table-row>
        <table:table-row table:style-name="ro1">
          <table:table-cell office:value-type="float" office:value="58800" calcext:value-type="float">
            <text:p>58800</text:p>
          </table:table-cell>
          <table:table-cell office:value-type="float" office:value="0.027103" calcext:value-type="float">
            <text:p>0.027103</text:p>
          </table:table-cell>
          <table:table-cell office:value-type="float" office:value="0.034186" calcext:value-type="float">
            <text:p>0.034186</text:p>
          </table:table-cell>
          <table:table-cell table:number-columns-repeated="8"/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0.034407" calcext:value-type="float">
            <text:p>0.034407</text:p>
          </table:table-cell>
          <table:table-cell table:number-columns-repeated="8"/>
        </table:table-row>
        <table:table-row table:style-name="ro1">
          <table:table-cell office:value-type="float" office:value="59200" calcext:value-type="float">
            <text:p>59200</text:p>
          </table:table-cell>
          <table:table-cell office:value-type="float" office:value="0.027392" calcext:value-type="float">
            <text:p>0.027392</text:p>
          </table:table-cell>
          <table:table-cell office:value-type="float" office:value="0.034603" calcext:value-type="float">
            <text:p>0.034603</text:p>
          </table:table-cell>
          <table:table-cell table:number-columns-repeated="8"/>
        </table:table-row>
        <table:table-row table:style-name="ro1">
          <table:table-cell office:value-type="float" office:value="59400" calcext:value-type="float">
            <text:p>59400</text:p>
          </table:table-cell>
          <table:table-cell office:value-type="float" office:value="0.027448" calcext:value-type="float">
            <text:p>0.027448</text:p>
          </table:table-cell>
          <table:table-cell office:value-type="float" office:value="0.034802" calcext:value-type="float">
            <text:p>0.034802</text:p>
          </table:table-cell>
          <table:table-cell table:number-columns-repeated="8"/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0.027582" calcext:value-type="float">
            <text:p>0.027582</text:p>
          </table:table-cell>
          <table:table-cell office:value-type="float" office:value="0.034967" calcext:value-type="float">
            <text:p>0.034967</text:p>
          </table:table-cell>
          <table:table-cell table:number-columns-repeated="8"/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float" office:value="0.027666" calcext:value-type="float">
            <text:p>0.027666</text:p>
          </table:table-cell>
          <table:table-cell office:value-type="float" office:value="0.035082" calcext:value-type="float">
            <text:p>0.035082</text:p>
          </table:table-cell>
          <table:table-cell table:number-columns-repeated="8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35126" calcext:value-type="float">
            <text:p>0.035126</text:p>
          </table:table-cell>
          <table:table-cell table:number-columns-repeated="8"/>
        </table:table-row>
        <table:table-row table:style-name="ro1" table:number-rows-repeated="49">
          <table:table-cell table:number-columns-repeated="1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0.000037" calcext:value-type="float">
            <text:p>0.000037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2893" calcext:value-type="float">
            <text:p>0.002893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0.002005" calcext:value-type="float">
            <text:p>0.002005</text:p>
          </table:table-cell>
          <table:table-cell table:number-columns-repeated="3"/>
          <table:table-cell office:value-type="float" office:value="302000" calcext:value-type="float">
            <text:p>302000</text:p>
          </table:table-cell>
          <table:table-cell office:value-type="float" office:value="0.137521" calcext:value-type="float">
            <text:p>0.137521</text:p>
          </table:table-cell>
          <table:table-cell office:value-type="float" office:value="0.254783" calcext:value-type="float">
            <text:p>0.254783</text:p>
          </table:table-cell>
          <table:table-cell office:value-type="float" office:value="0.285771" calcext:value-type="float">
            <text:p>0.28577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3004" calcext:value-type="float">
            <text:p>0.003004</text:p>
          </table:table-cell>
          <table:table-cell office:value-type="float" office:value="0.002808" calcext:value-type="float">
            <text:p>0.002808</text:p>
          </table:table-cell>
          <table:table-cell office:value-type="float" office:value="0.003433" calcext:value-type="float">
            <text:p>0.003433</text:p>
          </table:table-cell>
          <table:table-cell table:number-columns-repeated="3"/>
          <table:table-cell office:value-type="float" office:value="304000" calcext:value-type="float">
            <text:p>304000</text:p>
          </table:table-cell>
          <table:table-cell office:value-type="float" office:value="0.138476" calcext:value-type="float">
            <text:p>0.138476</text:p>
          </table:table-cell>
          <table:table-cell office:value-type="float" office:value="0.257519" calcext:value-type="float">
            <text:p>0.257519</text:p>
          </table:table-cell>
          <table:table-cell office:value-type="float" office:value="0.287802" calcext:value-type="float">
            <text:p>0.28780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2638" calcext:value-type="float">
            <text:p>0.002638</text:p>
          </table:table-cell>
          <table:table-cell office:value-type="float" office:value="0.002733" calcext:value-type="float">
            <text:p>0.002733</text:p>
          </table:table-cell>
          <table:table-cell office:value-type="float" office:value="0.0029" calcext:value-type="float">
            <text:p>0.0029</text:p>
          </table:table-cell>
          <table:table-cell table:number-columns-repeated="3"/>
          <table:table-cell office:value-type="float" office:value="306000" calcext:value-type="float">
            <text:p>306000</text:p>
          </table:table-cell>
          <table:table-cell office:value-type="float" office:value="0.139382" calcext:value-type="float">
            <text:p>0.139382</text:p>
          </table:table-cell>
          <table:table-cell office:value-type="float" office:value="0.258891" calcext:value-type="float">
            <text:p>0.258891</text:p>
          </table:table-cell>
          <table:table-cell office:value-type="float" office:value="0.28941" calcext:value-type="float">
            <text:p>0.2894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.003835" calcext:value-type="float">
            <text:p>0.003835</text:p>
          </table:table-cell>
          <table:table-cell table:number-columns-repeated="3"/>
          <table:table-cell office:value-type="float" office:value="308000" calcext:value-type="float">
            <text:p>308000</text:p>
          </table:table-cell>
          <table:table-cell office:value-type="float" office:value="0.140348" calcext:value-type="float">
            <text:p>0.140348</text:p>
          </table:table-cell>
          <table:table-cell office:value-type="float" office:value="0.260126" calcext:value-type="float">
            <text:p>0.260126</text:p>
          </table:table-cell>
          <table:table-cell office:value-type="float" office:value="0.291377" calcext:value-type="float">
            <text:p>0.29137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472" calcext:value-type="float">
            <text:p>0.00472</text:p>
          </table:table-cell>
          <table:table-cell office:value-type="float" office:value="0.004812" calcext:value-type="float">
            <text:p>0.004812</text:p>
          </table:table-cell>
          <table:table-cell office:value-type="float" office:value="0.004802" calcext:value-type="float">
            <text:p>0.004802</text:p>
          </table:table-cell>
          <table:table-cell table:number-columns-repeated="3"/>
          <table:table-cell office:value-type="float" office:value="310000" calcext:value-type="float">
            <text:p>310000</text:p>
          </table:table-cell>
          <table:table-cell office:value-type="float" office:value="0.141266" calcext:value-type="float">
            <text:p>0.141266</text:p>
          </table:table-cell>
          <table:table-cell office:value-type="float" office:value="0.261654" calcext:value-type="float">
            <text:p>0.261654</text:p>
          </table:table-cell>
          <table:table-cell office:value-type="float" office:value="0.293521" calcext:value-type="float">
            <text:p>0.29352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05439" calcext:value-type="float">
            <text:p>0.005439</text:p>
          </table:table-cell>
          <table:table-cell office:value-type="float" office:value="0.005698" calcext:value-type="float">
            <text:p>0.005698</text:p>
          </table:table-cell>
          <table:table-cell office:value-type="float" office:value="0.0058" calcext:value-type="float">
            <text:p>0.0058</text:p>
          </table:table-cell>
          <table:table-cell table:number-columns-repeated="3"/>
          <table:table-cell office:value-type="float" office:value="312000" calcext:value-type="float">
            <text:p>312000</text:p>
          </table:table-cell>
          <table:table-cell office:value-type="float" office:value="0.14224" calcext:value-type="float">
            <text:p>0.14224</text:p>
          </table:table-cell>
          <table:table-cell office:value-type="float" office:value="0.264453" calcext:value-type="float">
            <text:p>0.264453</text:p>
          </table:table-cell>
          <table:table-cell office:value-type="float" office:value="0.295252" calcext:value-type="float">
            <text:p>0.29525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06333" calcext:value-type="float">
            <text:p>0.006333</text:p>
          </table:table-cell>
          <table:table-cell office:value-type="float" office:value="0.006709" calcext:value-type="float">
            <text:p>0.006709</text:p>
          </table:table-cell>
          <table:table-cell office:value-type="float" office:value="0.006693" calcext:value-type="float">
            <text:p>0.006693</text:p>
          </table:table-cell>
          <table:table-cell table:number-columns-repeated="3"/>
          <table:table-cell office:value-type="float" office:value="314000" calcext:value-type="float">
            <text:p>314000</text:p>
          </table:table-cell>
          <table:table-cell office:value-type="float" office:value="0.143098" calcext:value-type="float">
            <text:p>0.143098</text:p>
          </table:table-cell>
          <table:table-cell office:value-type="float" office:value="0.266376" calcext:value-type="float">
            <text:p>0.266376</text:p>
          </table:table-cell>
          <table:table-cell office:value-type="float" office:value="0.297586" calcext:value-type="float">
            <text:p>0.29758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07263" calcext:value-type="float">
            <text:p>0.007263</text:p>
          </table:table-cell>
          <table:table-cell office:value-type="float" office:value="0.007562" calcext:value-type="float">
            <text:p>0.007562</text:p>
          </table:table-cell>
          <table:table-cell office:value-type="float" office:value="0.007674" calcext:value-type="float">
            <text:p>0.007674</text:p>
          </table:table-cell>
          <table:table-cell table:number-columns-repeated="3"/>
          <table:table-cell office:value-type="float" office:value="316000" calcext:value-type="float">
            <text:p>316000</text:p>
          </table:table-cell>
          <table:table-cell office:value-type="float" office:value="0.143975" calcext:value-type="float">
            <text:p>0.143975</text:p>
          </table:table-cell>
          <table:table-cell office:value-type="float" office:value="0.267725" calcext:value-type="float">
            <text:p>0.267725</text:p>
          </table:table-cell>
          <table:table-cell office:value-type="float" office:value="0.299283" calcext:value-type="float">
            <text:p>0.29928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8241" calcext:value-type="float">
            <text:p>0.008241</text:p>
          </table:table-cell>
          <table:table-cell office:value-type="float" office:value="0.008536" calcext:value-type="float">
            <text:p>0.008536</text:p>
          </table:table-cell>
          <table:table-cell office:value-type="float" office:value="0.009535" calcext:value-type="float">
            <text:p>0.009535</text:p>
          </table:table-cell>
          <table:table-cell table:number-columns-repeated="3"/>
          <table:table-cell office:value-type="float" office:value="318000" calcext:value-type="float">
            <text:p>318000</text:p>
          </table:table-cell>
          <table:table-cell office:value-type="float" office:value="0.145033" calcext:value-type="float">
            <text:p>0.145033</text:p>
          </table:table-cell>
          <table:table-cell office:value-type="float" office:value="0.269939" calcext:value-type="float">
            <text:p>0.269939</text:p>
          </table:table-cell>
          <table:table-cell office:value-type="float" office:value="0.300872" calcext:value-type="float">
            <text:p>0.30087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09331" calcext:value-type="float">
            <text:p>0.009331</text:p>
          </table:table-cell>
          <table:table-cell office:value-type="float" office:value="0.009464" calcext:value-type="float">
            <text:p>0.009464</text:p>
          </table:table-cell>
          <table:table-cell office:value-type="float" office:value="0.01149" calcext:value-type="float">
            <text:p>0.01149</text:p>
          </table:table-cell>
          <table:table-cell table:number-columns-repeated="3"/>
          <table:table-cell office:value-type="float" office:value="320000" calcext:value-type="float">
            <text:p>320000</text:p>
          </table:table-cell>
          <table:table-cell office:value-type="float" office:value="0.145823" calcext:value-type="float">
            <text:p>0.145823</text:p>
          </table:table-cell>
          <table:table-cell office:value-type="float" office:value="0.269558" calcext:value-type="float">
            <text:p>0.269558</text:p>
          </table:table-cell>
          <table:table-cell office:value-type="float" office:value="0.303061" calcext:value-type="float">
            <text:p>0.30306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10145" calcext:value-type="float">
            <text:p>0.010145</text:p>
          </table:table-cell>
          <table:table-cell office:value-type="float" office:value="0.010425" calcext:value-type="float">
            <text:p>0.010425</text:p>
          </table:table-cell>
          <table:table-cell office:value-type="float" office:value="0.012543" calcext:value-type="float">
            <text:p>0.012543</text:p>
          </table:table-cell>
          <table:table-cell table:number-columns-repeated="3"/>
          <table:table-cell office:value-type="float" office:value="322000" calcext:value-type="float">
            <text:p>322000</text:p>
          </table:table-cell>
          <table:table-cell office:value-type="float" office:value="0.146782" calcext:value-type="float">
            <text:p>0.146782</text:p>
          </table:table-cell>
          <table:table-cell office:value-type="float" office:value="0.270873" calcext:value-type="float">
            <text:p>0.270873</text:p>
          </table:table-cell>
          <table:table-cell office:value-type="float" office:value="0.305081" calcext:value-type="float">
            <text:p>0.30508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11043" calcext:value-type="float">
            <text:p>0.011043</text:p>
          </table:table-cell>
          <table:table-cell office:value-type="float" office:value="0.011304" calcext:value-type="float">
            <text:p>0.011304</text:p>
          </table:table-cell>
          <table:table-cell office:value-type="float" office:value="0.014144" calcext:value-type="float">
            <text:p>0.014144</text:p>
          </table:table-cell>
          <table:table-cell table:number-columns-repeated="3"/>
          <table:table-cell office:value-type="float" office:value="324000" calcext:value-type="float">
            <text:p>324000</text:p>
          </table:table-cell>
          <table:table-cell office:value-type="float" office:value="0.147859" calcext:value-type="float">
            <text:p>0.147859</text:p>
          </table:table-cell>
          <table:table-cell office:value-type="float" office:value="0.273485" calcext:value-type="float">
            <text:p>0.273485</text:p>
          </table:table-cell>
          <table:table-cell office:value-type="float" office:value="0.306658" calcext:value-type="float">
            <text:p>0.30665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12017" calcext:value-type="float">
            <text:p>0.012017</text:p>
          </table:table-cell>
          <table:table-cell office:value-type="float" office:value="0.012248" calcext:value-type="float">
            <text:p>0.012248</text:p>
          </table:table-cell>
          <table:table-cell office:value-type="float" office:value="0.015621" calcext:value-type="float">
            <text:p>0.015621</text:p>
          </table:table-cell>
          <table:table-cell table:number-columns-repeated="3"/>
          <table:table-cell office:value-type="float" office:value="326000" calcext:value-type="float">
            <text:p>326000</text:p>
          </table:table-cell>
          <table:table-cell office:value-type="float" office:value="0.149343" calcext:value-type="float">
            <text:p>0.149343</text:p>
          </table:table-cell>
          <table:table-cell office:value-type="float" office:value="0.275304" calcext:value-type="float">
            <text:p>0.275304</text:p>
          </table:table-cell>
          <table:table-cell office:value-type="float" office:value="0.308778" calcext:value-type="float">
            <text:p>0.30877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13192" calcext:value-type="float">
            <text:p>0.013192</text:p>
          </table:table-cell>
          <table:table-cell office:value-type="float" office:value="0.013247" calcext:value-type="float">
            <text:p>0.013247</text:p>
          </table:table-cell>
          <table:table-cell office:value-type="float" office:value="0.017027" calcext:value-type="float">
            <text:p>0.017027</text:p>
          </table:table-cell>
          <table:table-cell table:number-columns-repeated="3"/>
          <table:table-cell office:value-type="float" office:value="328000" calcext:value-type="float">
            <text:p>328000</text:p>
          </table:table-cell>
          <table:table-cell office:value-type="float" office:value="0.149658" calcext:value-type="float">
            <text:p>0.149658</text:p>
          </table:table-cell>
          <table:table-cell office:value-type="float" office:value="0.27698" calcext:value-type="float">
            <text:p>0.27698</text:p>
          </table:table-cell>
          <table:table-cell office:value-type="float" office:value="0.310619" calcext:value-type="float">
            <text:p>0.310619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13751" calcext:value-type="float">
            <text:p>0.013751</text:p>
          </table:table-cell>
          <table:table-cell office:value-type="float" office:value="0.014094" calcext:value-type="float">
            <text:p>0.014094</text:p>
          </table:table-cell>
          <table:table-cell office:value-type="float" office:value="0.018516" calcext:value-type="float">
            <text:p>0.018516</text:p>
          </table:table-cell>
          <table:table-cell table:number-columns-repeated="3"/>
          <table:table-cell office:value-type="float" office:value="330000" calcext:value-type="float">
            <text:p>330000</text:p>
          </table:table-cell>
          <table:table-cell office:value-type="float" office:value="0.150604" calcext:value-type="float">
            <text:p>0.150604</text:p>
          </table:table-cell>
          <table:table-cell office:value-type="float" office:value="0.278745" calcext:value-type="float">
            <text:p>0.278745</text:p>
          </table:table-cell>
          <table:table-cell office:value-type="float" office:value="0.312427" calcext:value-type="float">
            <text:p>0.312427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14729" calcext:value-type="float">
            <text:p>0.014729</text:p>
          </table:table-cell>
          <table:table-cell office:value-type="float" office:value="0.015113" calcext:value-type="float">
            <text:p>0.015113</text:p>
          </table:table-cell>
          <table:table-cell office:value-type="float" office:value="0.020674" calcext:value-type="float">
            <text:p>0.020674</text:p>
          </table:table-cell>
          <table:table-cell table:number-columns-repeated="3"/>
          <table:table-cell office:value-type="float" office:value="332000" calcext:value-type="float">
            <text:p>332000</text:p>
          </table:table-cell>
          <table:table-cell office:value-type="float" office:value="0.151459" calcext:value-type="float">
            <text:p>0.151459</text:p>
          </table:table-cell>
          <table:table-cell office:value-type="float" office:value="0.280959" calcext:value-type="float">
            <text:p>0.280959</text:p>
          </table:table-cell>
          <table:table-cell office:value-type="float" office:value="0.314492" calcext:value-type="float">
            <text:p>0.314492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15582" calcext:value-type="float">
            <text:p>0.015582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23217" calcext:value-type="float">
            <text:p>0.023217</text:p>
          </table:table-cell>
          <table:table-cell table:number-columns-repeated="3"/>
          <table:table-cell office:value-type="float" office:value="334000" calcext:value-type="float">
            <text:p>334000</text:p>
          </table:table-cell>
          <table:table-cell office:value-type="float" office:value="0.153157" calcext:value-type="float">
            <text:p>0.153157</text:p>
          </table:table-cell>
          <table:table-cell office:value-type="float" office:value="0.282221" calcext:value-type="float">
            <text:p>0.282221</text:p>
          </table:table-cell>
          <table:table-cell office:value-type="float" office:value="0.316965" calcext:value-type="float">
            <text:p>0.31696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16542" calcext:value-type="float">
            <text:p>0.016542</text:p>
          </table:table-cell>
          <table:table-cell office:value-type="float" office:value="0.016997" calcext:value-type="float">
            <text:p>0.016997</text:p>
          </table:table-cell>
          <table:table-cell office:value-type="float" office:value="0.025173" calcext:value-type="float">
            <text:p>0.025173</text:p>
          </table:table-cell>
          <table:table-cell table:number-columns-repeated="3"/>
          <table:table-cell office:value-type="float" office:value="336000" calcext:value-type="float">
            <text:p>336000</text:p>
          </table:table-cell>
          <table:table-cell office:value-type="float" office:value="0.154092" calcext:value-type="float">
            <text:p>0.154092</text:p>
          </table:table-cell>
          <table:table-cell office:value-type="float" office:value="0.284066" calcext:value-type="float">
            <text:p>0.284066</text:p>
          </table:table-cell>
          <table:table-cell office:value-type="float" office:value="0.318981" calcext:value-type="float">
            <text:p>0.31898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17448" calcext:value-type="float">
            <text:p>0.017448</text:p>
          </table:table-cell>
          <table:table-cell office:value-type="float" office:value="0.017853" calcext:value-type="float">
            <text:p>0.017853</text:p>
          </table:table-cell>
          <table:table-cell office:value-type="float" office:value="0.028511" calcext:value-type="float">
            <text:p>0.028511</text:p>
          </table:table-cell>
          <table:table-cell table:number-columns-repeated="3"/>
          <table:table-cell office:value-type="float" office:value="338000" calcext:value-type="float">
            <text:p>338000</text:p>
          </table:table-cell>
          <table:table-cell office:value-type="float" office:value="0.154285" calcext:value-type="float">
            <text:p>0.154285</text:p>
          </table:table-cell>
          <table:table-cell office:value-type="float" office:value="0.285472" calcext:value-type="float">
            <text:p>0.285472</text:p>
          </table:table-cell>
          <table:table-cell office:value-type="float" office:value="0.320209" calcext:value-type="float">
            <text:p>0.320209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18483" calcext:value-type="float">
            <text:p>0.018483</text:p>
          </table:table-cell>
          <table:table-cell office:value-type="float" office:value="0.018948" calcext:value-type="float">
            <text:p>0.018948</text:p>
          </table:table-cell>
          <table:table-cell office:value-type="float" office:value="0.029669" calcext:value-type="float">
            <text:p>0.029669</text:p>
          </table:table-cell>
          <table:table-cell table:number-columns-repeated="3"/>
          <table:table-cell office:value-type="float" office:value="340000" calcext:value-type="float">
            <text:p>340000</text:p>
          </table:table-cell>
          <table:table-cell office:value-type="float" office:value="0.155189" calcext:value-type="float">
            <text:p>0.155189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0.321981" calcext:value-type="float">
            <text:p>0.321981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0.019951" calcext:value-type="float">
            <text:p>0.019951</text:p>
          </table:table-cell>
          <table:table-cell office:value-type="float" office:value="0.031414" calcext:value-type="float">
            <text:p>0.031414</text:p>
          </table:table-cell>
          <table:table-cell table:number-columns-repeated="3"/>
          <table:table-cell office:value-type="float" office:value="342000" calcext:value-type="float">
            <text:p>342000</text:p>
          </table:table-cell>
          <table:table-cell office:value-type="float" office:value="0.156065" calcext:value-type="float">
            <text:p>0.156065</text:p>
          </table:table-cell>
          <table:table-cell office:value-type="float" office:value="0.290154" calcext:value-type="float">
            <text:p>0.290154</text:p>
          </table:table-cell>
          <table:table-cell office:value-type="float" office:value="0.324099" calcext:value-type="float">
            <text:p>0.324099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20372" calcext:value-type="float">
            <text:p>0.020372</text:p>
          </table:table-cell>
          <table:table-cell office:value-type="float" office:value="0.020831" calcext:value-type="float">
            <text:p>0.020831</text:p>
          </table:table-cell>
          <table:table-cell office:value-type="float" office:value="0.033065" calcext:value-type="float">
            <text:p>0.033065</text:p>
          </table:table-cell>
          <table:table-cell table:number-columns-repeated="3"/>
          <table:table-cell office:value-type="float" office:value="344000" calcext:value-type="float">
            <text:p>344000</text:p>
          </table:table-cell>
          <table:table-cell office:value-type="float" office:value="0.156983" calcext:value-type="float">
            <text:p>0.156983</text:p>
          </table:table-cell>
          <table:table-cell office:value-type="float" office:value="0.291649" calcext:value-type="float">
            <text:p>0.291649</text:p>
          </table:table-cell>
          <table:table-cell office:value-type="float" office:value="0.326051" calcext:value-type="float">
            <text:p>0.326051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21259" calcext:value-type="float">
            <text:p>0.021259</text:p>
          </table:table-cell>
          <table:table-cell office:value-type="float" office:value="0.021847" calcext:value-type="float">
            <text:p>0.021847</text:p>
          </table:table-cell>
          <table:table-cell office:value-type="float" office:value="0.036109" calcext:value-type="float">
            <text:p>0.036109</text:p>
          </table:table-cell>
          <table:table-cell table:number-columns-repeated="3"/>
          <table:table-cell office:value-type="float" office:value="346000" calcext:value-type="float">
            <text:p>346000</text:p>
          </table:table-cell>
          <table:table-cell office:value-type="float" office:value="0.157886" calcext:value-type="float">
            <text:p>0.157886</text:p>
          </table:table-cell>
          <table:table-cell office:value-type="float" office:value="0.292636" calcext:value-type="float">
            <text:p>0.292636</text:p>
          </table:table-cell>
          <table:table-cell office:value-type="float" office:value="0.327906" calcext:value-type="float">
            <text:p>0.3279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22175" calcext:value-type="float">
            <text:p>0.022175</text:p>
          </table:table-cell>
          <table:table-cell office:value-type="float" office:value="0.022765" calcext:value-type="float">
            <text:p>0.022765</text:p>
          </table:table-cell>
          <table:table-cell office:value-type="float" office:value="0.038385" calcext:value-type="float">
            <text:p>0.038385</text:p>
          </table:table-cell>
          <table:table-cell table:number-columns-repeated="3"/>
          <table:table-cell office:value-type="float" office:value="348000" calcext:value-type="float">
            <text:p>348000</text:p>
          </table:table-cell>
          <table:table-cell office:value-type="float" office:value="0.158883" calcext:value-type="float">
            <text:p>0.158883</text:p>
          </table:table-cell>
          <table:table-cell office:value-type="float" office:value="0.294403" calcext:value-type="float">
            <text:p>0.294403</text:p>
          </table:table-cell>
          <table:table-cell office:value-type="float" office:value="0.329984" calcext:value-type="float">
            <text:p>0.329984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2317" calcext:value-type="float">
            <text:p>0.02317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0.040757" calcext:value-type="float">
            <text:p>0.040757</text:p>
          </table:table-cell>
          <table:table-cell table:number-columns-repeated="3"/>
          <table:table-cell office:value-type="float" office:value="350000" calcext:value-type="float">
            <text:p>350000</text:p>
          </table:table-cell>
          <table:table-cell office:value-type="float" office:value="0.159797" calcext:value-type="float">
            <text:p>0.159797</text:p>
          </table:table-cell>
          <table:table-cell office:value-type="float" office:value="0.295786" calcext:value-type="float">
            <text:p>0.295786</text:p>
          </table:table-cell>
          <table:table-cell office:value-type="float" office:value="0.331612" calcext:value-type="float">
            <text:p>0.331612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24078" calcext:value-type="float">
            <text:p>0.024078</text:p>
          </table:table-cell>
          <table:table-cell office:value-type="float" office:value="0.025451" calcext:value-type="float">
            <text:p>0.025451</text:p>
          </table:table-cell>
          <table:table-cell office:value-type="float" office:value="0.042781" calcext:value-type="float">
            <text:p>0.042781</text:p>
          </table:table-cell>
          <table:table-cell table:number-columns-repeated="3"/>
          <table:table-cell office:value-type="float" office:value="352000" calcext:value-type="float">
            <text:p>352000</text:p>
          </table:table-cell>
          <table:table-cell office:value-type="float" office:value="0.160753" calcext:value-type="float">
            <text:p>0.160753</text:p>
          </table:table-cell>
          <table:table-cell office:value-type="float" office:value="0.299108" calcext:value-type="float">
            <text:p>0.299108</text:p>
          </table:table-cell>
          <table:table-cell office:value-type="float" office:value="0.33353" calcext:value-type="float">
            <text:p>0.33353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25022" calcext:value-type="float">
            <text:p>0.025022</text:p>
          </table:table-cell>
          <table:table-cell office:value-type="float" office:value="0.028275" calcext:value-type="float">
            <text:p>0.028275</text:p>
          </table:table-cell>
          <table:table-cell office:value-type="float" office:value="0.04485" calcext:value-type="float">
            <text:p>0.04485</text:p>
          </table:table-cell>
          <table:table-cell table:number-columns-repeated="3"/>
          <table:table-cell office:value-type="float" office:value="354000" calcext:value-type="float">
            <text:p>354000</text:p>
          </table:table-cell>
          <table:table-cell office:value-type="float" office:value="0.161714" calcext:value-type="float">
            <text:p>0.161714</text:p>
          </table:table-cell>
          <table:table-cell office:value-type="float" office:value="0.30247" calcext:value-type="float">
            <text:p>0.30247</text:p>
          </table:table-cell>
          <table:table-cell office:value-type="float" office:value="0.335854" calcext:value-type="float">
            <text:p>0.335854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25895" calcext:value-type="float">
            <text:p>0.025895</text:p>
          </table:table-cell>
          <table:table-cell office:value-type="float" office:value="0.029939" calcext:value-type="float">
            <text:p>0.029939</text:p>
          </table:table-cell>
          <table:table-cell office:value-type="float" office:value="0.047169" calcext:value-type="float">
            <text:p>0.047169</text:p>
          </table:table-cell>
          <table:table-cell table:number-columns-repeated="3"/>
          <table:table-cell office:value-type="float" office:value="356000" calcext:value-type="float">
            <text:p>356000</text:p>
          </table:table-cell>
          <table:table-cell office:value-type="float" office:value="0.162799" calcext:value-type="float">
            <text:p>0.162799</text:p>
          </table:table-cell>
          <table:table-cell office:value-type="float" office:value="0.300697" calcext:value-type="float">
            <text:p>0.300697</text:p>
          </table:table-cell>
          <table:table-cell office:value-type="float" office:value="0.337511" calcext:value-type="float">
            <text:p>0.33751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26886" calcext:value-type="float">
            <text:p>0.026886</text:p>
          </table:table-cell>
          <table:table-cell office:value-type="float" office:value="0.031835" calcext:value-type="float">
            <text:p>0.031835</text:p>
          </table:table-cell>
          <table:table-cell office:value-type="float" office:value="0.049959" calcext:value-type="float">
            <text:p>0.049959</text:p>
          </table:table-cell>
          <table:table-cell table:number-columns-repeated="3"/>
          <table:table-cell office:value-type="float" office:value="358000" calcext:value-type="float">
            <text:p>358000</text:p>
          </table:table-cell>
          <table:table-cell office:value-type="float" office:value="0.16374" calcext:value-type="float">
            <text:p>0.16374</text:p>
          </table:table-cell>
          <table:table-cell office:value-type="float" office:value="0.302848" calcext:value-type="float">
            <text:p>0.302848</text:p>
          </table:table-cell>
          <table:table-cell office:value-type="float" office:value="0.339387" calcext:value-type="float">
            <text:p>0.339387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27849" calcext:value-type="float">
            <text:p>0.027849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0.052602" calcext:value-type="float">
            <text:p>0.052602</text:p>
          </table:table-cell>
          <table:table-cell table:number-columns-repeated="3"/>
          <table:table-cell office:value-type="float" office:value="360000" calcext:value-type="float">
            <text:p>360000</text:p>
          </table:table-cell>
          <table:table-cell office:value-type="float" office:value="0.164542" calcext:value-type="float">
            <text:p>0.164542</text:p>
          </table:table-cell>
          <table:table-cell office:value-type="float" office:value="0.303977" calcext:value-type="float">
            <text:p>0.303977</text:p>
          </table:table-cell>
          <table:table-cell office:value-type="float" office:value="0.341188" calcext:value-type="float">
            <text:p>0.341188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28753" calcext:value-type="float">
            <text:p>0.028753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55423" calcext:value-type="float">
            <text:p>0.055423</text:p>
          </table:table-cell>
          <table:table-cell table:number-columns-repeated="3"/>
          <table:table-cell office:value-type="float" office:value="362000" calcext:value-type="float">
            <text:p>362000</text:p>
          </table:table-cell>
          <table:table-cell office:value-type="float" office:value="0.165508" calcext:value-type="float">
            <text:p>0.165508</text:p>
          </table:table-cell>
          <table:table-cell office:value-type="float" office:value="0.305782" calcext:value-type="float">
            <text:p>0.305782</text:p>
          </table:table-cell>
          <table:table-cell office:value-type="float" office:value="0.34344" calcext:value-type="float">
            <text:p>0.34344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29747" calcext:value-type="float">
            <text:p>0.029747</text:p>
          </table:table-cell>
          <table:table-cell office:value-type="float" office:value="0.035417" calcext:value-type="float">
            <text:p>0.035417</text:p>
          </table:table-cell>
          <table:table-cell office:value-type="float" office:value="0.057881" calcext:value-type="float">
            <text:p>0.057881</text:p>
          </table:table-cell>
          <table:table-cell table:number-columns-repeated="3"/>
          <table:table-cell office:value-type="float" office:value="364000" calcext:value-type="float">
            <text:p>364000</text:p>
          </table:table-cell>
          <table:table-cell office:value-type="float" office:value="0.166565" calcext:value-type="float">
            <text:p>0.166565</text:p>
          </table:table-cell>
          <table:table-cell office:value-type="float" office:value="0.308352" calcext:value-type="float">
            <text:p>0.308352</text:p>
          </table:table-cell>
          <table:table-cell office:value-type="float" office:value="0.345663" calcext:value-type="float">
            <text:p>0.345663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30703" calcext:value-type="float">
            <text:p>0.030703</text:p>
          </table:table-cell>
          <table:table-cell office:value-type="float" office:value="0.036422" calcext:value-type="float">
            <text:p>0.036422</text:p>
          </table:table-cell>
          <table:table-cell office:value-type="float" office:value="0.059926" calcext:value-type="float">
            <text:p>0.059926</text:p>
          </table:table-cell>
          <table:table-cell table:number-columns-repeated="3"/>
          <table:table-cell office:value-type="float" office:value="366000" calcext:value-type="float">
            <text:p>366000</text:p>
          </table:table-cell>
          <table:table-cell office:value-type="float" office:value="0.167449" calcext:value-type="float">
            <text:p>0.167449</text:p>
          </table:table-cell>
          <table:table-cell office:value-type="float" office:value="0.309319" calcext:value-type="float">
            <text:p>0.309319</text:p>
          </table:table-cell>
          <table:table-cell office:value-type="float" office:value="0.347213" calcext:value-type="float">
            <text:p>0.34721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31579" calcext:value-type="float">
            <text:p>0.031579</text:p>
          </table:table-cell>
          <table:table-cell office:value-type="float" office:value="0.039114" calcext:value-type="float">
            <text:p>0.039114</text:p>
          </table:table-cell>
          <table:table-cell office:value-type="float" office:value="0.061541" calcext:value-type="float">
            <text:p>0.061541</text:p>
          </table:table-cell>
          <table:table-cell table:number-columns-repeated="3"/>
          <table:table-cell office:value-type="float" office:value="368000" calcext:value-type="float">
            <text:p>368000</text:p>
          </table:table-cell>
          <table:table-cell office:value-type="float" office:value="0.168333" calcext:value-type="float">
            <text:p>0.168333</text:p>
          </table:table-cell>
          <table:table-cell office:value-type="float" office:value="0.310637" calcext:value-type="float">
            <text:p>0.310637</text:p>
          </table:table-cell>
          <table:table-cell office:value-type="float" office:value="0.348974" calcext:value-type="float">
            <text:p>0.348974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32562" calcext:value-type="float">
            <text:p>0.032562</text:p>
          </table:table-cell>
          <table:table-cell office:value-type="float" office:value="0.040536" calcext:value-type="float">
            <text:p>0.040536</text:p>
          </table:table-cell>
          <table:table-cell office:value-type="float" office:value="0.063864" calcext:value-type="float">
            <text:p>0.063864</text:p>
          </table:table-cell>
          <table:table-cell table:number-columns-repeated="3"/>
          <table:table-cell office:value-type="float" office:value="370000" calcext:value-type="float">
            <text:p>370000</text:p>
          </table:table-cell>
          <table:table-cell office:value-type="float" office:value="0.16923" calcext:value-type="float">
            <text:p>0.16923</text:p>
          </table:table-cell>
          <table:table-cell office:value-type="float" office:value="0.312608" calcext:value-type="float">
            <text:p>0.312608</text:p>
          </table:table-cell>
          <table:table-cell office:value-type="float" office:value="0.351034" calcext:value-type="float">
            <text:p>0.351034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33467" calcext:value-type="float">
            <text:p>0.033467</text:p>
          </table:table-cell>
          <table:table-cell office:value-type="float" office:value="0.042167" calcext:value-type="float">
            <text:p>0.042167</text:p>
          </table:table-cell>
          <table:table-cell office:value-type="float" office:value="0.066387" calcext:value-type="float">
            <text:p>0.066387</text:p>
          </table:table-cell>
          <table:table-cell table:number-columns-repeated="3"/>
          <table:table-cell office:value-type="float" office:value="372000" calcext:value-type="float">
            <text:p>372000</text:p>
          </table:table-cell>
          <table:table-cell office:value-type="float" office:value="0.170142" calcext:value-type="float">
            <text:p>0.170142</text:p>
          </table:table-cell>
          <table:table-cell office:value-type="float" office:value="0.314178" calcext:value-type="float">
            <text:p>0.314178</text:p>
          </table:table-cell>
          <table:table-cell office:value-type="float" office:value="0.352962" calcext:value-type="float">
            <text:p>0.352962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3448" calcext:value-type="float">
            <text:p>0.03448</text:p>
          </table:table-cell>
          <table:table-cell office:value-type="float" office:value="0.044812" calcext:value-type="float">
            <text:p>0.044812</text:p>
          </table:table-cell>
          <table:table-cell office:value-type="float" office:value="0.068451" calcext:value-type="float">
            <text:p>0.068451</text:p>
          </table:table-cell>
          <table:table-cell table:number-columns-repeated="3"/>
          <table:table-cell office:value-type="float" office:value="374000" calcext:value-type="float">
            <text:p>374000</text:p>
          </table:table-cell>
          <table:table-cell office:value-type="float" office:value="0.171262" calcext:value-type="float">
            <text:p>0.171262</text:p>
          </table:table-cell>
          <table:table-cell office:value-type="float" office:value="0.315888" calcext:value-type="float">
            <text:p>0.315888</text:p>
          </table:table-cell>
          <table:table-cell office:value-type="float" office:value="0.355061" calcext:value-type="float">
            <text:p>0.355061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35379" calcext:value-type="float">
            <text:p>0.035379</text:p>
          </table:table-cell>
          <table:table-cell office:value-type="float" office:value="0.04581" calcext:value-type="float">
            <text:p>0.04581</text:p>
          </table:table-cell>
          <table:table-cell office:value-type="float" office:value="0.070752" calcext:value-type="float">
            <text:p>0.070752</text:p>
          </table:table-cell>
          <table:table-cell table:number-columns-repeated="3"/>
          <table:table-cell office:value-type="float" office:value="376000" calcext:value-type="float">
            <text:p>376000</text:p>
          </table:table-cell>
          <table:table-cell office:value-type="float" office:value="0.171886" calcext:value-type="float">
            <text:p>0.171886</text:p>
          </table:table-cell>
          <table:table-cell office:value-type="float" office:value="0.317518" calcext:value-type="float">
            <text:p>0.317518</text:p>
          </table:table-cell>
          <table:table-cell office:value-type="float" office:value="0.357055" calcext:value-type="float">
            <text:p>0.35705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36314" calcext:value-type="float">
            <text:p>0.036314</text:p>
          </table:table-cell>
          <table:table-cell office:value-type="float" office:value="0.048229" calcext:value-type="float">
            <text:p>0.048229</text:p>
          </table:table-cell>
          <table:table-cell office:value-type="float" office:value="0.072538" calcext:value-type="float">
            <text:p>0.072538</text:p>
          </table:table-cell>
          <table:table-cell table:number-columns-repeated="3"/>
          <table:table-cell office:value-type="float" office:value="378000" calcext:value-type="float">
            <text:p>378000</text:p>
          </table:table-cell>
          <table:table-cell office:value-type="float" office:value="0.172753" calcext:value-type="float">
            <text:p>0.172753</text:p>
          </table:table-cell>
          <table:table-cell office:value-type="float" office:value="0.31929" calcext:value-type="float">
            <text:p>0.31929</text:p>
          </table:table-cell>
          <table:table-cell office:value-type="float" office:value="0.3591" calcext:value-type="float">
            <text:p>0.3591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37288" calcext:value-type="float">
            <text:p>0.037288</text:p>
          </table:table-cell>
          <table:table-cell office:value-type="float" office:value="0.051226" calcext:value-type="float">
            <text:p>0.051226</text:p>
          </table:table-cell>
          <table:table-cell office:value-type="float" office:value="0.074438" calcext:value-type="float">
            <text:p>0.074438</text:p>
          </table:table-cell>
          <table:table-cell table:number-columns-repeated="3"/>
          <table:table-cell office:value-type="float" office:value="380000" calcext:value-type="float">
            <text:p>380000</text:p>
          </table:table-cell>
          <table:table-cell office:value-type="float" office:value="0.173755" calcext:value-type="float">
            <text:p>0.173755</text:p>
          </table:table-cell>
          <table:table-cell office:value-type="float" office:value="0.320975" calcext:value-type="float">
            <text:p>0.320975</text:p>
          </table:table-cell>
          <table:table-cell office:value-type="float" office:value="0.36088" calcext:value-type="float">
            <text:p>0.36088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38333" calcext:value-type="float">
            <text:p>0.038333</text:p>
          </table:table-cell>
          <table:table-cell office:value-type="float" office:value="0.053484" calcext:value-type="float">
            <text:p>0.053484</text:p>
          </table:table-cell>
          <table:table-cell office:value-type="float" office:value="0.077136" calcext:value-type="float">
            <text:p>0.077136</text:p>
          </table:table-cell>
          <table:table-cell table:number-columns-repeated="3"/>
          <table:table-cell office:value-type="float" office:value="382000" calcext:value-type="float">
            <text:p>382000</text:p>
          </table:table-cell>
          <table:table-cell office:value-type="float" office:value="0.174643" calcext:value-type="float">
            <text:p>0.174643</text:p>
          </table:table-cell>
          <table:table-cell office:value-type="float" office:value="0.322684" calcext:value-type="float">
            <text:p>0.322684</text:p>
          </table:table-cell>
          <table:table-cell office:value-type="float" office:value="0.36271" calcext:value-type="float">
            <text:p>0.36271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39197" calcext:value-type="float">
            <text:p>0.039197</text:p>
          </table:table-cell>
          <table:table-cell office:value-type="float" office:value="0.05614" calcext:value-type="float">
            <text:p>0.05614</text:p>
          </table:table-cell>
          <table:table-cell office:value-type="float" office:value="0.078673" calcext:value-type="float">
            <text:p>0.078673</text:p>
          </table:table-cell>
          <table:table-cell table:number-columns-repeated="3"/>
          <table:table-cell office:value-type="float" office:value="384000" calcext:value-type="float">
            <text:p>384000</text:p>
          </table:table-cell>
          <table:table-cell office:value-type="float" office:value="0.175781" calcext:value-type="float">
            <text:p>0.175781</text:p>
          </table:table-cell>
          <table:table-cell office:value-type="float" office:value="0.324227" calcext:value-type="float">
            <text:p>0.324227</text:p>
          </table:table-cell>
          <table:table-cell office:value-type="float" office:value="0.36491" calcext:value-type="float">
            <text:p>0.36491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40197" calcext:value-type="float">
            <text:p>0.040197</text:p>
          </table:table-cell>
          <table:table-cell office:value-type="float" office:value="0.058733" calcext:value-type="float">
            <text:p>0.058733</text:p>
          </table:table-cell>
          <table:table-cell office:value-type="float" office:value="0.080975" calcext:value-type="float">
            <text:p>0.080975</text:p>
          </table:table-cell>
          <table:table-cell table:number-columns-repeated="3"/>
          <table:table-cell office:value-type="float" office:value="386000" calcext:value-type="float">
            <text:p>386000</text:p>
          </table:table-cell>
          <table:table-cell office:value-type="float" office:value="0.176556" calcext:value-type="float">
            <text:p>0.176556</text:p>
          </table:table-cell>
          <table:table-cell office:value-type="float" office:value="0.326014" calcext:value-type="float">
            <text:p>0.326014</text:p>
          </table:table-cell>
          <table:table-cell office:value-type="float" office:value="0.366032" calcext:value-type="float">
            <text:p>0.36603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41115" calcext:value-type="float">
            <text:p>0.041115</text:p>
          </table:table-cell>
          <table:table-cell office:value-type="float" office:value="0.061192" calcext:value-type="float">
            <text:p>0.061192</text:p>
          </table:table-cell>
          <table:table-cell office:value-type="float" office:value="0.082929" calcext:value-type="float">
            <text:p>0.082929</text:p>
          </table:table-cell>
          <table:table-cell table:number-columns-repeated="3"/>
          <table:table-cell office:value-type="float" office:value="388000" calcext:value-type="float">
            <text:p>388000</text:p>
          </table:table-cell>
          <table:table-cell office:value-type="float" office:value="0.17755" calcext:value-type="float">
            <text:p>0.17755</text:p>
          </table:table-cell>
          <table:table-cell office:value-type="float" office:value="0.327969" calcext:value-type="float">
            <text:p>0.327969</text:p>
          </table:table-cell>
          <table:table-cell office:value-type="float" office:value="0.368069" calcext:value-type="float">
            <text:p>0.368069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42058" calcext:value-type="float">
            <text:p>0.042058</text:p>
          </table:table-cell>
          <table:table-cell office:value-type="float" office:value="0.063282" calcext:value-type="float">
            <text:p>0.063282</text:p>
          </table:table-cell>
          <table:table-cell office:value-type="float" office:value="0.084901" calcext:value-type="float">
            <text:p>0.084901</text:p>
          </table:table-cell>
          <table:table-cell table:number-columns-repeated="3"/>
          <table:table-cell office:value-type="float" office:value="390000" calcext:value-type="float">
            <text:p>390000</text:p>
          </table:table-cell>
          <table:table-cell office:value-type="float" office:value="0.178428" calcext:value-type="float">
            <text:p>0.178428</text:p>
          </table:table-cell>
          <table:table-cell office:value-type="float" office:value="0.329341" calcext:value-type="float">
            <text:p>0.329341</text:p>
          </table:table-cell>
          <table:table-cell office:value-type="float" office:value="0.370089" calcext:value-type="float">
            <text:p>0.370089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43083" calcext:value-type="float">
            <text:p>0.043083</text:p>
          </table:table-cell>
          <table:table-cell office:value-type="float" office:value="0.065246" calcext:value-type="float">
            <text:p>0.065246</text:p>
          </table:table-cell>
          <table:table-cell office:value-type="float" office:value="0.08699" calcext:value-type="float">
            <text:p>0.08699</text:p>
          </table:table-cell>
          <table:table-cell table:number-columns-repeated="3"/>
          <table:table-cell office:value-type="float" office:value="392000" calcext:value-type="float">
            <text:p>392000</text:p>
          </table:table-cell>
          <table:table-cell office:value-type="float" office:value="0.179417" calcext:value-type="float">
            <text:p>0.179417</text:p>
          </table:table-cell>
          <table:table-cell office:value-type="float" office:value="0.331209" calcext:value-type="float">
            <text:p>0.331209</text:p>
          </table:table-cell>
          <table:table-cell office:value-type="float" office:value="0.372228" calcext:value-type="float">
            <text:p>0.372228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44014" calcext:value-type="float">
            <text:p>0.044014</text:p>
          </table:table-cell>
          <table:table-cell office:value-type="float" office:value="0.067539" calcext:value-type="float">
            <text:p>0.067539</text:p>
          </table:table-cell>
          <table:table-cell office:value-type="float" office:value="0.089302" calcext:value-type="float">
            <text:p>0.089302</text:p>
          </table:table-cell>
          <table:table-cell table:number-columns-repeated="3"/>
          <table:table-cell office:value-type="float" office:value="394000" calcext:value-type="float">
            <text:p>394000</text:p>
          </table:table-cell>
          <table:table-cell office:value-type="float" office:value="0.180541" calcext:value-type="float">
            <text:p>0.180541</text:p>
          </table:table-cell>
          <table:table-cell office:value-type="float" office:value="0.332866" calcext:value-type="float">
            <text:p>0.332866</text:p>
          </table:table-cell>
          <table:table-cell office:value-type="float" office:value="0.373906" calcext:value-type="float">
            <text:p>0.373906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4499" calcext:value-type="float">
            <text:p>0.04499</text:p>
          </table:table-cell>
          <table:table-cell office:value-type="float" office:value="0.069671" calcext:value-type="float">
            <text:p>0.069671</text:p>
          </table:table-cell>
          <table:table-cell office:value-type="float" office:value="0.091453" calcext:value-type="float">
            <text:p>0.091453</text:p>
          </table:table-cell>
          <table:table-cell table:number-columns-repeated="3"/>
          <table:table-cell office:value-type="float" office:value="396000" calcext:value-type="float">
            <text:p>396000</text:p>
          </table:table-cell>
          <table:table-cell office:value-type="float" office:value="0.181565" calcext:value-type="float">
            <text:p>0.181565</text:p>
          </table:table-cell>
          <table:table-cell office:value-type="float" office:value="0.334545" calcext:value-type="float">
            <text:p>0.334545</text:p>
          </table:table-cell>
          <table:table-cell office:value-type="float" office:value="0.375978" calcext:value-type="float">
            <text:p>0.37597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46034" calcext:value-type="float">
            <text:p>0.046034</text:p>
          </table:table-cell>
          <table:table-cell office:value-type="float" office:value="0.071705" calcext:value-type="float">
            <text:p>0.071705</text:p>
          </table:table-cell>
          <table:table-cell office:value-type="float" office:value="0.093099" calcext:value-type="float">
            <text:p>0.093099</text:p>
          </table:table-cell>
          <table:table-cell table:number-columns-repeated="3"/>
          <table:table-cell office:value-type="float" office:value="398000" calcext:value-type="float">
            <text:p>398000</text:p>
          </table:table-cell>
          <table:table-cell office:value-type="float" office:value="0.18236" calcext:value-type="float">
            <text:p>0.18236</text:p>
          </table:table-cell>
          <table:table-cell office:value-type="float" office:value="0.336429" calcext:value-type="float">
            <text:p>0.336429</text:p>
          </table:table-cell>
          <table:table-cell office:value-type="float" office:value="0.37787" calcext:value-type="float">
            <text:p>0.37787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0.04685" calcext:value-type="float">
            <text:p>0.04685</text:p>
          </table:table-cell>
          <table:table-cell office:value-type="float" office:value="0.074007" calcext:value-type="float">
            <text:p>0.074007</text:p>
          </table:table-cell>
          <table:table-cell office:value-type="float" office:value="0.095181" calcext:value-type="float">
            <text:p>0.095181</text:p>
          </table:table-cell>
          <table:table-cell table:number-columns-repeated="3"/>
          <table:table-cell office:value-type="float" office:value="400000" calcext:value-type="float">
            <text:p>400000</text:p>
          </table:table-cell>
          <table:table-cell office:value-type="float" office:value="0.183151" calcext:value-type="float">
            <text:p>0.183151</text:p>
          </table:table-cell>
          <table:table-cell office:value-type="float" office:value="0.338013" calcext:value-type="float">
            <text:p>0.338013</text:p>
          </table:table-cell>
          <table:table-cell office:value-type="float" office:value="0.380302" calcext:value-type="float">
            <text:p>0.380302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0.047488" calcext:value-type="float">
            <text:p>0.047488</text:p>
          </table:table-cell>
          <table:table-cell office:value-type="float" office:value="0.076881" calcext:value-type="float">
            <text:p>0.076881</text:p>
          </table:table-cell>
          <table:table-cell office:value-type="float" office:value="0.097176" calcext:value-type="float">
            <text:p>0.097176</text:p>
          </table:table-cell>
          <table:table-cell table:number-columns-repeated="3"/>
          <table:table-cell office:value-type="float" office:value="402000" calcext:value-type="float">
            <text:p>402000</text:p>
          </table:table-cell>
          <table:table-cell office:value-type="float" office:value="0.186472" calcext:value-type="float">
            <text:p>0.186472</text:p>
          </table:table-cell>
          <table:table-cell office:value-type="float" office:value="0.339632" calcext:value-type="float">
            <text:p>0.339632</text:p>
          </table:table-cell>
          <table:table-cell office:value-type="float" office:value="0.381593" calcext:value-type="float">
            <text:p>0.381593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0.048642" calcext:value-type="float">
            <text:p>0.048642</text:p>
          </table:table-cell>
          <table:table-cell office:value-type="float" office:value="0.079487" calcext:value-type="float">
            <text:p>0.079487</text:p>
          </table:table-cell>
          <table:table-cell office:value-type="float" office:value="0.09888" calcext:value-type="float">
            <text:p>0.09888</text:p>
          </table:table-cell>
          <table:table-cell table:number-columns-repeated="3"/>
          <table:table-cell office:value-type="float" office:value="404000" calcext:value-type="float">
            <text:p>404000</text:p>
          </table:table-cell>
          <table:table-cell office:value-type="float" office:value="0.188108" calcext:value-type="float">
            <text:p>0.188108</text:p>
          </table:table-cell>
          <table:table-cell office:value-type="float" office:value="0.340861" calcext:value-type="float">
            <text:p>0.340861</text:p>
          </table:table-cell>
          <table:table-cell office:value-type="float" office:value="0.383391" calcext:value-type="float">
            <text:p>0.383391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0.049277" calcext:value-type="float">
            <text:p>0.049277</text:p>
          </table:table-cell>
          <table:table-cell office:value-type="float" office:value="0.081496" calcext:value-type="float">
            <text:p>0.081496</text:p>
          </table:table-cell>
          <table:table-cell office:value-type="float" office:value="0.100943" calcext:value-type="float">
            <text:p>0.100943</text:p>
          </table:table-cell>
          <table:table-cell table:number-columns-repeated="3"/>
          <table:table-cell office:value-type="float" office:value="406000" calcext:value-type="float">
            <text:p>406000</text:p>
          </table:table-cell>
          <table:table-cell office:value-type="float" office:value="0.191552" calcext:value-type="float">
            <text:p>0.191552</text:p>
          </table:table-cell>
          <table:table-cell office:value-type="float" office:value="0.342355" calcext:value-type="float">
            <text:p>0.342355</text:p>
          </table:table-cell>
          <table:table-cell office:value-type="float" office:value="0.385357" calcext:value-type="float">
            <text:p>0.385357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50141" calcext:value-type="float">
            <text:p>0.050141</text:p>
          </table:table-cell>
          <table:table-cell office:value-type="float" office:value="0.083805" calcext:value-type="float">
            <text:p>0.083805</text:p>
          </table:table-cell>
          <table:table-cell office:value-type="float" office:value="0.102767" calcext:value-type="float">
            <text:p>0.102767</text:p>
          </table:table-cell>
          <table:table-cell table:number-columns-repeated="3"/>
          <table:table-cell office:value-type="float" office:value="408000" calcext:value-type="float">
            <text:p>408000</text:p>
          </table:table-cell>
          <table:table-cell office:value-type="float" office:value="0.191791" calcext:value-type="float">
            <text:p>0.191791</text:p>
          </table:table-cell>
          <table:table-cell office:value-type="float" office:value="0.344868" calcext:value-type="float">
            <text:p>0.344868</text:p>
          </table:table-cell>
          <table:table-cell office:value-type="float" office:value="0.3873" calcext:value-type="float">
            <text:p>0.3873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0.051081" calcext:value-type="float">
            <text:p>0.051081</text:p>
          </table:table-cell>
          <table:table-cell office:value-type="float" office:value="0.085462" calcext:value-type="float">
            <text:p>0.085462</text:p>
          </table:table-cell>
          <table:table-cell office:value-type="float" office:value="0.104889" calcext:value-type="float">
            <text:p>0.104889</text:p>
          </table:table-cell>
          <table:table-cell table:number-columns-repeated="3"/>
          <table:table-cell office:value-type="float" office:value="410000" calcext:value-type="float">
            <text:p>410000</text:p>
          </table:table-cell>
          <table:table-cell office:value-type="float" office:value="0.193536" calcext:value-type="float">
            <text:p>0.193536</text:p>
          </table:table-cell>
          <table:table-cell office:value-type="float" office:value="0.34601" calcext:value-type="float">
            <text:p>0.34601</text:p>
          </table:table-cell>
          <table:table-cell office:value-type="float" office:value="0.388915" calcext:value-type="float">
            <text:p>0.388915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0.051981" calcext:value-type="float">
            <text:p>0.051981</text:p>
          </table:table-cell>
          <table:table-cell office:value-type="float" office:value="0.086807" calcext:value-type="float">
            <text:p>0.086807</text:p>
          </table:table-cell>
          <table:table-cell office:value-type="float" office:value="0.106696" calcext:value-type="float">
            <text:p>0.106696</text:p>
          </table:table-cell>
          <table:table-cell table:number-columns-repeated="3"/>
          <table:table-cell office:value-type="float" office:value="412000" calcext:value-type="float">
            <text:p>412000</text:p>
          </table:table-cell>
          <table:table-cell office:value-type="float" office:value="0.193575" calcext:value-type="float">
            <text:p>0.193575</text:p>
          </table:table-cell>
          <table:table-cell office:value-type="float" office:value="0.348294" calcext:value-type="float">
            <text:p>0.348294</text:p>
          </table:table-cell>
          <table:table-cell office:value-type="float" office:value="0.39045" calcext:value-type="float">
            <text:p>0.39045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0.05296" calcext:value-type="float">
            <text:p>0.05296</text:p>
          </table:table-cell>
          <table:table-cell office:value-type="float" office:value="0.088629" calcext:value-type="float">
            <text:p>0.088629</text:p>
          </table:table-cell>
          <table:table-cell office:value-type="float" office:value="0.108925" calcext:value-type="float">
            <text:p>0.108925</text:p>
          </table:table-cell>
          <table:table-cell table:number-columns-repeated="3"/>
          <table:table-cell office:value-type="float" office:value="414000" calcext:value-type="float">
            <text:p>414000</text:p>
          </table:table-cell>
          <table:table-cell office:value-type="float" office:value="0.192831" calcext:value-type="float">
            <text:p>0.192831</text:p>
          </table:table-cell>
          <table:table-cell office:value-type="float" office:value="0.34983" calcext:value-type="float">
            <text:p>0.34983</text:p>
          </table:table-cell>
          <table:table-cell office:value-type="float" office:value="0.392324" calcext:value-type="float">
            <text:p>0.392324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0.053933" calcext:value-type="float">
            <text:p>0.053933</text:p>
          </table:table-cell>
          <table:table-cell office:value-type="float" office:value="0.091123" calcext:value-type="float">
            <text:p>0.091123</text:p>
          </table:table-cell>
          <table:table-cell office:value-type="float" office:value="0.110663" calcext:value-type="float">
            <text:p>0.110663</text:p>
          </table:table-cell>
          <table:table-cell table:number-columns-repeated="3"/>
          <table:table-cell office:value-type="float" office:value="416000" calcext:value-type="float">
            <text:p>416000</text:p>
          </table:table-cell>
          <table:table-cell office:value-type="float" office:value="0.196274" calcext:value-type="float">
            <text:p>0.196274</text:p>
          </table:table-cell>
          <table:table-cell office:value-type="float" office:value="0.351433" calcext:value-type="float">
            <text:p>0.351433</text:p>
          </table:table-cell>
          <table:table-cell office:value-type="float" office:value="0.394383" calcext:value-type="float">
            <text:p>0.39438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54846" calcext:value-type="float">
            <text:p>0.054846</text:p>
          </table:table-cell>
          <table:table-cell office:value-type="float" office:value="0.092524" calcext:value-type="float">
            <text:p>0.092524</text:p>
          </table:table-cell>
          <table:table-cell office:value-type="float" office:value="0.112298" calcext:value-type="float">
            <text:p>0.112298</text:p>
          </table:table-cell>
          <table:table-cell table:number-columns-repeated="3"/>
          <table:table-cell office:value-type="float" office:value="418000" calcext:value-type="float">
            <text:p>418000</text:p>
          </table:table-cell>
          <table:table-cell office:value-type="float" office:value="0.195446" calcext:value-type="float">
            <text:p>0.195446</text:p>
          </table:table-cell>
          <table:table-cell office:value-type="float" office:value="0.353104" calcext:value-type="float">
            <text:p>0.353104</text:p>
          </table:table-cell>
          <table:table-cell office:value-type="float" office:value="0.396293" calcext:value-type="float">
            <text:p>0.396293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0.055686" calcext:value-type="float">
            <text:p>0.055686</text:p>
          </table:table-cell>
          <table:table-cell office:value-type="float" office:value="0.094158" calcext:value-type="float">
            <text:p>0.094158</text:p>
          </table:table-cell>
          <table:table-cell office:value-type="float" office:value="0.114989" calcext:value-type="float">
            <text:p>0.114989</text:p>
          </table:table-cell>
          <table:table-cell table:number-columns-repeated="3"/>
          <table:table-cell office:value-type="float" office:value="420000" calcext:value-type="float">
            <text:p>420000</text:p>
          </table:table-cell>
          <table:table-cell office:value-type="float" office:value="0.193863" calcext:value-type="float">
            <text:p>0.193863</text:p>
          </table:table-cell>
          <table:table-cell office:value-type="float" office:value="0.35495" calcext:value-type="float">
            <text:p>0.35495</text:p>
          </table:table-cell>
          <table:table-cell office:value-type="float" office:value="0.398483" calcext:value-type="float">
            <text:p>0.398483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0.056597" calcext:value-type="float">
            <text:p>0.056597</text:p>
          </table:table-cell>
          <table:table-cell office:value-type="float" office:value="0.096118" calcext:value-type="float">
            <text:p>0.096118</text:p>
          </table:table-cell>
          <table:table-cell office:value-type="float" office:value="0.11693" calcext:value-type="float">
            <text:p>0.11693</text:p>
          </table:table-cell>
          <table:table-cell table:number-columns-repeated="3"/>
          <table:table-cell office:value-type="float" office:value="422000" calcext:value-type="float">
            <text:p>422000</text:p>
          </table:table-cell>
          <table:table-cell office:value-type="float" office:value="0.194561" calcext:value-type="float">
            <text:p>0.194561</text:p>
          </table:table-cell>
          <table:table-cell office:value-type="float" office:value="0.356798" calcext:value-type="float">
            <text:p>0.356798</text:p>
          </table:table-cell>
          <table:table-cell office:value-type="float" office:value="0.400207" calcext:value-type="float">
            <text:p>0.400207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0.057541" calcext:value-type="float">
            <text:p>0.057541</text:p>
          </table:table-cell>
          <table:table-cell office:value-type="float" office:value="0.098168" calcext:value-type="float">
            <text:p>0.098168</text:p>
          </table:table-cell>
          <table:table-cell office:value-type="float" office:value="0.118676" calcext:value-type="float">
            <text:p>0.118676</text:p>
          </table:table-cell>
          <table:table-cell table:number-columns-repeated="3"/>
          <table:table-cell office:value-type="float" office:value="424000" calcext:value-type="float">
            <text:p>424000</text:p>
          </table:table-cell>
          <table:table-cell office:value-type="float" office:value="0.194647" calcext:value-type="float">
            <text:p>0.194647</text:p>
          </table:table-cell>
          <table:table-cell office:value-type="float" office:value="0.357747" calcext:value-type="float">
            <text:p>0.357747</text:p>
          </table:table-cell>
          <table:table-cell office:value-type="float" office:value="0.401963" calcext:value-type="float">
            <text:p>0.401963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0.058453" calcext:value-type="float">
            <text:p>0.058453</text:p>
          </table:table-cell>
          <table:table-cell office:value-type="float" office:value="0.100662" calcext:value-type="float">
            <text:p>0.100662</text:p>
          </table:table-cell>
          <table:table-cell office:value-type="float" office:value="0.123845" calcext:value-type="float">
            <text:p>0.123845</text:p>
          </table:table-cell>
          <table:table-cell table:number-columns-repeated="3"/>
          <table:table-cell office:value-type="float" office:value="426000" calcext:value-type="float">
            <text:p>426000</text:p>
          </table:table-cell>
          <table:table-cell office:value-type="float" office:value="0.194989" calcext:value-type="float">
            <text:p>0.194989</text:p>
          </table:table-cell>
          <table:table-cell office:value-type="float" office:value="0.360023" calcext:value-type="float">
            <text:p>0.360023</text:p>
          </table:table-cell>
          <table:table-cell office:value-type="float" office:value="0.404085" calcext:value-type="float">
            <text:p>0.404085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059458" calcext:value-type="float">
            <text:p>0.059458</text:p>
          </table:table-cell>
          <table:table-cell office:value-type="float" office:value="0.102904" calcext:value-type="float">
            <text:p>0.102904</text:p>
          </table:table-cell>
          <table:table-cell office:value-type="float" office:value="0.12698" calcext:value-type="float">
            <text:p>0.12698</text:p>
          </table:table-cell>
          <table:table-cell table:number-columns-repeated="3"/>
          <table:table-cell office:value-type="float" office:value="428000" calcext:value-type="float">
            <text:p>428000</text:p>
          </table:table-cell>
          <table:table-cell office:value-type="float" office:value="0.195992" calcext:value-type="float">
            <text:p>0.195992</text:p>
          </table:table-cell>
          <table:table-cell office:value-type="float" office:value="0.361962" calcext:value-type="float">
            <text:p>0.361962</text:p>
          </table:table-cell>
          <table:table-cell office:value-type="float" office:value="0.405744" calcext:value-type="float">
            <text:p>0.405744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0.060374" calcext:value-type="float">
            <text:p>0.060374</text:p>
          </table:table-cell>
          <table:table-cell office:value-type="float" office:value="0.105306" calcext:value-type="float">
            <text:p>0.105306</text:p>
          </table:table-cell>
          <table:table-cell office:value-type="float" office:value="0.128468" calcext:value-type="float">
            <text:p>0.128468</text:p>
          </table:table-cell>
          <table:table-cell table:number-columns-repeated="3"/>
          <table:table-cell office:value-type="float" office:value="430000" calcext:value-type="float">
            <text:p>430000</text:p>
          </table:table-cell>
          <table:table-cell office:value-type="float" office:value="0.19696" calcext:value-type="float">
            <text:p>0.19696</text:p>
          </table:table-cell>
          <table:table-cell office:value-type="float" office:value="0.363524" calcext:value-type="float">
            <text:p>0.363524</text:p>
          </table:table-cell>
          <table:table-cell office:value-type="float" office:value="0.407948" calcext:value-type="float">
            <text:p>0.407948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0.060786" calcext:value-type="float">
            <text:p>0.060786</text:p>
          </table:table-cell>
          <table:table-cell office:value-type="float" office:value="0.107182" calcext:value-type="float">
            <text:p>0.107182</text:p>
          </table:table-cell>
          <table:table-cell office:value-type="float" office:value="0.131833" calcext:value-type="float">
            <text:p>0.131833</text:p>
          </table:table-cell>
          <table:table-cell table:number-columns-repeated="3"/>
          <table:table-cell office:value-type="float" office:value="432000" calcext:value-type="float">
            <text:p>432000</text:p>
          </table:table-cell>
          <table:table-cell office:value-type="float" office:value="0.197913" calcext:value-type="float">
            <text:p>0.197913</text:p>
          </table:table-cell>
          <table:table-cell office:value-type="float" office:value="0.365424" calcext:value-type="float">
            <text:p>0.365424</text:p>
          </table:table-cell>
          <table:table-cell office:value-type="float" office:value="0.409589" calcext:value-type="float">
            <text:p>0.409589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0.061758" calcext:value-type="float">
            <text:p>0.061758</text:p>
          </table:table-cell>
          <table:table-cell office:value-type="float" office:value="0.109361" calcext:value-type="float">
            <text:p>0.109361</text:p>
          </table:table-cell>
          <table:table-cell office:value-type="float" office:value="0.132659" calcext:value-type="float">
            <text:p>0.132659</text:p>
          </table:table-cell>
          <table:table-cell table:number-columns-repeated="3"/>
          <table:table-cell office:value-type="float" office:value="434000" calcext:value-type="float">
            <text:p>434000</text:p>
          </table:table-cell>
          <table:table-cell office:value-type="float" office:value="0.198849" calcext:value-type="float">
            <text:p>0.198849</text:p>
          </table:table-cell>
          <table:table-cell office:value-type="float" office:value="0.366744" calcext:value-type="float">
            <text:p>0.366744</text:p>
          </table:table-cell>
          <table:table-cell office:value-type="float" office:value="0.411677" calcext:value-type="float">
            <text:p>0.411677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0.062555" calcext:value-type="float">
            <text:p>0.062555</text:p>
          </table:table-cell>
          <table:table-cell office:value-type="float" office:value="0.111603" calcext:value-type="float">
            <text:p>0.111603</text:p>
          </table:table-cell>
          <table:table-cell office:value-type="float" office:value="0.133749" calcext:value-type="float">
            <text:p>0.133749</text:p>
          </table:table-cell>
          <table:table-cell table:number-columns-repeated="3"/>
          <table:table-cell office:value-type="float" office:value="436000" calcext:value-type="float">
            <text:p>436000</text:p>
          </table:table-cell>
          <table:table-cell office:value-type="float" office:value="0.200018" calcext:value-type="float">
            <text:p>0.200018</text:p>
          </table:table-cell>
          <table:table-cell office:value-type="float" office:value="0.367662" calcext:value-type="float">
            <text:p>0.367662</text:p>
          </table:table-cell>
          <table:table-cell office:value-type="float" office:value="0.416583" calcext:value-type="float">
            <text:p>0.416583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06348" calcext:value-type="float">
            <text:p>0.06348</text:p>
          </table:table-cell>
          <table:table-cell office:value-type="float" office:value="0.113807" calcext:value-type="float">
            <text:p>0.113807</text:p>
          </table:table-cell>
          <table:table-cell office:value-type="float" office:value="0.134934" calcext:value-type="float">
            <text:p>0.134934</text:p>
          </table:table-cell>
          <table:table-cell table:number-columns-repeated="3"/>
          <table:table-cell office:value-type="float" office:value="438000" calcext:value-type="float">
            <text:p>438000</text:p>
          </table:table-cell>
          <table:table-cell office:value-type="float" office:value="0.20075" calcext:value-type="float">
            <text:p>0.20075</text:p>
          </table:table-cell>
          <table:table-cell office:value-type="float" office:value="0.368402" calcext:value-type="float">
            <text:p>0.368402</text:p>
          </table:table-cell>
          <table:table-cell office:value-type="float" office:value="0.417498" calcext:value-type="float">
            <text:p>0.417498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0.064519" calcext:value-type="float">
            <text:p>0.064519</text:p>
          </table:table-cell>
          <table:table-cell office:value-type="float" office:value="0.116143" calcext:value-type="float">
            <text:p>0.116143</text:p>
          </table:table-cell>
          <table:table-cell office:value-type="float" office:value="0.135535" calcext:value-type="float">
            <text:p>0.135535</text:p>
          </table:table-cell>
          <table:table-cell table:number-columns-repeated="3"/>
          <table:table-cell office:value-type="float" office:value="440000" calcext:value-type="float">
            <text:p>440000</text:p>
          </table:table-cell>
          <table:table-cell office:value-type="float" office:value="0.203377" calcext:value-type="float">
            <text:p>0.203377</text:p>
          </table:table-cell>
          <table:table-cell office:value-type="float" office:value="0.37187" calcext:value-type="float">
            <text:p>0.37187</text:p>
          </table:table-cell>
          <table:table-cell office:value-type="float" office:value="0.419457" calcext:value-type="float">
            <text:p>0.419457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0.065334" calcext:value-type="float">
            <text:p>0.065334</text:p>
          </table:table-cell>
          <table:table-cell office:value-type="float" office:value="0.118273" calcext:value-type="float">
            <text:p>0.118273</text:p>
          </table:table-cell>
          <table:table-cell office:value-type="float" office:value="0.141894" calcext:value-type="float">
            <text:p>0.141894</text:p>
          </table:table-cell>
          <table:table-cell table:number-columns-repeated="3"/>
          <table:table-cell office:value-type="float" office:value="442000" calcext:value-type="float">
            <text:p>442000</text:p>
          </table:table-cell>
          <table:table-cell office:value-type="float" office:value="0.203205" calcext:value-type="float">
            <text:p>0.203205</text:p>
          </table:table-cell>
          <table:table-cell office:value-type="float" office:value="0.373346" calcext:value-type="float">
            <text:p>0.373346</text:p>
          </table:table-cell>
          <table:table-cell office:value-type="float" office:value="0.422514" calcext:value-type="float">
            <text:p>0.422514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0.066282" calcext:value-type="float">
            <text:p>0.066282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141707" calcext:value-type="float">
            <text:p>0.141707</text:p>
          </table:table-cell>
          <table:table-cell table:number-columns-repeated="3"/>
          <table:table-cell office:value-type="float" office:value="444000" calcext:value-type="float">
            <text:p>444000</text:p>
          </table:table-cell>
          <table:table-cell office:value-type="float" office:value="0.20403" calcext:value-type="float">
            <text:p>0.20403</text:p>
          </table:table-cell>
          <table:table-cell office:value-type="float" office:value="0.374211" calcext:value-type="float">
            <text:p>0.374211</text:p>
          </table:table-cell>
          <table:table-cell office:value-type="float" office:value="0.423461" calcext:value-type="float">
            <text:p>0.423461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0.067197" calcext:value-type="float">
            <text:p>0.067197</text:p>
          </table:table-cell>
          <table:table-cell office:value-type="float" office:value="0.12248" calcext:value-type="float">
            <text:p>0.12248</text:p>
          </table:table-cell>
          <table:table-cell office:value-type="float" office:value="0.142354" calcext:value-type="float">
            <text:p>0.142354</text:p>
          </table:table-cell>
          <table:table-cell table:number-columns-repeated="3"/>
          <table:table-cell office:value-type="float" office:value="446000" calcext:value-type="float">
            <text:p>446000</text:p>
          </table:table-cell>
          <table:table-cell office:value-type="float" office:value="0.205035" calcext:value-type="float">
            <text:p>0.205035</text:p>
          </table:table-cell>
          <table:table-cell office:value-type="float" office:value="0.377196" calcext:value-type="float">
            <text:p>0.377196</text:p>
          </table:table-cell>
          <table:table-cell office:value-type="float" office:value="0.42541" calcext:value-type="float">
            <text:p>0.4254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68248" calcext:value-type="float">
            <text:p>0.068248</text:p>
          </table:table-cell>
          <table:table-cell office:value-type="float" office:value="0.124184" calcext:value-type="float">
            <text:p>0.124184</text:p>
          </table:table-cell>
          <table:table-cell office:value-type="float" office:value="0.142955" calcext:value-type="float">
            <text:p>0.142955</text:p>
          </table:table-cell>
          <table:table-cell table:number-columns-repeated="3"/>
          <table:table-cell office:value-type="float" office:value="448000" calcext:value-type="float">
            <text:p>448000</text:p>
          </table:table-cell>
          <table:table-cell office:value-type="float" office:value="0.206013" calcext:value-type="float">
            <text:p>0.206013</text:p>
          </table:table-cell>
          <table:table-cell office:value-type="float" office:value="0.37816" calcext:value-type="float">
            <text:p>0.37816</text:p>
          </table:table-cell>
          <table:table-cell office:value-type="float" office:value="0.427344" calcext:value-type="float">
            <text:p>0.427344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0.069125" calcext:value-type="float">
            <text:p>0.069125</text:p>
          </table:table-cell>
          <table:table-cell office:value-type="float" office:value="0.125889" calcext:value-type="float">
            <text:p>0.125889</text:p>
          </table:table-cell>
          <table:table-cell office:value-type="float" office:value="0.146155" calcext:value-type="float">
            <text:p>0.146155</text:p>
          </table:table-cell>
          <table:table-cell table:number-columns-repeated="3"/>
          <table:table-cell office:value-type="float" office:value="450000" calcext:value-type="float">
            <text:p>450000</text:p>
          </table:table-cell>
          <table:table-cell office:value-type="float" office:value="0.206972" calcext:value-type="float">
            <text:p>0.206972</text:p>
          </table:table-cell>
          <table:table-cell office:value-type="float" office:value="0.379716" calcext:value-type="float">
            <text:p>0.379716</text:p>
          </table:table-cell>
          <table:table-cell office:value-type="float" office:value="0.429904" calcext:value-type="float">
            <text:p>0.429904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0.069871" calcext:value-type="float">
            <text:p>0.069871</text:p>
          </table:table-cell>
          <table:table-cell office:value-type="float" office:value="0.127635" calcext:value-type="float">
            <text:p>0.127635</text:p>
          </table:table-cell>
          <table:table-cell office:value-type="float" office:value="0.148648" calcext:value-type="float">
            <text:p>0.148648</text:p>
          </table:table-cell>
          <table:table-cell table:number-columns-repeated="3"/>
          <table:table-cell office:value-type="float" office:value="452000" calcext:value-type="float">
            <text:p>452000</text:p>
          </table:table-cell>
          <table:table-cell office:value-type="float" office:value="0.207935" calcext:value-type="float">
            <text:p>0.207935</text:p>
          </table:table-cell>
          <table:table-cell office:value-type="float" office:value="0.381799" calcext:value-type="float">
            <text:p>0.381799</text:p>
          </table:table-cell>
          <table:table-cell office:value-type="float" office:value="0.430914" calcext:value-type="float">
            <text:p>0.430914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0.070785" calcext:value-type="float">
            <text:p>0.070785</text:p>
          </table:table-cell>
          <table:table-cell office:value-type="float" office:value="0.129314" calcext:value-type="float">
            <text:p>0.129314</text:p>
          </table:table-cell>
          <table:table-cell office:value-type="float" office:value="0.14656" calcext:value-type="float">
            <text:p>0.14656</text:p>
          </table:table-cell>
          <table:table-cell table:number-columns-repeated="3"/>
          <table:table-cell office:value-type="float" office:value="454000" calcext:value-type="float">
            <text:p>454000</text:p>
          </table:table-cell>
          <table:table-cell office:value-type="float" office:value="0.208724" calcext:value-type="float">
            <text:p>0.208724</text:p>
          </table:table-cell>
          <table:table-cell office:value-type="float" office:value="0.383596" calcext:value-type="float">
            <text:p>0.383596</text:p>
          </table:table-cell>
          <table:table-cell office:value-type="float" office:value="0.433463" calcext:value-type="float">
            <text:p>0.433463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0.071689" calcext:value-type="float">
            <text:p>0.071689</text:p>
          </table:table-cell>
          <table:table-cell office:value-type="float" office:value="0.131514" calcext:value-type="float">
            <text:p>0.131514</text:p>
          </table:table-cell>
          <table:table-cell office:value-type="float" office:value="0.148402" calcext:value-type="float">
            <text:p>0.148402</text:p>
          </table:table-cell>
          <table:table-cell table:number-columns-repeated="3"/>
          <table:table-cell office:value-type="float" office:value="456000" calcext:value-type="float">
            <text:p>456000</text:p>
          </table:table-cell>
          <table:table-cell office:value-type="float" office:value="0.209415" calcext:value-type="float">
            <text:p>0.209415</text:p>
          </table:table-cell>
          <table:table-cell office:value-type="float" office:value="0.386085" calcext:value-type="float">
            <text:p>0.386085</text:p>
          </table:table-cell>
          <table:table-cell office:value-type="float" office:value="0.434979" calcext:value-type="float">
            <text:p>0.434979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072582" calcext:value-type="float">
            <text:p>0.072582</text:p>
          </table:table-cell>
          <table:table-cell office:value-type="float" office:value="0.132977" calcext:value-type="float">
            <text:p>0.132977</text:p>
          </table:table-cell>
          <table:table-cell office:value-type="float" office:value="0.15099" calcext:value-type="float">
            <text:p>0.15099</text:p>
          </table:table-cell>
          <table:table-cell table:number-columns-repeated="3"/>
          <table:table-cell office:value-type="float" office:value="458000" calcext:value-type="float">
            <text:p>458000</text:p>
          </table:table-cell>
          <table:table-cell office:value-type="float" office:value="0.210382" calcext:value-type="float">
            <text:p>0.210382</text:p>
          </table:table-cell>
          <table:table-cell office:value-type="float" office:value="0.387986" calcext:value-type="float">
            <text:p>0.387986</text:p>
          </table:table-cell>
          <table:table-cell office:value-type="float" office:value="0.437609" calcext:value-type="float">
            <text:p>0.437609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0.073601" calcext:value-type="float">
            <text:p>0.073601</text:p>
          </table:table-cell>
          <table:table-cell office:value-type="float" office:value="0.134732" calcext:value-type="float">
            <text:p>0.134732</text:p>
          </table:table-cell>
          <table:table-cell office:value-type="float" office:value="0.152562" calcext:value-type="float">
            <text:p>0.152562</text:p>
          </table:table-cell>
          <table:table-cell table:number-columns-repeated="3"/>
          <table:table-cell office:value-type="float" office:value="460000" calcext:value-type="float">
            <text:p>460000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389881" calcext:value-type="float">
            <text:p>0.389881</text:p>
          </table:table-cell>
          <table:table-cell office:value-type="float" office:value="0.439422" calcext:value-type="float">
            <text:p>0.439422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0.075013" calcext:value-type="float">
            <text:p>0.075013</text:p>
          </table:table-cell>
          <table:table-cell office:value-type="float" office:value="0.136628" calcext:value-type="float">
            <text:p>0.136628</text:p>
          </table:table-cell>
          <table:table-cell office:value-type="float" office:value="0.155681" calcext:value-type="float">
            <text:p>0.155681</text:p>
          </table:table-cell>
          <table:table-cell table:number-columns-repeated="3"/>
          <table:table-cell office:value-type="float" office:value="462000" calcext:value-type="float">
            <text:p>462000</text:p>
          </table:table-cell>
          <table:table-cell office:value-type="float" office:value="0.212292" calcext:value-type="float">
            <text:p>0.212292</text:p>
          </table:table-cell>
          <table:table-cell office:value-type="float" office:value="0.390534" calcext:value-type="float">
            <text:p>0.390534</text:p>
          </table:table-cell>
          <table:table-cell office:value-type="float" office:value="0.441051" calcext:value-type="float">
            <text:p>0.441051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0.075816" calcext:value-type="float">
            <text:p>0.075816</text:p>
          </table:table-cell>
          <table:table-cell office:value-type="float" office:value="0.138492" calcext:value-type="float">
            <text:p>0.138492</text:p>
          </table:table-cell>
          <table:table-cell office:value-type="float" office:value="0.156995" calcext:value-type="float">
            <text:p>0.156995</text:p>
          </table:table-cell>
          <table:table-cell table:number-columns-repeated="3"/>
          <table:table-cell office:value-type="float" office:value="464000" calcext:value-type="float">
            <text:p>464000</text:p>
          </table:table-cell>
          <table:table-cell office:value-type="float" office:value="0.213611" calcext:value-type="float">
            <text:p>0.213611</text:p>
          </table:table-cell>
          <table:table-cell office:value-type="float" office:value="0.393626" calcext:value-type="float">
            <text:p>0.393626</text:p>
          </table:table-cell>
          <table:table-cell office:value-type="float" office:value="0.443024" calcext:value-type="float">
            <text:p>0.443024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0.076886" calcext:value-type="float">
            <text:p>0.076886</text:p>
          </table:table-cell>
          <table:table-cell office:value-type="float" office:value="0.139974" calcext:value-type="float">
            <text:p>0.139974</text:p>
          </table:table-cell>
          <table:table-cell office:value-type="float" office:value="0.158397" calcext:value-type="float">
            <text:p>0.158397</text:p>
          </table:table-cell>
          <table:table-cell table:number-columns-repeated="3"/>
          <table:table-cell office:value-type="float" office:value="466000" calcext:value-type="float">
            <text:p>466000</text:p>
          </table:table-cell>
          <table:table-cell office:value-type="float" office:value="0.214631" calcext:value-type="float">
            <text:p>0.214631</text:p>
          </table:table-cell>
          <table:table-cell office:value-type="float" office:value="0.393101" calcext:value-type="float">
            <text:p>0.393101</text:p>
          </table:table-cell>
          <table:table-cell office:value-type="float" office:value="0.444925" calcext:value-type="float">
            <text:p>0.444925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077809" calcext:value-type="float">
            <text:p>0.077809</text:p>
          </table:table-cell>
          <table:table-cell office:value-type="float" office:value="0.141722" calcext:value-type="float">
            <text:p>0.141722</text:p>
          </table:table-cell>
          <table:table-cell office:value-type="float" office:value="0.159907" calcext:value-type="float">
            <text:p>0.159907</text:p>
          </table:table-cell>
          <table:table-cell table:number-columns-repeated="3"/>
          <table:table-cell office:value-type="float" office:value="468000" calcext:value-type="float">
            <text:p>468000</text:p>
          </table:table-cell>
          <table:table-cell office:value-type="float" office:value="0.215426" calcext:value-type="float">
            <text:p>0.215426</text:p>
          </table:table-cell>
          <table:table-cell office:value-type="float" office:value="0.396739" calcext:value-type="float">
            <text:p>0.396739</text:p>
          </table:table-cell>
          <table:table-cell office:value-type="float" office:value="0.447382" calcext:value-type="float">
            <text:p>0.447382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0.078255" calcext:value-type="float">
            <text:p>0.078255</text:p>
          </table:table-cell>
          <table:table-cell office:value-type="float" office:value="0.143571" calcext:value-type="float">
            <text:p>0.143571</text:p>
          </table:table-cell>
          <table:table-cell office:value-type="float" office:value="0.161746" calcext:value-type="float">
            <text:p>0.161746</text:p>
          </table:table-cell>
          <table:table-cell table:number-columns-repeated="3"/>
          <table:table-cell office:value-type="float" office:value="470000" calcext:value-type="float">
            <text:p>470000</text:p>
          </table:table-cell>
          <table:table-cell office:value-type="float" office:value="0.216395" calcext:value-type="float">
            <text:p>0.216395</text:p>
          </table:table-cell>
          <table:table-cell office:value-type="float" office:value="0.39928" calcext:value-type="float">
            <text:p>0.39928</text:p>
          </table:table-cell>
          <table:table-cell office:value-type="float" office:value="0.449322" calcext:value-type="float">
            <text:p>0.449322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0.079175" calcext:value-type="float">
            <text:p>0.079175</text:p>
          </table:table-cell>
          <table:table-cell office:value-type="float" office:value="0.145243" calcext:value-type="float">
            <text:p>0.145243</text:p>
          </table:table-cell>
          <table:table-cell office:value-type="float" office:value="0.163721" calcext:value-type="float">
            <text:p>0.163721</text:p>
          </table:table-cell>
          <table:table-cell table:number-columns-repeated="3"/>
          <table:table-cell office:value-type="float" office:value="472000" calcext:value-type="float">
            <text:p>472000</text:p>
          </table:table-cell>
          <table:table-cell office:value-type="float" office:value="0.217612" calcext:value-type="float">
            <text:p>0.217612</text:p>
          </table:table-cell>
          <table:table-cell office:value-type="float" office:value="0.399859" calcext:value-type="float">
            <text:p>0.399859</text:p>
          </table:table-cell>
          <table:table-cell office:value-type="float" office:value="0.451436" calcext:value-type="float">
            <text:p>0.451436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0.079981" calcext:value-type="float">
            <text:p>0.079981</text:p>
          </table:table-cell>
          <table:table-cell office:value-type="float" office:value="0.146959" calcext:value-type="float">
            <text:p>0.146959</text:p>
          </table:table-cell>
          <table:table-cell office:value-type="float" office:value="0.16552" calcext:value-type="float">
            <text:p>0.16552</text:p>
          </table:table-cell>
          <table:table-cell table:number-columns-repeated="3"/>
          <table:table-cell office:value-type="float" office:value="474000" calcext:value-type="float">
            <text:p>474000</text:p>
          </table:table-cell>
          <table:table-cell office:value-type="float" office:value="0.218312" calcext:value-type="float">
            <text:p>0.218312</text:p>
          </table:table-cell>
          <table:table-cell office:value-type="float" office:value="0.405337" calcext:value-type="float">
            <text:p>0.405337</text:p>
          </table:table-cell>
          <table:table-cell office:value-type="float" office:value="0.452373" calcext:value-type="float">
            <text:p>0.452373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0.080984" calcext:value-type="float">
            <text:p>0.080984</text:p>
          </table:table-cell>
          <table:table-cell office:value-type="float" office:value="0.148687" calcext:value-type="float">
            <text:p>0.148687</text:p>
          </table:table-cell>
          <table:table-cell office:value-type="float" office:value="0.167542" calcext:value-type="float">
            <text:p>0.167542</text:p>
          </table:table-cell>
          <table:table-cell table:number-columns-repeated="3"/>
          <table:table-cell office:value-type="float" office:value="476000" calcext:value-type="float">
            <text:p>476000</text:p>
          </table:table-cell>
          <table:table-cell office:value-type="float" office:value="0.219018" calcext:value-type="float">
            <text:p>0.219018</text:p>
          </table:table-cell>
          <table:table-cell office:value-type="float" office:value="0.404268" calcext:value-type="float">
            <text:p>0.404268</text:p>
          </table:table-cell>
          <table:table-cell office:value-type="float" office:value="0.455176" calcext:value-type="float">
            <text:p>0.455176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081911" calcext:value-type="float">
            <text:p>0.081911</text:p>
          </table:table-cell>
          <table:table-cell office:value-type="float" office:value="0.150509" calcext:value-type="float">
            <text:p>0.150509</text:p>
          </table:table-cell>
          <table:table-cell office:value-type="float" office:value="0.169438" calcext:value-type="float">
            <text:p>0.169438</text:p>
          </table:table-cell>
          <table:table-cell table:number-columns-repeated="3"/>
          <table:table-cell office:value-type="float" office:value="478000" calcext:value-type="float">
            <text:p>478000</text:p>
          </table:table-cell>
          <table:table-cell office:value-type="float" office:value="0.219988" calcext:value-type="float">
            <text:p>0.219988</text:p>
          </table:table-cell>
          <table:table-cell office:value-type="float" office:value="0.405274" calcext:value-type="float">
            <text:p>0.405274</text:p>
          </table:table-cell>
          <table:table-cell office:value-type="float" office:value="0.459128" calcext:value-type="float">
            <text:p>0.459128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0.082839" calcext:value-type="float">
            <text:p>0.082839</text:p>
          </table:table-cell>
          <table:table-cell office:value-type="float" office:value="0.152073" calcext:value-type="float">
            <text:p>0.152073</text:p>
          </table:table-cell>
          <table:table-cell office:value-type="float" office:value="0.171357" calcext:value-type="float">
            <text:p>0.171357</text:p>
          </table:table-cell>
          <table:table-cell table:number-columns-repeated="3"/>
          <table:table-cell office:value-type="float" office:value="480000" calcext:value-type="float">
            <text:p>480000</text:p>
          </table:table-cell>
          <table:table-cell office:value-type="float" office:value="0.221259" calcext:value-type="float">
            <text:p>0.221259</text:p>
          </table:table-cell>
          <table:table-cell office:value-type="float" office:value="0.405597" calcext:value-type="float">
            <text:p>0.405597</text:p>
          </table:table-cell>
          <table:table-cell office:value-type="float" office:value="0.460297" calcext:value-type="float">
            <text:p>0.460297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0.083989" calcext:value-type="float">
            <text:p>0.083989</text:p>
          </table:table-cell>
          <table:table-cell office:value-type="float" office:value="0.153851" calcext:value-type="float">
            <text:p>0.153851</text:p>
          </table:table-cell>
          <table:table-cell office:value-type="float" office:value="0.173266" calcext:value-type="float">
            <text:p>0.173266</text:p>
          </table:table-cell>
          <table:table-cell table:number-columns-repeated="3"/>
          <table:table-cell office:value-type="float" office:value="482000" calcext:value-type="float">
            <text:p>482000</text:p>
          </table:table-cell>
          <table:table-cell office:value-type="float" office:value="0.223118" calcext:value-type="float">
            <text:p>0.223118</text:p>
          </table:table-cell>
          <table:table-cell office:value-type="float" office:value="0.407065" calcext:value-type="float">
            <text:p>0.407065</text:p>
          </table:table-cell>
          <table:table-cell office:value-type="float" office:value="0.46256" calcext:value-type="float">
            <text:p>0.46256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0.08507" calcext:value-type="float">
            <text:p>0.08507</text:p>
          </table:table-cell>
          <table:table-cell office:value-type="float" office:value="0.155686" calcext:value-type="float">
            <text:p>0.155686</text:p>
          </table:table-cell>
          <table:table-cell office:value-type="float" office:value="0.175208" calcext:value-type="float">
            <text:p>0.175208</text:p>
          </table:table-cell>
          <table:table-cell table:number-columns-repeated="3"/>
          <table:table-cell office:value-type="float" office:value="484000" calcext:value-type="float">
            <text:p>484000</text:p>
          </table:table-cell>
          <table:table-cell office:value-type="float" office:value="0.223851" calcext:value-type="float">
            <text:p>0.223851</text:p>
          </table:table-cell>
          <table:table-cell office:value-type="float" office:value="0.410057" calcext:value-type="float">
            <text:p>0.410057</text:p>
          </table:table-cell>
          <table:table-cell office:value-type="float" office:value="0.463651" calcext:value-type="float">
            <text:p>0.463651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0.085581" calcext:value-type="float">
            <text:p>0.085581</text:p>
          </table:table-cell>
          <table:table-cell office:value-type="float" office:value="0.157615" calcext:value-type="float">
            <text:p>0.157615</text:p>
          </table:table-cell>
          <table:table-cell office:value-type="float" office:value="0.1772" calcext:value-type="float">
            <text:p>0.1772</text:p>
          </table:table-cell>
          <table:table-cell table:number-columns-repeated="3"/>
          <table:table-cell office:value-type="float" office:value="486000" calcext:value-type="float">
            <text:p>486000</text:p>
          </table:table-cell>
          <table:table-cell office:value-type="float" office:value="0.224437" calcext:value-type="float">
            <text:p>0.224437</text:p>
          </table:table-cell>
          <table:table-cell office:value-type="float" office:value="0.414422" calcext:value-type="float">
            <text:p>0.414422</text:p>
          </table:table-cell>
          <table:table-cell office:value-type="float" office:value="0.46507" calcext:value-type="float">
            <text:p>0.46507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086819" calcext:value-type="float">
            <text:p>0.086819</text:p>
          </table:table-cell>
          <table:table-cell office:value-type="float" office:value="0.159107" calcext:value-type="float">
            <text:p>0.159107</text:p>
          </table:table-cell>
          <table:table-cell office:value-type="float" office:value="0.179253" calcext:value-type="float">
            <text:p>0.179253</text:p>
          </table:table-cell>
          <table:table-cell table:number-columns-repeated="3"/>
          <table:table-cell office:value-type="float" office:value="488000" calcext:value-type="float">
            <text:p>488000</text:p>
          </table:table-cell>
          <table:table-cell office:value-type="float" office:value="0.225362" calcext:value-type="float">
            <text:p>0.225362</text:p>
          </table:table-cell>
          <table:table-cell office:value-type="float" office:value="0.416044" calcext:value-type="float">
            <text:p>0.416044</text:p>
          </table:table-cell>
          <table:table-cell office:value-type="float" office:value="0.466844" calcext:value-type="float">
            <text:p>0.466844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0.08748" calcext:value-type="float">
            <text:p>0.08748</text:p>
          </table:table-cell>
          <table:table-cell office:value-type="float" office:value="0.160635" calcext:value-type="float">
            <text:p>0.160635</text:p>
          </table:table-cell>
          <table:table-cell office:value-type="float" office:value="0.180781" calcext:value-type="float">
            <text:p>0.180781</text:p>
          </table:table-cell>
          <table:table-cell table:number-columns-repeated="3"/>
          <table:table-cell office:value-type="float" office:value="490000" calcext:value-type="float">
            <text:p>490000</text:p>
          </table:table-cell>
          <table:table-cell office:value-type="float" office:value="0.225599" calcext:value-type="float">
            <text:p>0.225599</text:p>
          </table:table-cell>
          <table:table-cell office:value-type="float" office:value="0.415569" calcext:value-type="float">
            <text:p>0.415569</text:p>
          </table:table-cell>
          <table:table-cell office:value-type="float" office:value="0.467777" calcext:value-type="float">
            <text:p>0.467777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0.088399" calcext:value-type="float">
            <text:p>0.088399</text:p>
          </table:table-cell>
          <table:table-cell office:value-type="float" office:value="0.162792" calcext:value-type="float">
            <text:p>0.162792</text:p>
          </table:table-cell>
          <table:table-cell office:value-type="float" office:value="0.182684" calcext:value-type="float">
            <text:p>0.182684</text:p>
          </table:table-cell>
          <table:table-cell table:number-columns-repeated="3"/>
          <table:table-cell office:value-type="float" office:value="492000" calcext:value-type="float">
            <text:p>492000</text:p>
          </table:table-cell>
          <table:table-cell office:value-type="float" office:value="0.226612" calcext:value-type="float">
            <text:p>0.226612</text:p>
          </table:table-cell>
          <table:table-cell office:value-type="float" office:value="0.416239" calcext:value-type="float">
            <text:p>0.416239</text:p>
          </table:table-cell>
          <table:table-cell office:value-type="float" office:value="0.470165" calcext:value-type="float">
            <text:p>0.470165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0.08936" calcext:value-type="float">
            <text:p>0.08936</text:p>
          </table:table-cell>
          <table:table-cell office:value-type="float" office:value="0.164133" calcext:value-type="float">
            <text:p>0.164133</text:p>
          </table:table-cell>
          <table:table-cell office:value-type="float" office:value="0.184672" calcext:value-type="float">
            <text:p>0.184672</text:p>
          </table:table-cell>
          <table:table-cell table:number-columns-repeated="3"/>
          <table:table-cell office:value-type="float" office:value="494000" calcext:value-type="float">
            <text:p>494000</text:p>
          </table:table-cell>
          <table:table-cell office:value-type="float" office:value="0.227607" calcext:value-type="float">
            <text:p>0.227607</text:p>
          </table:table-cell>
          <table:table-cell office:value-type="float" office:value="0.419048" calcext:value-type="float">
            <text:p>0.419048</text:p>
          </table:table-cell>
          <table:table-cell office:value-type="float" office:value="0.472454" calcext:value-type="float">
            <text:p>0.472454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165747" calcext:value-type="float">
            <text:p>0.165747</text:p>
          </table:table-cell>
          <table:table-cell office:value-type="float" office:value="0.186562" calcext:value-type="float">
            <text:p>0.186562</text:p>
          </table:table-cell>
          <table:table-cell table:number-columns-repeated="3"/>
          <table:table-cell office:value-type="float" office:value="496000" calcext:value-type="float">
            <text:p>496000</text:p>
          </table:table-cell>
          <table:table-cell office:value-type="float" office:value="0.228494" calcext:value-type="float">
            <text:p>0.228494</text:p>
          </table:table-cell>
          <table:table-cell office:value-type="float" office:value="0.417893" calcext:value-type="float">
            <text:p>0.417893</text:p>
          </table:table-cell>
          <table:table-cell office:value-type="float" office:value="0.473907" calcext:value-type="float">
            <text:p>0.47390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91172" calcext:value-type="float">
            <text:p>0.091172</text:p>
          </table:table-cell>
          <table:table-cell office:value-type="float" office:value="0.167573" calcext:value-type="float">
            <text:p>0.167573</text:p>
          </table:table-cell>
          <table:table-cell office:value-type="float" office:value="0.188465" calcext:value-type="float">
            <text:p>0.188465</text:p>
          </table:table-cell>
          <table:table-cell table:number-columns-repeated="3"/>
          <table:table-cell office:value-type="float" office:value="498000" calcext:value-type="float">
            <text:p>498000</text:p>
          </table:table-cell>
          <table:table-cell office:value-type="float" office:value="0.230343" calcext:value-type="float">
            <text:p>0.230343</text:p>
          </table:table-cell>
          <table:table-cell office:value-type="float" office:value="0.419778" calcext:value-type="float">
            <text:p>0.419778</text:p>
          </table:table-cell>
          <table:table-cell office:value-type="float" office:value="0.475967" calcext:value-type="float">
            <text:p>0.475967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 office:value-type="float" office:value="0.092156" calcext:value-type="float">
            <text:p>0.092156</text:p>
          </table:table-cell>
          <table:table-cell office:value-type="float" office:value="0.169553" calcext:value-type="float">
            <text:p>0.169553</text:p>
          </table:table-cell>
          <table:table-cell office:value-type="float" office:value="0.19039" calcext:value-type="float">
            <text:p>0.19039</text:p>
          </table:table-cell>
          <table:table-cell table:number-columns-repeated="3"/>
          <table:table-cell office:value-type="float" office:value="500000" calcext:value-type="float">
            <text:p>500000</text:p>
          </table:table-cell>
          <table:table-cell office:value-type="float" office:value="0.230863" calcext:value-type="float">
            <text:p>0.230863</text:p>
          </table:table-cell>
          <table:table-cell office:value-type="float" office:value="0.422822" calcext:value-type="float">
            <text:p>0.422822</text:p>
          </table:table-cell>
          <table:table-cell office:value-type="float" office:value="0.477585" calcext:value-type="float">
            <text:p>0.477585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 office:value-type="float" office:value="0.093013" calcext:value-type="float">
            <text:p>0.093013</text:p>
          </table:table-cell>
          <table:table-cell office:value-type="float" office:value="0.171264" calcext:value-type="float">
            <text:p>0.171264</text:p>
          </table:table-cell>
          <table:table-cell office:value-type="float" office:value="0.192311" calcext:value-type="float">
            <text:p>0.192311</text:p>
          </table:table-cell>
          <table:table-cell table:number-columns-repeated="3"/>
          <table:table-cell office:value-type="float" office:value="502000" calcext:value-type="float">
            <text:p>502000</text:p>
          </table:table-cell>
          <table:table-cell office:value-type="float" office:value="0.231728" calcext:value-type="float">
            <text:p>0.231728</text:p>
          </table:table-cell>
          <table:table-cell office:value-type="float" office:value="0.424201" calcext:value-type="float">
            <text:p>0.424201</text:p>
          </table:table-cell>
          <table:table-cell office:value-type="float" office:value="0.480236" calcext:value-type="float">
            <text:p>0.480236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 office:value-type="float" office:value="0.093923" calcext:value-type="float">
            <text:p>0.093923</text:p>
          </table:table-cell>
          <table:table-cell office:value-type="float" office:value="0.172797" calcext:value-type="float">
            <text:p>0.172797</text:p>
          </table:table-cell>
          <table:table-cell office:value-type="float" office:value="0.1942" calcext:value-type="float">
            <text:p>0.1942</text:p>
          </table:table-cell>
          <table:table-cell table:number-columns-repeated="3"/>
          <table:table-cell office:value-type="float" office:value="504000" calcext:value-type="float">
            <text:p>504000</text:p>
          </table:table-cell>
          <table:table-cell office:value-type="float" office:value="0.232682" calcext:value-type="float">
            <text:p>0.232682</text:p>
          </table:table-cell>
          <table:table-cell office:value-type="float" office:value="0.427481" calcext:value-type="float">
            <text:p>0.427481</text:p>
          </table:table-cell>
          <table:table-cell office:value-type="float" office:value="0.482337" calcext:value-type="float">
            <text:p>0.482337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 office:value-type="float" office:value="0.094796" calcext:value-type="float">
            <text:p>0.094796</text:p>
          </table:table-cell>
          <table:table-cell office:value-type="float" office:value="0.174528" calcext:value-type="float">
            <text:p>0.174528</text:p>
          </table:table-cell>
          <table:table-cell office:value-type="float" office:value="0.196184" calcext:value-type="float">
            <text:p>0.196184</text:p>
          </table:table-cell>
          <table:table-cell table:number-columns-repeated="3"/>
          <table:table-cell office:value-type="float" office:value="506000" calcext:value-type="float">
            <text:p>506000</text:p>
          </table:table-cell>
          <table:table-cell office:value-type="float" office:value="0.233557" calcext:value-type="float">
            <text:p>0.233557</text:p>
          </table:table-cell>
          <table:table-cell office:value-type="float" office:value="0.42818" calcext:value-type="float">
            <text:p>0.42818</text:p>
          </table:table-cell>
          <table:table-cell office:value-type="float" office:value="0.483827" calcext:value-type="float">
            <text:p>0.483827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0.09579" calcext:value-type="float">
            <text:p>0.09579</text:p>
          </table:table-cell>
          <table:table-cell office:value-type="float" office:value="0.176131" calcext:value-type="float">
            <text:p>0.176131</text:p>
          </table:table-cell>
          <table:table-cell office:value-type="float" office:value="0.197983" calcext:value-type="float">
            <text:p>0.197983</text:p>
          </table:table-cell>
          <table:table-cell table:number-columns-repeated="3"/>
          <table:table-cell office:value-type="float" office:value="508000" calcext:value-type="float">
            <text:p>508000</text:p>
          </table:table-cell>
          <table:table-cell office:value-type="float" office:value="0.234219" calcext:value-type="float">
            <text:p>0.234219</text:p>
          </table:table-cell>
          <table:table-cell office:value-type="float" office:value="0.430106" calcext:value-type="float">
            <text:p>0.430106</text:p>
          </table:table-cell>
          <table:table-cell office:value-type="float" office:value="0.486078" calcext:value-type="float">
            <text:p>0.486078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float" office:value="0.09707" calcext:value-type="float">
            <text:p>0.09707</text:p>
          </table:table-cell>
          <table:table-cell office:value-type="float" office:value="0.178064" calcext:value-type="float">
            <text:p>0.178064</text:p>
          </table:table-cell>
          <table:table-cell office:value-type="float" office:value="0.199928" calcext:value-type="float">
            <text:p>0.199928</text:p>
          </table:table-cell>
          <table:table-cell table:number-columns-repeated="3"/>
          <table:table-cell office:value-type="float" office:value="510000" calcext:value-type="float">
            <text:p>510000</text:p>
          </table:table-cell>
          <table:table-cell office:value-type="float" office:value="0.235325" calcext:value-type="float">
            <text:p>0.235325</text:p>
          </table:table-cell>
          <table:table-cell office:value-type="float" office:value="0.431563" calcext:value-type="float">
            <text:p>0.431563</text:p>
          </table:table-cell>
          <table:table-cell office:value-type="float" office:value="0.487988" calcext:value-type="float">
            <text:p>0.487988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 office:value-type="float" office:value="0.097984" calcext:value-type="float">
            <text:p>0.097984</text:p>
          </table:table-cell>
          <table:table-cell office:value-type="float" office:value="0.179669" calcext:value-type="float">
            <text:p>0.179669</text:p>
          </table:table-cell>
          <table:table-cell office:value-type="float" office:value="0.201762" calcext:value-type="float">
            <text:p>0.201762</text:p>
          </table:table-cell>
          <table:table-cell table:number-columns-repeated="3"/>
          <table:table-cell office:value-type="float" office:value="512000" calcext:value-type="float">
            <text:p>512000</text:p>
          </table:table-cell>
          <table:table-cell office:value-type="float" office:value="0.236142" calcext:value-type="float">
            <text:p>0.236142</text:p>
          </table:table-cell>
          <table:table-cell office:value-type="float" office:value="0.434378" calcext:value-type="float">
            <text:p>0.434378</text:p>
          </table:table-cell>
          <table:table-cell office:value-type="float" office:value="0.4923" calcext:value-type="float">
            <text:p>0.4923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0.098707" calcext:value-type="float">
            <text:p>0.098707</text:p>
          </table:table-cell>
          <table:table-cell office:value-type="float" office:value="0.181187" calcext:value-type="float">
            <text:p>0.181187</text:p>
          </table:table-cell>
          <table:table-cell office:value-type="float" office:value="0.203855" calcext:value-type="float">
            <text:p>0.203855</text:p>
          </table:table-cell>
          <table:table-cell table:number-columns-repeated="3"/>
          <table:table-cell office:value-type="float" office:value="514000" calcext:value-type="float">
            <text:p>514000</text:p>
          </table:table-cell>
          <table:table-cell office:value-type="float" office:value="0.23696" calcext:value-type="float">
            <text:p>0.23696</text:p>
          </table:table-cell>
          <table:table-cell office:value-type="float" office:value="0.437783" calcext:value-type="float">
            <text:p>0.437783</text:p>
          </table:table-cell>
          <table:table-cell office:value-type="float" office:value="0.49407" calcext:value-type="float">
            <text:p>0.49407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 office:value-type="float" office:value="0.099476" calcext:value-type="float">
            <text:p>0.099476</text:p>
          </table:table-cell>
          <table:table-cell office:value-type="float" office:value="0.182927" calcext:value-type="float">
            <text:p>0.182927</text:p>
          </table:table-cell>
          <table:table-cell office:value-type="float" office:value="0.205586" calcext:value-type="float">
            <text:p>0.205586</text:p>
          </table:table-cell>
          <table:table-cell table:number-columns-repeated="3"/>
          <table:table-cell office:value-type="float" office:value="516000" calcext:value-type="float">
            <text:p>516000</text:p>
          </table:table-cell>
          <table:table-cell office:value-type="float" office:value="0.237943" calcext:value-type="float">
            <text:p>0.237943</text:p>
          </table:table-cell>
          <table:table-cell office:value-type="float" office:value="0.438903" calcext:value-type="float">
            <text:p>0.438903</text:p>
          </table:table-cell>
          <table:table-cell office:value-type="float" office:value="0.497516" calcext:value-type="float">
            <text:p>0.497516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0.10031" calcext:value-type="float">
            <text:p>0.10031</text:p>
          </table:table-cell>
          <table:table-cell office:value-type="float" office:value="0.184801" calcext:value-type="float">
            <text:p>0.184801</text:p>
          </table:table-cell>
          <table:table-cell office:value-type="float" office:value="0.207632" calcext:value-type="float">
            <text:p>0.207632</text:p>
          </table:table-cell>
          <table:table-cell table:number-columns-repeated="3"/>
          <table:table-cell office:value-type="float" office:value="518000" calcext:value-type="float">
            <text:p>518000</text:p>
          </table:table-cell>
          <table:table-cell office:value-type="float" office:value="0.239095" calcext:value-type="float">
            <text:p>0.239095</text:p>
          </table:table-cell>
          <table:table-cell office:value-type="float" office:value="0.438623" calcext:value-type="float">
            <text:p>0.438623</text:p>
          </table:table-cell>
          <table:table-cell office:value-type="float" office:value="0.498915" calcext:value-type="float">
            <text:p>0.498915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float" office:value="0.10127" calcext:value-type="float">
            <text:p>0.10127</text:p>
          </table:table-cell>
          <table:table-cell office:value-type="float" office:value="0.186487" calcext:value-type="float">
            <text:p>0.186487</text:p>
          </table:table-cell>
          <table:table-cell office:value-type="float" office:value="0.209659" calcext:value-type="float">
            <text:p>0.209659</text:p>
          </table:table-cell>
          <table:table-cell table:number-columns-repeated="3"/>
          <table:table-cell office:value-type="float" office:value="520000" calcext:value-type="float">
            <text:p>520000</text:p>
          </table:table-cell>
          <table:table-cell office:value-type="float" office:value="0.239848" calcext:value-type="float">
            <text:p>0.239848</text:p>
          </table:table-cell>
          <table:table-cell office:value-type="float" office:value="0.439318" calcext:value-type="float">
            <text:p>0.439318</text:p>
          </table:table-cell>
          <table:table-cell office:value-type="float" office:value="0.505423" calcext:value-type="float">
            <text:p>0.505423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0.102205" calcext:value-type="float">
            <text:p>0.102205</text:p>
          </table:table-cell>
          <table:table-cell office:value-type="float" office:value="0.188551" calcext:value-type="float">
            <text:p>0.188551</text:p>
          </table:table-cell>
          <table:table-cell office:value-type="float" office:value="0.211408" calcext:value-type="float">
            <text:p>0.211408</text:p>
          </table:table-cell>
          <table:table-cell table:number-columns-repeated="3"/>
          <table:table-cell office:value-type="float" office:value="522000" calcext:value-type="float">
            <text:p>522000</text:p>
          </table:table-cell>
          <table:table-cell office:value-type="float" office:value="0.240557" calcext:value-type="float">
            <text:p>0.240557</text:p>
          </table:table-cell>
          <table:table-cell office:value-type="float" office:value="0.440908" calcext:value-type="float">
            <text:p>0.440908</text:p>
          </table:table-cell>
          <table:table-cell office:value-type="float" office:value="0.501308" calcext:value-type="float">
            <text:p>0.501308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 office:value-type="float" office:value="0.103111" calcext:value-type="float">
            <text:p>0.103111</text:p>
          </table:table-cell>
          <table:table-cell office:value-type="float" office:value="0.190109" calcext:value-type="float">
            <text:p>0.190109</text:p>
          </table:table-cell>
          <table:table-cell office:value-type="float" office:value="0.213229" calcext:value-type="float">
            <text:p>0.213229</text:p>
          </table:table-cell>
          <table:table-cell table:number-columns-repeated="3"/>
          <table:table-cell office:value-type="float" office:value="524000" calcext:value-type="float">
            <text:p>524000</text:p>
          </table:table-cell>
          <table:table-cell office:value-type="float" office:value="0.241916" calcext:value-type="float">
            <text:p>0.241916</text:p>
          </table:table-cell>
          <table:table-cell office:value-type="float" office:value="0.443369" calcext:value-type="float">
            <text:p>0.443369</text:p>
          </table:table-cell>
          <table:table-cell office:value-type="float" office:value="0.503118" calcext:value-type="float">
            <text:p>0.503118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191776" calcext:value-type="float">
            <text:p>0.191776</text:p>
          </table:table-cell>
          <table:table-cell office:value-type="float" office:value="0.215177" calcext:value-type="float">
            <text:p>0.215177</text:p>
          </table:table-cell>
          <table:table-cell table:number-columns-repeated="3"/>
          <table:table-cell office:value-type="float" office:value="526000" calcext:value-type="float">
            <text:p>526000</text:p>
          </table:table-cell>
          <table:table-cell office:value-type="float" office:value="0.242629" calcext:value-type="float">
            <text:p>0.242629</text:p>
          </table:table-cell>
          <table:table-cell office:value-type="float" office:value="0.446754" calcext:value-type="float">
            <text:p>0.446754</text:p>
          </table:table-cell>
          <table:table-cell office:value-type="float" office:value="0.504926" calcext:value-type="float">
            <text:p>0.504926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0.104968" calcext:value-type="float">
            <text:p>0.104968</text:p>
          </table:table-cell>
          <table:table-cell office:value-type="float" office:value="0.193609" calcext:value-type="float">
            <text:p>0.193609</text:p>
          </table:table-cell>
          <table:table-cell office:value-type="float" office:value="0.217159" calcext:value-type="float">
            <text:p>0.217159</text:p>
          </table:table-cell>
          <table:table-cell table:number-columns-repeated="3"/>
          <table:table-cell office:value-type="float" office:value="528000" calcext:value-type="float">
            <text:p>528000</text:p>
          </table:table-cell>
          <table:table-cell office:value-type="float" office:value="0.243477" calcext:value-type="float">
            <text:p>0.243477</text:p>
          </table:table-cell>
          <table:table-cell office:value-type="float" office:value="0.447224" calcext:value-type="float">
            <text:p>0.447224</text:p>
          </table:table-cell>
          <table:table-cell office:value-type="float" office:value="0.507526" calcext:value-type="float">
            <text:p>0.507526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 office:value-type="float" office:value="0.105967" calcext:value-type="float">
            <text:p>0.105967</text:p>
          </table:table-cell>
          <table:table-cell office:value-type="float" office:value="0.19511" calcext:value-type="float">
            <text:p>0.19511</text:p>
          </table:table-cell>
          <table:table-cell office:value-type="float" office:value="0.218983" calcext:value-type="float">
            <text:p>0.218983</text:p>
          </table:table-cell>
          <table:table-cell table:number-columns-repeated="3"/>
          <table:table-cell office:value-type="float" office:value="530000" calcext:value-type="float">
            <text:p>530000</text:p>
          </table:table-cell>
          <table:table-cell office:value-type="float" office:value="0.244616" calcext:value-type="float">
            <text:p>0.244616</text:p>
          </table:table-cell>
          <table:table-cell office:value-type="float" office:value="0.447335" calcext:value-type="float">
            <text:p>0.447335</text:p>
          </table:table-cell>
          <table:table-cell office:value-type="float" office:value="0.508757" calcext:value-type="float">
            <text:p>0.508757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 office:value-type="float" office:value="0.10688" calcext:value-type="float">
            <text:p>0.10688</text:p>
          </table:table-cell>
          <table:table-cell office:value-type="float" office:value="0.196742" calcext:value-type="float">
            <text:p>0.196742</text:p>
          </table:table-cell>
          <table:table-cell office:value-type="float" office:value="0.220814" calcext:value-type="float">
            <text:p>0.220814</text:p>
          </table:table-cell>
          <table:table-cell table:number-columns-repeated="3"/>
          <table:table-cell office:value-type="float" office:value="532000" calcext:value-type="float">
            <text:p>532000</text:p>
          </table:table-cell>
          <table:table-cell office:value-type="float" office:value="0.245462" calcext:value-type="float">
            <text:p>0.245462</text:p>
          </table:table-cell>
          <table:table-cell office:value-type="float" office:value="0.449536" calcext:value-type="float">
            <text:p>0.449536</text:p>
          </table:table-cell>
          <table:table-cell office:value-type="float" office:value="0.512451" calcext:value-type="float">
            <text:p>0.512451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 office:value-type="float" office:value="0.10788" calcext:value-type="float">
            <text:p>0.10788</text:p>
          </table:table-cell>
          <table:table-cell office:value-type="float" office:value="0.198547" calcext:value-type="float">
            <text:p>0.198547</text:p>
          </table:table-cell>
          <table:table-cell office:value-type="float" office:value="0.222781" calcext:value-type="float">
            <text:p>0.222781</text:p>
          </table:table-cell>
          <table:table-cell table:number-columns-repeated="3"/>
          <table:table-cell office:value-type="float" office:value="534000" calcext:value-type="float">
            <text:p>534000</text:p>
          </table:table-cell>
          <table:table-cell office:value-type="float" office:value="0.246409" calcext:value-type="float">
            <text:p>0.246409</text:p>
          </table:table-cell>
          <table:table-cell office:value-type="float" office:value="0.451771" calcext:value-type="float">
            <text:p>0.451771</text:p>
          </table:table-cell>
          <table:table-cell office:value-type="float" office:value="0.513145" calcext:value-type="float">
            <text:p>0.513145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 office:value-type="float" office:value="0.10888" calcext:value-type="float">
            <text:p>0.10888</text:p>
          </table:table-cell>
          <table:table-cell office:value-type="float" office:value="0.200217" calcext:value-type="float">
            <text:p>0.200217</text:p>
          </table:table-cell>
          <table:table-cell office:value-type="float" office:value="0.2248" calcext:value-type="float">
            <text:p>0.2248</text:p>
          </table:table-cell>
          <table:table-cell table:number-columns-repeated="3"/>
          <table:table-cell office:value-type="float" office:value="536000" calcext:value-type="float">
            <text:p>536000</text:p>
          </table:table-cell>
          <table:table-cell office:value-type="float" office:value="0.247512" calcext:value-type="float">
            <text:p>0.247512</text:p>
          </table:table-cell>
          <table:table-cell office:value-type="float" office:value="0.453532" calcext:value-type="float">
            <text:p>0.453532</text:p>
          </table:table-cell>
          <table:table-cell office:value-type="float" office:value="0.514693" calcext:value-type="float">
            <text:p>0.514693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0.109809" calcext:value-type="float">
            <text:p>0.109809</text:p>
          </table:table-cell>
          <table:table-cell office:value-type="float" office:value="0.201933" calcext:value-type="float">
            <text:p>0.201933</text:p>
          </table:table-cell>
          <table:table-cell office:value-type="float" office:value="0.226523" calcext:value-type="float">
            <text:p>0.226523</text:p>
          </table:table-cell>
          <table:table-cell table:number-columns-repeated="3"/>
          <table:table-cell office:value-type="float" office:value="538000" calcext:value-type="float">
            <text:p>538000</text:p>
          </table:table-cell>
          <table:table-cell office:value-type="float" office:value="0.248305" calcext:value-type="float">
            <text:p>0.248305</text:p>
          </table:table-cell>
          <table:table-cell office:value-type="float" office:value="0.453973" calcext:value-type="float">
            <text:p>0.453973</text:p>
          </table:table-cell>
          <table:table-cell office:value-type="float" office:value="0.519554" calcext:value-type="float">
            <text:p>0.519554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 office:value-type="float" office:value="0.110768" calcext:value-type="float">
            <text:p>0.110768</text:p>
          </table:table-cell>
          <table:table-cell office:value-type="float" office:value="0.203818" calcext:value-type="float">
            <text:p>0.203818</text:p>
          </table:table-cell>
          <table:table-cell office:value-type="float" office:value="0.228364" calcext:value-type="float">
            <text:p>0.228364</text:p>
          </table:table-cell>
          <table:table-cell table:number-columns-repeated="3"/>
          <table:table-cell office:value-type="float" office:value="540000" calcext:value-type="float">
            <text:p>540000</text:p>
          </table:table-cell>
          <table:table-cell office:value-type="float" office:value="0.249156" calcext:value-type="float">
            <text:p>0.249156</text:p>
          </table:table-cell>
          <table:table-cell office:value-type="float" office:value="0.456876" calcext:value-type="float">
            <text:p>0.456876</text:p>
          </table:table-cell>
          <table:table-cell office:value-type="float" office:value="0.521767" calcext:value-type="float">
            <text:p>0.521767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 office:value-type="float" office:value="0.111778" calcext:value-type="float">
            <text:p>0.111778</text:p>
          </table:table-cell>
          <table:table-cell office:value-type="float" office:value="0.205256" calcext:value-type="float">
            <text:p>0.205256</text:p>
          </table:table-cell>
          <table:table-cell office:value-type="float" office:value="0.230502" calcext:value-type="float">
            <text:p>0.230502</text:p>
          </table:table-cell>
          <table:table-cell table:number-columns-repeated="3"/>
          <table:table-cell office:value-type="float" office:value="542000" calcext:value-type="float">
            <text:p>542000</text:p>
          </table:table-cell>
          <table:table-cell office:value-type="float" office:value="0.250098" calcext:value-type="float">
            <text:p>0.250098</text:p>
          </table:table-cell>
          <table:table-cell office:value-type="float" office:value="0.458004" calcext:value-type="float">
            <text:p>0.458004</text:p>
          </table:table-cell>
          <table:table-cell office:value-type="float" office:value="0.523428" calcext:value-type="float">
            <text:p>0.523428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 office:value-type="float" office:value="0.112586" calcext:value-type="float">
            <text:p>0.112586</text:p>
          </table:table-cell>
          <table:table-cell office:value-type="float" office:value="0.206988" calcext:value-type="float">
            <text:p>0.206988</text:p>
          </table:table-cell>
          <table:table-cell office:value-type="float" office:value="0.232308" calcext:value-type="float">
            <text:p>0.232308</text:p>
          </table:table-cell>
          <table:table-cell table:number-columns-repeated="3"/>
          <table:table-cell office:value-type="float" office:value="544000" calcext:value-type="float">
            <text:p>544000</text:p>
          </table:table-cell>
          <table:table-cell office:value-type="float" office:value="0.251287" calcext:value-type="float">
            <text:p>0.251287</text:p>
          </table:table-cell>
          <table:table-cell office:value-type="float" office:value="0.460733" calcext:value-type="float">
            <text:p>0.460733</text:p>
          </table:table-cell>
          <table:table-cell office:value-type="float" office:value="0.52781" calcext:value-type="float">
            <text:p>0.52781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 office:value-type="float" office:value="0.113536" calcext:value-type="float">
            <text:p>0.113536</text:p>
          </table:table-cell>
          <table:table-cell office:value-type="float" office:value="0.208748" calcext:value-type="float">
            <text:p>0.208748</text:p>
          </table:table-cell>
          <table:table-cell office:value-type="float" office:value="0.234401" calcext:value-type="float">
            <text:p>0.234401</text:p>
          </table:table-cell>
          <table:table-cell table:number-columns-repeated="3"/>
          <table:table-cell office:value-type="float" office:value="546000" calcext:value-type="float">
            <text:p>546000</text:p>
          </table:table-cell>
          <table:table-cell office:value-type="float" office:value="0.251912" calcext:value-type="float">
            <text:p>0.251912</text:p>
          </table:table-cell>
          <table:table-cell office:value-type="float" office:value="0.460708" calcext:value-type="float">
            <text:p>0.460708</text:p>
          </table:table-cell>
          <table:table-cell office:value-type="float" office:value="0.533448" calcext:value-type="float">
            <text:p>0.533448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11445" calcext:value-type="float">
            <text:p>0.11445</text:p>
          </table:table-cell>
          <table:table-cell office:value-type="float" office:value="0.21042" calcext:value-type="float">
            <text:p>0.21042</text:p>
          </table:table-cell>
          <table:table-cell office:value-type="float" office:value="0.236177" calcext:value-type="float">
            <text:p>0.236177</text:p>
          </table:table-cell>
          <table:table-cell table:number-columns-repeated="3"/>
          <table:table-cell office:value-type="float" office:value="548000" calcext:value-type="float">
            <text:p>548000</text:p>
          </table:table-cell>
          <table:table-cell office:value-type="float" office:value="0.252946" calcext:value-type="float">
            <text:p>0.252946</text:p>
          </table:table-cell>
          <table:table-cell office:value-type="float" office:value="0.463708" calcext:value-type="float">
            <text:p>0.463708</text:p>
          </table:table-cell>
          <table:table-cell office:value-type="float" office:value="0.533817" calcext:value-type="float">
            <text:p>0.533817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 office:value-type="float" office:value="0.115371" calcext:value-type="float">
            <text:p>0.115371</text:p>
          </table:table-cell>
          <table:table-cell office:value-type="float" office:value="0.212105" calcext:value-type="float">
            <text:p>0.212105</text:p>
          </table:table-cell>
          <table:table-cell office:value-type="float" office:value="0.238157" calcext:value-type="float">
            <text:p>0.238157</text:p>
          </table:table-cell>
          <table:table-cell table:number-columns-repeated="3"/>
          <table:table-cell office:value-type="float" office:value="550000" calcext:value-type="float">
            <text:p>550000</text:p>
          </table:table-cell>
          <table:table-cell office:value-type="float" office:value="0.254451" calcext:value-type="float">
            <text:p>0.254451</text:p>
          </table:table-cell>
          <table:table-cell office:value-type="float" office:value="0.46544" calcext:value-type="float">
            <text:p>0.46544</text:p>
          </table:table-cell>
          <table:table-cell office:value-type="float" office:value="0.538132" calcext:value-type="float">
            <text:p>0.538132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 office:value-type="float" office:value="0.116324" calcext:value-type="float">
            <text:p>0.116324</text:p>
          </table:table-cell>
          <table:table-cell office:value-type="float" office:value="0.213928" calcext:value-type="float">
            <text:p>0.213928</text:p>
          </table:table-cell>
          <table:table-cell office:value-type="float" office:value="0.239833" calcext:value-type="float">
            <text:p>0.239833</text:p>
          </table:table-cell>
          <table:table-cell table:number-columns-repeated="3"/>
          <table:table-cell office:value-type="float" office:value="552000" calcext:value-type="float">
            <text:p>552000</text:p>
          </table:table-cell>
          <table:table-cell office:value-type="float" office:value="0.256622" calcext:value-type="float">
            <text:p>0.256622</text:p>
          </table:table-cell>
          <table:table-cell office:value-type="float" office:value="0.466757" calcext:value-type="float">
            <text:p>0.466757</text:p>
          </table:table-cell>
          <table:table-cell office:value-type="float" office:value="0.538635" calcext:value-type="float">
            <text:p>0.538635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0.117227" calcext:value-type="float">
            <text:p>0.117227</text:p>
          </table:table-cell>
          <table:table-cell office:value-type="float" office:value="0.215503" calcext:value-type="float">
            <text:p>0.215503</text:p>
          </table:table-cell>
          <table:table-cell office:value-type="float" office:value="0.242056" calcext:value-type="float">
            <text:p>0.242056</text:p>
          </table:table-cell>
          <table:table-cell table:number-columns-repeated="3"/>
          <table:table-cell office:value-type="float" office:value="554000" calcext:value-type="float">
            <text:p>554000</text:p>
          </table:table-cell>
          <table:table-cell office:value-type="float" office:value="0.257631" calcext:value-type="float">
            <text:p>0.257631</text:p>
          </table:table-cell>
          <table:table-cell office:value-type="float" office:value="0.469098" calcext:value-type="float">
            <text:p>0.469098</text:p>
          </table:table-cell>
          <table:table-cell office:value-type="float" office:value="0.546349" calcext:value-type="float">
            <text:p>0.546349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 office:value-type="float" office:value="0.118068" calcext:value-type="float">
            <text:p>0.118068</text:p>
          </table:table-cell>
          <table:table-cell office:value-type="float" office:value="0.217154" calcext:value-type="float">
            <text:p>0.217154</text:p>
          </table:table-cell>
          <table:table-cell office:value-type="float" office:value="0.243727" calcext:value-type="float">
            <text:p>0.243727</text:p>
          </table:table-cell>
          <table:table-cell table:number-columns-repeated="3"/>
          <table:table-cell office:value-type="float" office:value="556000" calcext:value-type="float">
            <text:p>556000</text:p>
          </table:table-cell>
          <table:table-cell office:value-type="float" office:value="0.258534" calcext:value-type="float">
            <text:p>0.258534</text:p>
          </table:table-cell>
          <table:table-cell office:value-type="float" office:value="0.470157" calcext:value-type="float">
            <text:p>0.470157</text:p>
          </table:table-cell>
          <table:table-cell office:value-type="float" office:value="0.547161" calcext:value-type="float">
            <text:p>0.547161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0.118369" calcext:value-type="float">
            <text:p>0.118369</text:p>
          </table:table-cell>
          <table:table-cell office:value-type="float" office:value="0.219041" calcext:value-type="float">
            <text:p>0.219041</text:p>
          </table:table-cell>
          <table:table-cell office:value-type="float" office:value="0.24565" calcext:value-type="float">
            <text:p>0.24565</text:p>
          </table:table-cell>
          <table:table-cell table:number-columns-repeated="3"/>
          <table:table-cell office:value-type="float" office:value="558000" calcext:value-type="float">
            <text:p>558000</text:p>
          </table:table-cell>
          <table:table-cell office:value-type="float" office:value="0.259465" calcext:value-type="float">
            <text:p>0.259465</text:p>
          </table:table-cell>
          <table:table-cell office:value-type="float" office:value="0.471687" calcext:value-type="float">
            <text:p>0.471687</text:p>
          </table:table-cell>
          <table:table-cell office:value-type="float" office:value="0.549024" calcext:value-type="float">
            <text:p>0.549024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 office:value-type="float" office:value="0.119229" calcext:value-type="float">
            <text:p>0.119229</text:p>
          </table:table-cell>
          <table:table-cell office:value-type="float" office:value="0.22056" calcext:value-type="float">
            <text:p>0.22056</text:p>
          </table:table-cell>
          <table:table-cell office:value-type="float" office:value="0.247543" calcext:value-type="float">
            <text:p>0.247543</text:p>
          </table:table-cell>
          <table:table-cell table:number-columns-repeated="3"/>
          <table:table-cell office:value-type="float" office:value="560000" calcext:value-type="float">
            <text:p>560000</text:p>
          </table:table-cell>
          <table:table-cell office:value-type="float" office:value="0.260276" calcext:value-type="float">
            <text:p>0.260276</text:p>
          </table:table-cell>
          <table:table-cell office:value-type="float" office:value="0.473165" calcext:value-type="float">
            <text:p>0.473165</text:p>
          </table:table-cell>
          <table:table-cell office:value-type="float" office:value="0.538203" calcext:value-type="float">
            <text:p>0.538203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 office:value-type="float" office:value="0.120555" calcext:value-type="float">
            <text:p>0.120555</text:p>
          </table:table-cell>
          <table:table-cell office:value-type="float" office:value="0.222351" calcext:value-type="float">
            <text:p>0.222351</text:p>
          </table:table-cell>
          <table:table-cell office:value-type="float" office:value="0.249549" calcext:value-type="float">
            <text:p>0.249549</text:p>
          </table:table-cell>
          <table:table-cell table:number-columns-repeated="3"/>
          <table:table-cell office:value-type="float" office:value="562000" calcext:value-type="float">
            <text:p>562000</text:p>
          </table:table-cell>
          <table:table-cell office:value-type="float" office:value="0.261116" calcext:value-type="float">
            <text:p>0.261116</text:p>
          </table:table-cell>
          <table:table-cell office:value-type="float" office:value="0.475615" calcext:value-type="float">
            <text:p>0.475615</text:p>
          </table:table-cell>
          <table:table-cell office:value-type="float" office:value="0.539499" calcext:value-type="float">
            <text:p>0.539499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 office:value-type="float" office:value="0.121544" calcext:value-type="float">
            <text:p>0.121544</text:p>
          </table:table-cell>
          <table:table-cell office:value-type="float" office:value="0.224051" calcext:value-type="float">
            <text:p>0.224051</text:p>
          </table:table-cell>
          <table:table-cell office:value-type="float" office:value="0.251282" calcext:value-type="float">
            <text:p>0.251282</text:p>
          </table:table-cell>
          <table:table-cell table:number-columns-repeated="3"/>
          <table:table-cell office:value-type="float" office:value="564000" calcext:value-type="float">
            <text:p>564000</text:p>
          </table:table-cell>
          <table:table-cell office:value-type="float" office:value="0.260989" calcext:value-type="float">
            <text:p>0.260989</text:p>
          </table:table-cell>
          <table:table-cell office:value-type="float" office:value="0.476486" calcext:value-type="float">
            <text:p>0.476486</text:p>
          </table:table-cell>
          <table:table-cell office:value-type="float" office:value="0.542794" calcext:value-type="float">
            <text:p>0.542794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 office:value-type="float" office:value="0.122477" calcext:value-type="float">
            <text:p>0.122477</text:p>
          </table:table-cell>
          <table:table-cell office:value-type="float" office:value="0.225795" calcext:value-type="float">
            <text:p>0.225795</text:p>
          </table:table-cell>
          <table:table-cell office:value-type="float" office:value="0.25343" calcext:value-type="float">
            <text:p>0.25343</text:p>
          </table:table-cell>
          <table:table-cell table:number-columns-repeated="3"/>
          <table:table-cell office:value-type="float" office:value="566000" calcext:value-type="float">
            <text:p>566000</text:p>
          </table:table-cell>
          <table:table-cell office:value-type="float" office:value="0.261522" calcext:value-type="float">
            <text:p>0.261522</text:p>
          </table:table-cell>
          <table:table-cell office:value-type="float" office:value="0.476353" calcext:value-type="float">
            <text:p>0.476353</text:p>
          </table:table-cell>
          <table:table-cell office:value-type="float" office:value="0.545458" calcext:value-type="float">
            <text:p>0.545458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0.123697" calcext:value-type="float">
            <text:p>0.123697</text:p>
          </table:table-cell>
          <table:table-cell office:value-type="float" office:value="0.227656" calcext:value-type="float">
            <text:p>0.227656</text:p>
          </table:table-cell>
          <table:table-cell office:value-type="float" office:value="0.255334" calcext:value-type="float">
            <text:p>0.255334</text:p>
          </table:table-cell>
          <table:table-cell table:number-columns-repeated="3"/>
          <table:table-cell office:value-type="float" office:value="568000" calcext:value-type="float">
            <text:p>568000</text:p>
          </table:table-cell>
          <table:table-cell office:value-type="float" office:value="0.265105" calcext:value-type="float">
            <text:p>0.265105</text:p>
          </table:table-cell>
          <table:table-cell office:value-type="float" office:value="0.479304" calcext:value-type="float">
            <text:p>0.479304</text:p>
          </table:table-cell>
          <table:table-cell office:value-type="float" office:value="0.546367" calcext:value-type="float">
            <text:p>0.546367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 office:value-type="float" office:value="0.123937" calcext:value-type="float">
            <text:p>0.123937</text:p>
          </table:table-cell>
          <table:table-cell office:value-type="float" office:value="0.229226" calcext:value-type="float">
            <text:p>0.229226</text:p>
          </table:table-cell>
          <table:table-cell office:value-type="float" office:value="0.257261" calcext:value-type="float">
            <text:p>0.257261</text:p>
          </table:table-cell>
          <table:table-cell table:number-columns-repeated="3"/>
          <table:table-cell office:value-type="float" office:value="570000" calcext:value-type="float">
            <text:p>570000</text:p>
          </table:table-cell>
          <table:table-cell office:value-type="float" office:value="0.264794" calcext:value-type="float">
            <text:p>0.264794</text:p>
          </table:table-cell>
          <table:table-cell office:value-type="float" office:value="0.481243" calcext:value-type="float">
            <text:p>0.481243</text:p>
          </table:table-cell>
          <table:table-cell office:value-type="float" office:value="0.549167" calcext:value-type="float">
            <text:p>0.549167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 office:value-type="float" office:value="0.124784" calcext:value-type="float">
            <text:p>0.124784</text:p>
          </table:table-cell>
          <table:table-cell office:value-type="float" office:value="0.230698" calcext:value-type="float">
            <text:p>0.230698</text:p>
          </table:table-cell>
          <table:table-cell office:value-type="float" office:value="0.25901" calcext:value-type="float">
            <text:p>0.25901</text:p>
          </table:table-cell>
          <table:table-cell table:number-columns-repeated="3"/>
          <table:table-cell office:value-type="float" office:value="572000" calcext:value-type="float">
            <text:p>572000</text:p>
          </table:table-cell>
          <table:table-cell office:value-type="float" office:value="0.264539" calcext:value-type="float">
            <text:p>0.264539</text:p>
          </table:table-cell>
          <table:table-cell office:value-type="float" office:value="0.483496" calcext:value-type="float">
            <text:p>0.483496</text:p>
          </table:table-cell>
          <table:table-cell office:value-type="float" office:value="0.551469" calcext:value-type="float">
            <text:p>0.551469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 office:value-type="float" office:value="0.125718" calcext:value-type="float">
            <text:p>0.125718</text:p>
          </table:table-cell>
          <table:table-cell office:value-type="float" office:value="0.232603" calcext:value-type="float">
            <text:p>0.232603</text:p>
          </table:table-cell>
          <table:table-cell office:value-type="float" office:value="0.260909" calcext:value-type="float">
            <text:p>0.260909</text:p>
          </table:table-cell>
          <table:table-cell table:number-columns-repeated="3"/>
          <table:table-cell office:value-type="float" office:value="574000" calcext:value-type="float">
            <text:p>574000</text:p>
          </table:table-cell>
          <table:table-cell office:value-type="float" office:value="0.265614" calcext:value-type="float">
            <text:p>0.265614</text:p>
          </table:table-cell>
          <table:table-cell office:value-type="float" office:value="0.485077" calcext:value-type="float">
            <text:p>0.485077</text:p>
          </table:table-cell>
          <table:table-cell office:value-type="float" office:value="0.55281" calcext:value-type="float">
            <text:p>0.55281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 office:value-type="float" office:value="0.126595" calcext:value-type="float">
            <text:p>0.126595</text:p>
          </table:table-cell>
          <table:table-cell office:value-type="float" office:value="0.234138" calcext:value-type="float">
            <text:p>0.234138</text:p>
          </table:table-cell>
          <table:table-cell office:value-type="float" office:value="0.262786" calcext:value-type="float">
            <text:p>0.262786</text:p>
          </table:table-cell>
          <table:table-cell table:number-columns-repeated="3"/>
          <table:table-cell office:value-type="float" office:value="576000" calcext:value-type="float">
            <text:p>576000</text:p>
          </table:table-cell>
          <table:table-cell office:value-type="float" office:value="0.266675" calcext:value-type="float">
            <text:p>0.266675</text:p>
          </table:table-cell>
          <table:table-cell office:value-type="float" office:value="0.487117" calcext:value-type="float">
            <text:p>0.487117</text:p>
          </table:table-cell>
          <table:table-cell office:value-type="float" office:value="0.556239" calcext:value-type="float">
            <text:p>0.556239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0.127508" calcext:value-type="float">
            <text:p>0.127508</text:p>
          </table:table-cell>
          <table:table-cell office:value-type="float" office:value="0.236116" calcext:value-type="float">
            <text:p>0.236116</text:p>
          </table:table-cell>
          <table:table-cell office:value-type="float" office:value="0.264665" calcext:value-type="float">
            <text:p>0.264665</text:p>
          </table:table-cell>
          <table:table-cell table:number-columns-repeated="3"/>
          <table:table-cell office:value-type="float" office:value="578000" calcext:value-type="float">
            <text:p>578000</text:p>
          </table:table-cell>
          <table:table-cell office:value-type="float" office:value="0.266934" calcext:value-type="float">
            <text:p>0.266934</text:p>
          </table:table-cell>
          <table:table-cell office:value-type="float" office:value="0.488694" calcext:value-type="float">
            <text:p>0.488694</text:p>
          </table:table-cell>
          <table:table-cell office:value-type="float" office:value="0.558143" calcext:value-type="float">
            <text:p>0.558143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 office:value-type="float" office:value="0.128374" calcext:value-type="float">
            <text:p>0.128374</text:p>
          </table:table-cell>
          <table:table-cell office:value-type="float" office:value="0.237671" calcext:value-type="float">
            <text:p>0.237671</text:p>
          </table:table-cell>
          <table:table-cell office:value-type="float" office:value="0.266698" calcext:value-type="float">
            <text:p>0.266698</text:p>
          </table:table-cell>
          <table:table-cell table:number-columns-repeated="3"/>
          <table:table-cell office:value-type="float" office:value="580000" calcext:value-type="float">
            <text:p>580000</text:p>
          </table:table-cell>
          <table:table-cell office:value-type="float" office:value="0.268195" calcext:value-type="float">
            <text:p>0.268195</text:p>
          </table:table-cell>
          <table:table-cell office:value-type="float" office:value="0.490894" calcext:value-type="float">
            <text:p>0.490894</text:p>
          </table:table-cell>
          <table:table-cell office:value-type="float" office:value="0.560255" calcext:value-type="float">
            <text:p>0.560255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 office:value-type="float" office:value="0.129359" calcext:value-type="float">
            <text:p>0.129359</text:p>
          </table:table-cell>
          <table:table-cell office:value-type="float" office:value="0.239529" calcext:value-type="float">
            <text:p>0.239529</text:p>
          </table:table-cell>
          <table:table-cell office:value-type="float" office:value="0.268538" calcext:value-type="float">
            <text:p>0.268538</text:p>
          </table:table-cell>
          <table:table-cell table:number-columns-repeated="3"/>
          <table:table-cell office:value-type="float" office:value="582000" calcext:value-type="float">
            <text:p>582000</text:p>
          </table:table-cell>
          <table:table-cell office:value-type="float" office:value="0.268754" calcext:value-type="float">
            <text:p>0.268754</text:p>
          </table:table-cell>
          <table:table-cell office:value-type="float" office:value="0.492244" calcext:value-type="float">
            <text:p>0.492244</text:p>
          </table:table-cell>
          <table:table-cell office:value-type="float" office:value="0.562866" calcext:value-type="float">
            <text:p>0.562866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 office:value-type="float" office:value="0.130191" calcext:value-type="float">
            <text:p>0.130191</text:p>
          </table:table-cell>
          <table:table-cell office:value-type="float" office:value="0.241211" calcext:value-type="float">
            <text:p>0.241211</text:p>
          </table:table-cell>
          <table:table-cell office:value-type="float" office:value="0.270602" calcext:value-type="float">
            <text:p>0.270602</text:p>
          </table:table-cell>
          <table:table-cell table:number-columns-repeated="3"/>
          <table:table-cell office:value-type="float" office:value="584000" calcext:value-type="float">
            <text:p>584000</text:p>
          </table:table-cell>
          <table:table-cell office:value-type="float" office:value="0.26977" calcext:value-type="float">
            <text:p>0.26977</text:p>
          </table:table-cell>
          <table:table-cell office:value-type="float" office:value="0.493313" calcext:value-type="float">
            <text:p>0.493313</text:p>
          </table:table-cell>
          <table:table-cell office:value-type="float" office:value="0.564764" calcext:value-type="float">
            <text:p>0.564764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 office:value-type="float" office:value="0.131179" calcext:value-type="float">
            <text:p>0.131179</text:p>
          </table:table-cell>
          <table:table-cell office:value-type="float" office:value="0.242805" calcext:value-type="float">
            <text:p>0.242805</text:p>
          </table:table-cell>
          <table:table-cell office:value-type="float" office:value="0.272324" calcext:value-type="float">
            <text:p>0.272324</text:p>
          </table:table-cell>
          <table:table-cell table:number-columns-repeated="3"/>
          <table:table-cell office:value-type="float" office:value="586000" calcext:value-type="float">
            <text:p>586000</text:p>
          </table:table-cell>
          <table:table-cell office:value-type="float" office:value="0.271779" calcext:value-type="float">
            <text:p>0.271779</text:p>
          </table:table-cell>
          <table:table-cell office:value-type="float" office:value="0.494735" calcext:value-type="float">
            <text:p>0.494735</text:p>
          </table:table-cell>
          <table:table-cell office:value-type="float" office:value="0.567355" calcext:value-type="float">
            <text:p>0.567355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0.131983" calcext:value-type="float">
            <text:p>0.131983</text:p>
          </table:table-cell>
          <table:table-cell office:value-type="float" office:value="0.244542" calcext:value-type="float">
            <text:p>0.244542</text:p>
          </table:table-cell>
          <table:table-cell office:value-type="float" office:value="0.274423" calcext:value-type="float">
            <text:p>0.274423</text:p>
          </table:table-cell>
          <table:table-cell table:number-columns-repeated="3"/>
          <table:table-cell office:value-type="float" office:value="588000" calcext:value-type="float">
            <text:p>588000</text:p>
          </table:table-cell>
          <table:table-cell office:value-type="float" office:value="0.271758" calcext:value-type="float">
            <text:p>0.271758</text:p>
          </table:table-cell>
          <table:table-cell office:value-type="float" office:value="0.497901" calcext:value-type="float">
            <text:p>0.497901</text:p>
          </table:table-cell>
          <table:table-cell office:value-type="float" office:value="0.569913" calcext:value-type="float">
            <text:p>0.569913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 office:value-type="float" office:value="0.133017" calcext:value-type="float">
            <text:p>0.133017</text:p>
          </table:table-cell>
          <table:table-cell office:value-type="float" office:value="0.246315" calcext:value-type="float">
            <text:p>0.246315</text:p>
          </table:table-cell>
          <table:table-cell office:value-type="float" office:value="0.276174" calcext:value-type="float">
            <text:p>0.276174</text:p>
          </table:table-cell>
          <table:table-cell table:number-columns-repeated="3"/>
          <table:table-cell office:value-type="float" office:value="590000" calcext:value-type="float">
            <text:p>590000</text:p>
          </table:table-cell>
          <table:table-cell office:value-type="float" office:value="0.272847" calcext:value-type="float">
            <text:p>0.272847</text:p>
          </table:table-cell>
          <table:table-cell office:value-type="float" office:value="0.499486" calcext:value-type="float">
            <text:p>0.499486</text:p>
          </table:table-cell>
          <table:table-cell office:value-type="float" office:value="0.572862" calcext:value-type="float">
            <text:p>0.572862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 office:value-type="float" office:value="0.133815" calcext:value-type="float">
            <text:p>0.133815</text:p>
          </table:table-cell>
          <table:table-cell office:value-type="float" office:value="0.248653" calcext:value-type="float">
            <text:p>0.248653</text:p>
          </table:table-cell>
          <table:table-cell office:value-type="float" office:value="0.278202" calcext:value-type="float">
            <text:p>0.278202</text:p>
          </table:table-cell>
          <table:table-cell table:number-columns-repeated="3"/>
          <table:table-cell office:value-type="float" office:value="592000" calcext:value-type="float">
            <text:p>592000</text:p>
          </table:table-cell>
          <table:table-cell office:value-type="float" office:value="0.275009" calcext:value-type="float">
            <text:p>0.275009</text:p>
          </table:table-cell>
          <table:table-cell office:value-type="float" office:value="0.500387" calcext:value-type="float">
            <text:p>0.500387</text:p>
          </table:table-cell>
          <table:table-cell office:value-type="float" office:value="0.573876" calcext:value-type="float">
            <text:p>0.573876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 office:value-type="float" office:value="0.134809" calcext:value-type="float">
            <text:p>0.134809</text:p>
          </table:table-cell>
          <table:table-cell office:value-type="float" office:value="0.250471" calcext:value-type="float">
            <text:p>0.250471</text:p>
          </table:table-cell>
          <table:table-cell office:value-type="float" office:value="0.279897" calcext:value-type="float">
            <text:p>0.279897</text:p>
          </table:table-cell>
          <table:table-cell table:number-columns-repeated="3"/>
          <table:table-cell office:value-type="float" office:value="594000" calcext:value-type="float">
            <text:p>594000</text:p>
          </table:table-cell>
          <table:table-cell office:value-type="float" office:value="0.274446" calcext:value-type="float">
            <text:p>0.274446</text:p>
          </table:table-cell>
          <table:table-cell office:value-type="float" office:value="0.502562" calcext:value-type="float">
            <text:p>0.502562</text:p>
          </table:table-cell>
          <table:table-cell office:value-type="float" office:value="0.578009" calcext:value-type="float">
            <text:p>0.578009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 office:value-type="float" office:value="0.135804" calcext:value-type="float">
            <text:p>0.135804</text:p>
          </table:table-cell>
          <table:table-cell office:value-type="float" office:value="0.251349" calcext:value-type="float">
            <text:p>0.251349</text:p>
          </table:table-cell>
          <table:table-cell office:value-type="float" office:value="0.282002" calcext:value-type="float">
            <text:p>0.282002</text:p>
          </table:table-cell>
          <table:table-cell table:number-columns-repeated="3"/>
          <table:table-cell office:value-type="float" office:value="596000" calcext:value-type="float">
            <text:p>596000</text:p>
          </table:table-cell>
          <table:table-cell office:value-type="float" office:value="0.275987" calcext:value-type="float">
            <text:p>0.275987</text:p>
          </table:table-cell>
          <table:table-cell office:value-type="float" office:value="0.503627" calcext:value-type="float">
            <text:p>0.503627</text:p>
          </table:table-cell>
          <table:table-cell office:value-type="float" office:value="0.580403" calcext:value-type="float">
            <text:p>0.580403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136953" calcext:value-type="float">
            <text:p>0.136953</text:p>
          </table:table-cell>
          <table:table-cell office:value-type="float" office:value="0.253475" calcext:value-type="float">
            <text:p>0.253475</text:p>
          </table:table-cell>
          <table:table-cell office:value-type="float" office:value="0.284026" calcext:value-type="float">
            <text:p>0.284026</text:p>
          </table:table-cell>
          <table:table-cell table:number-columns-repeated="3"/>
          <table:table-cell office:value-type="float" office:value="598000" calcext:value-type="float">
            <text:p>598000</text:p>
          </table:table-cell>
          <table:table-cell office:value-type="float" office:value="0.276945" calcext:value-type="float">
            <text:p>0.276945</text:p>
          </table:table-cell>
          <table:table-cell office:value-type="float" office:value="0.506006" calcext:value-type="float">
            <text:p>0.506006</text:p>
          </table:table-cell>
          <table:table-cell office:value-type="float" office:value="0.581832" calcext:value-type="float">
            <text:p>0.581832</text:p>
          </table:table-cell>
        </table:table-row>
        <table:table-row table:style-name="ro1">
          <table:table-cell table:number-columns-repeated="7"/>
          <table:table-cell office:value-type="float" office:value="600000" calcext:value-type="float">
            <text:p>600000</text:p>
          </table:table-cell>
          <table:table-cell office:value-type="float" office:value="0.277564" calcext:value-type="float">
            <text:p>0.277564</text:p>
          </table:table-cell>
          <table:table-cell office:value-type="float" office:value="0.506809" calcext:value-type="float">
            <text:p>0.506809</text:p>
          </table:table-cell>
          <table:table-cell office:value-type="float" office:value="0.583845" calcext:value-type="float">
            <text:p>0.583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23:06:23.387770477</meta:creation-date>
    <dc:date>2017-02-02T23:33:03.418836304</dc:date>
    <meta:editing-duration>PT5M29S</meta:editing-duration>
    <meta:editing-cycles>1</meta:editing-cycles>
    <meta:document-statistic meta:table-count="1" meta:cell-count="2100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365cm" svg:height="22.313cm" xlink:href=".." xlink:type="simple" chart:class="chart:line" chart:style-name="ch1">
        <chart:legend chart:legend-position="end" svg:x="35.36cm" svg:y="10.608cm" style:legend-expansion="high" chart:style-name="ch2"/>
        <chart:plot-area chart:style-name="ch3" table:cell-range-address="Sheet1.A1:Sheet1.C300" chart:data-source-has-labels="both" svg:x="0.747cm" svg:y="0.446cm" svg:width="33.866cm" svg:height="21.421cm">
          <chartooo:coordinate-region svg:x="1.845cm" svg:y="0.446cm" svg:width="32.768cm" svg:height="20.037cm"/>
          <chart:axis chart:dimension="x" chart:name="primary-x" chart:style-name="ch4" chartooo:axis-type="auto">
            <chartooo:date-scale/>
            <chart:categories table:cell-range-address="Sheet1.A1:Sheet1.A3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00" loext:label-string="char" chart:class="chart:line">
            <chart:data-point chart:repeated="300"/>
          </chart:series>
          <chart:series chart:style-name="ch7" chart:values-cell-range-address="Sheet1.C1:Sheet1.C300" loext:label-string="float" chart:class="chart:line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r</text:p>
              </table:table-cell>
              <table:table-cell office:value-type="string">
                <text:p>float</text:p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.A1:Sheet1.A300</svg:desc>
                </draw:g>
              </table:table-cell>
              <table:table-cell office:value-type="float" office:value="0.000061">
                <text:p>0.000061</text:p>
                <draw:g>
                  <svg:desc>Sheet1.B1:Sheet1.B300</svg:desc>
                </draw:g>
              </table:table-cell>
              <table:table-cell office:value-type="float" office:value="0.000062">
                <text:p>0.000062</text:p>
                <draw:g>
                  <svg:desc>Sheet1.C1:Sheet1.C300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206">
                <text:p>0.000206</text:p>
              </table:table-cell>
              <table:table-cell office:value-type="float" office:value="0.000322">
                <text:p>0.00032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369">
                <text:p>0.000369</text:p>
              </table:table-cell>
              <table:table-cell office:value-type="float" office:value="0.000511">
                <text:p>0.00051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549">
                <text:p>0.000549</text:p>
              </table:table-cell>
              <table:table-cell office:value-type="float" office:value="0.000734">
                <text:p>0.00073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72">
                <text:p>0.00072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108">
                <text:p>0.00108</text:p>
              </table:table-cell>
              <table:table-cell office:value-type="float" office:value="0.001463">
                <text:p>0.00146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1346">
                <text:p>0.001346</text:p>
              </table:table-cell>
              <table:table-cell office:value-type="float" office:value="0.000541">
                <text:p>0.00054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1906">
                <text:p>0.001906</text:p>
              </table:table-cell>
              <table:table-cell office:value-type="float" office:value="0.000706">
                <text:p>0.00070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2068">
                <text:p>0.002068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2498">
                <text:p>0.002498</text:p>
              </table:table-cell>
              <table:table-cell office:value-type="float" office:value="0.000936">
                <text:p>0.00093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2841">
                <text:p>0.002841</text:p>
              </table:table-cell>
              <table:table-cell office:value-type="float" office:value="0.00103">
                <text:p>0.0010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3075">
                <text:p>0.003075</text:p>
              </table:table-cell>
              <table:table-cell office:value-type="float" office:value="0.001094">
                <text:p>0.001094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3387">
                <text:p>0.003387</text:p>
              </table:table-cell>
              <table:table-cell office:value-type="float" office:value="0.001148">
                <text:p>0.00114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353">
                <text:p>0.00353</text:p>
              </table:table-cell>
              <table:table-cell office:value-type="float" office:value="0.001259">
                <text:p>0.00125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3723">
                <text:p>0.003723</text:p>
              </table:table-cell>
              <table:table-cell office:value-type="float" office:value="0.001357">
                <text:p>0.001357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2799">
                <text:p>0.002799</text:p>
              </table:table-cell>
              <table:table-cell office:value-type="float" office:value="0.001422">
                <text:p>0.00142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2741">
                <text:p>0.002741</text:p>
              </table:table-cell>
              <table:table-cell office:value-type="float" office:value="0.001523">
                <text:p>0.00152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2438">
                <text:p>0.002438</text:p>
              </table:table-cell>
              <table:table-cell office:value-type="float" office:value="0.001651">
                <text:p>0.00165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2455">
                <text:p>0.002455</text:p>
              </table:table-cell>
              <table:table-cell office:value-type="float" office:value="0.001705">
                <text:p>0.00170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2209">
                <text:p>0.002209</text:p>
              </table:table-cell>
              <table:table-cell office:value-type="float" office:value="0.001834">
                <text:p>0.00183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2308">
                <text:p>0.002308</text:p>
              </table:table-cell>
              <table:table-cell office:value-type="float" office:value="0.001927">
                <text:p>0.00192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2066">
                <text:p>0.002066</text:p>
              </table:table-cell>
              <table:table-cell office:value-type="float" office:value="0.00199">
                <text:p>0.00199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2068">
                <text:p>0.002068</text:p>
              </table:table-cell>
              <table:table-cell office:value-type="float" office:value="0.002057">
                <text:p>0.002057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2101">
                <text:p>0.002101</text:p>
              </table:table-cell>
              <table:table-cell office:value-type="float" office:value="0.002208">
                <text:p>0.00220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2209">
                <text:p>0.002209</text:p>
              </table:table-cell>
              <table:table-cell office:value-type="float" office:value="0.002243">
                <text:p>0.002243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002251">
                <text:p>0.002251</text:p>
              </table:table-cell>
              <table:table-cell office:value-type="float" office:value="0.002362">
                <text:p>0.002362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002426">
                <text:p>0.002426</text:p>
              </table:table-cell>
              <table:table-cell office:value-type="float" office:value="0.002528">
                <text:p>0.002528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002444">
                <text:p>0.002444</text:p>
              </table:table-cell>
              <table:table-cell office:value-type="float" office:value="0.002494">
                <text:p>0.002494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002519">
                <text:p>0.002519</text:p>
              </table:table-cell>
              <table:table-cell office:value-type="float" office:value="0.00252">
                <text:p>0.0025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2669">
                <text:p>0.002669</text:p>
              </table:table-cell>
              <table:table-cell office:value-type="float" office:value="0.00264">
                <text:p>0.00264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0027">
                <text:p>0.0027</text:p>
              </table:table-cell>
              <table:table-cell office:value-type="float" office:value="0.002743">
                <text:p>0.002743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0282">
                <text:p>0.00282</text:p>
              </table:table-cell>
              <table:table-cell office:value-type="float" office:value="0.002852">
                <text:p>0.002852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002862">
                <text:p>0.002862</text:p>
              </table:table-cell>
              <table:table-cell office:value-type="float" office:value="0.003006">
                <text:p>0.003006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002968">
                <text:p>0.002968</text:p>
              </table:table-cell>
              <table:table-cell office:value-type="float" office:value="0.002967">
                <text:p>0.00296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3092">
                <text:p>0.003092</text:p>
              </table:table-cell>
              <table:table-cell office:value-type="float" office:value="0.003177">
                <text:p>0.003177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003122">
                <text:p>0.003122</text:p>
              </table:table-cell>
              <table:table-cell office:value-type="float" office:value="0.003282">
                <text:p>0.003282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003248">
                <text:p>0.003248</text:p>
              </table:table-cell>
              <table:table-cell office:value-type="float" office:value="0.003312">
                <text:p>0.003312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003294">
                <text:p>0.003294</text:p>
              </table:table-cell>
              <table:table-cell office:value-type="float" office:value="0.003394">
                <text:p>0.003394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0.003412">
                <text:p>0.003412</text:p>
              </table:table-cell>
              <table:table-cell office:value-type="float" office:value="0.003528">
                <text:p>0.00352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3539">
                <text:p>0.003539</text:p>
              </table:table-cell>
              <table:table-cell office:value-type="float" office:value="0.003605">
                <text:p>0.003605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0.003622">
                <text:p>0.003622</text:p>
              </table:table-cell>
              <table:table-cell office:value-type="float" office:value="0.003672">
                <text:p>0.003672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0.003634">
                <text:p>0.003634</text:p>
              </table:table-cell>
              <table:table-cell office:value-type="float" office:value="0.003836">
                <text:p>0.003836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0.00383">
                <text:p>0.00383</text:p>
              </table:table-cell>
              <table:table-cell office:value-type="float" office:value="0.003931">
                <text:p>0.003931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0.003828">
                <text:p>0.003828</text:p>
              </table:table-cell>
              <table:table-cell office:value-type="float" office:value="0.004072">
                <text:p>0.00407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3973">
                <text:p>0.003973</text:p>
              </table:table-cell>
              <table:table-cell office:value-type="float" office:value="0.004208">
                <text:p>0.004208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004204">
                <text:p>0.004204</text:p>
              </table:table-cell>
              <table:table-cell office:value-type="float" office:value="0.00426">
                <text:p>0.00426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0.004165">
                <text:p>0.004165</text:p>
              </table:table-cell>
              <table:table-cell office:value-type="float" office:value="0.004364">
                <text:p>0.004364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004251">
                <text:p>0.004251</text:p>
              </table:table-cell>
              <table:table-cell office:value-type="float" office:value="0.004448">
                <text:p>0.004448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0.004327">
                <text:p>0.004327</text:p>
              </table:table-cell>
              <table:table-cell office:value-type="float" office:value="0.004549">
                <text:p>0.00454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4407">
                <text:p>0.004407</text:p>
              </table:table-cell>
              <table:table-cell office:value-type="float" office:value="0.004672">
                <text:p>0.004672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0.004474">
                <text:p>0.004474</text:p>
              </table:table-cell>
              <table:table-cell office:value-type="float" office:value="0.004772">
                <text:p>0.004772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0.004566">
                <text:p>0.004566</text:p>
              </table:table-cell>
              <table:table-cell office:value-type="float" office:value="0.00491">
                <text:p>0.00491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004707">
                <text:p>0.004707</text:p>
              </table:table-cell>
              <table:table-cell office:value-type="float" office:value="0.004948">
                <text:p>0.004948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0.004813">
                <text:p>0.004813</text:p>
              </table:table-cell>
              <table:table-cell office:value-type="float" office:value="0.005041">
                <text:p>0.00504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04938">
                <text:p>0.004938</text:p>
              </table:table-cell>
              <table:table-cell office:value-type="float" office:value="0.005126">
                <text:p>0.005126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0.004941">
                <text:p>0.004941</text:p>
              </table:table-cell>
              <table:table-cell office:value-type="float" office:value="0.005218">
                <text:p>0.005218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0.004995">
                <text:p>0.004995</text:p>
              </table:table-cell>
              <table:table-cell office:value-type="float" office:value="0.005339">
                <text:p>0.005339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005106">
                <text:p>0.005106</text:p>
              </table:table-cell>
              <table:table-cell office:value-type="float" office:value="0.005484">
                <text:p>0.005484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0.005269">
                <text:p>0.005269</text:p>
              </table:table-cell>
              <table:table-cell office:value-type="float" office:value="0.005529">
                <text:p>0.00552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05338">
                <text:p>0.005338</text:p>
              </table:table-cell>
              <table:table-cell office:value-type="float" office:value="0.005614">
                <text:p>0.005614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0.005492">
                <text:p>0.005492</text:p>
              </table:table-cell>
              <table:table-cell office:value-type="float" office:value="0.005737">
                <text:p>0.005737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0.005465">
                <text:p>0.005465</text:p>
              </table:table-cell>
              <table:table-cell office:value-type="float" office:value="0.005797">
                <text:p>0.005797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0.005701">
                <text:p>0.005701</text:p>
              </table:table-cell>
              <table:table-cell office:value-type="float" office:value="0.005922">
                <text:p>0.005922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0.005648">
                <text:p>0.005648</text:p>
              </table:table-cell>
              <table:table-cell office:value-type="float" office:value="0.005975">
                <text:p>0.00597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005852">
                <text:p>0.005852</text:p>
              </table:table-cell>
              <table:table-cell office:value-type="float" office:value="0.006081">
                <text:p>0.006081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0.005823">
                <text:p>0.005823</text:p>
              </table:table-cell>
              <table:table-cell office:value-type="float" office:value="0.006184">
                <text:p>0.006184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0.006018">
                <text:p>0.006018</text:p>
              </table:table-cell>
              <table:table-cell office:value-type="float" office:value="0.006289">
                <text:p>0.006289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0.006105">
                <text:p>0.006105</text:p>
              </table:table-cell>
              <table:table-cell office:value-type="float" office:value="0.006383">
                <text:p>0.006383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0.00595">
                <text:p>0.00595</text:p>
              </table:table-cell>
              <table:table-cell office:value-type="float" office:value="0.00649">
                <text:p>0.0064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006336">
                <text:p>0.006336</text:p>
              </table:table-cell>
              <table:table-cell office:value-type="float" office:value="0.006541">
                <text:p>0.006541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0.006357">
                <text:p>0.006357</text:p>
              </table:table-cell>
              <table:table-cell office:value-type="float" office:value="0.006638">
                <text:p>0.006638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0.006565">
                <text:p>0.006565</text:p>
              </table:table-cell>
              <table:table-cell office:value-type="float" office:value="0.00673">
                <text:p>0.00673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0.006478">
                <text:p>0.006478</text:p>
              </table:table-cell>
              <table:table-cell office:value-type="float" office:value="0.006852">
                <text:p>0.006852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0.006672">
                <text:p>0.006672</text:p>
              </table:table-cell>
              <table:table-cell office:value-type="float" office:value="0.00694">
                <text:p>0.0069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7072">
                <text:p>0.007072</text:p>
              </table:table-cell>
              <table:table-cell office:value-type="float" office:value="0.007031">
                <text:p>0.007031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0.006939">
                <text:p>0.006939</text:p>
              </table:table-cell>
              <table:table-cell office:value-type="float" office:value="0.007113">
                <text:p>0.007113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0.006856">
                <text:p>0.006856</text:p>
              </table:table-cell>
              <table:table-cell office:value-type="float" office:value="0.007216">
                <text:p>0.007216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0.006949">
                <text:p>0.006949</text:p>
              </table:table-cell>
              <table:table-cell office:value-type="float" office:value="0.007341">
                <text:p>0.007341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0.006937">
                <text:p>0.006937</text:p>
              </table:table-cell>
              <table:table-cell office:value-type="float" office:value="0.007395">
                <text:p>0.00739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007142">
                <text:p>0.007142</text:p>
              </table:table-cell>
              <table:table-cell office:value-type="float" office:value="0.007474">
                <text:p>0.007474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0.007321">
                <text:p>0.007321</text:p>
              </table:table-cell>
              <table:table-cell office:value-type="float" office:value="0.007589">
                <text:p>0.007589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0.007567">
                <text:p>0.007567</text:p>
              </table:table-cell>
              <table:table-cell office:value-type="float" office:value="0.007733">
                <text:p>0.007733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0.007416">
                <text:p>0.007416</text:p>
              </table:table-cell>
              <table:table-cell office:value-type="float" office:value="0.007777">
                <text:p>0.007777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0.0076">
                <text:p>0.0076</text:p>
              </table:table-cell>
              <table:table-cell office:value-type="float" office:value="0.007875">
                <text:p>0.007875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0076">
                <text:p>0.0076</text:p>
              </table:table-cell>
              <table:table-cell office:value-type="float" office:value="0.007952">
                <text:p>0.007952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0.007853">
                <text:p>0.007853</text:p>
              </table:table-cell>
              <table:table-cell office:value-type="float" office:value="0.008093">
                <text:p>0.008093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0.007858">
                <text:p>0.007858</text:p>
              </table:table-cell>
              <table:table-cell office:value-type="float" office:value="0.008134">
                <text:p>0.008134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0.007808">
                <text:p>0.007808</text:p>
              </table:table-cell>
              <table:table-cell office:value-type="float" office:value="0.008238">
                <text:p>0.008238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0.007981">
                <text:p>0.007981</text:p>
              </table:table-cell>
              <table:table-cell office:value-type="float" office:value="0.008321">
                <text:p>0.00832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00836">
                <text:p>0.00836</text:p>
              </table:table-cell>
              <table:table-cell office:value-type="float" office:value="0.008474">
                <text:p>0.008474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0.008383">
                <text:p>0.008383</text:p>
              </table:table-cell>
              <table:table-cell office:value-type="float" office:value="0.008529">
                <text:p>0.008529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0.008132">
                <text:p>0.008132</text:p>
              </table:table-cell>
              <table:table-cell office:value-type="float" office:value="0.008625">
                <text:p>0.008625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0.008316">
                <text:p>0.008316</text:p>
              </table:table-cell>
              <table:table-cell office:value-type="float" office:value="0.008738">
                <text:p>0.008738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0.008686">
                <text:p>0.008686</text:p>
              </table:table-cell>
              <table:table-cell office:value-type="float" office:value="0.008834">
                <text:p>0.008834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008513">
                <text:p>0.008513</text:p>
              </table:table-cell>
              <table:table-cell office:value-type="float" office:value="0.00894">
                <text:p>0.00894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0.00886">
                <text:p>0.00886</text:p>
              </table:table-cell>
              <table:table-cell office:value-type="float" office:value="0.008973">
                <text:p>0.008973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0.00875">
                <text:p>0.00875</text:p>
              </table:table-cell>
              <table:table-cell office:value-type="float" office:value="0.009114">
                <text:p>0.009114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0.00874">
                <text:p>0.00874</text:p>
              </table:table-cell>
              <table:table-cell office:value-type="float" office:value="0.009218">
                <text:p>0.009218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0.009003">
                <text:p>0.009003</text:p>
              </table:table-cell>
              <table:table-cell office:value-type="float" office:value="0.009291">
                <text:p>0.00929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9132">
                <text:p>0.009132</text:p>
              </table:table-cell>
              <table:table-cell office:value-type="float" office:value="0.009394">
                <text:p>0.009394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0.009295">
                <text:p>0.009295</text:p>
              </table:table-cell>
              <table:table-cell office:value-type="float" office:value="0.009537">
                <text:p>0.009537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0.009173">
                <text:p>0.009173</text:p>
              </table:table-cell>
              <table:table-cell office:value-type="float" office:value="0.009573">
                <text:p>0.009573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0.009238">
                <text:p>0.009238</text:p>
              </table:table-cell>
              <table:table-cell office:value-type="float" office:value="0.009667">
                <text:p>0.009667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0.009419">
                <text:p>0.009419</text:p>
              </table:table-cell>
              <table:table-cell office:value-type="float" office:value="0.009782">
                <text:p>0.009782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00934">
                <text:p>0.00934</text:p>
              </table:table-cell>
              <table:table-cell office:value-type="float" office:value="0.009834">
                <text:p>0.009834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0.009652">
                <text:p>0.009652</text:p>
              </table:table-cell>
              <table:table-cell office:value-type="float" office:value="0.009949">
                <text:p>0.009949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0.009786">
                <text:p>0.009786</text:p>
              </table:table-cell>
              <table:table-cell office:value-type="float" office:value="0.010058">
                <text:p>0.010058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0.009896">
                <text:p>0.009896</text:p>
              </table:table-cell>
              <table:table-cell office:value-type="float" office:value="0.010157">
                <text:p>0.010157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0.009664">
                <text:p>0.009664</text:p>
              </table:table-cell>
              <table:table-cell office:value-type="float" office:value="0.010225">
                <text:p>0.01022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010009">
                <text:p>0.010009</text:p>
              </table:table-cell>
              <table:table-cell office:value-type="float" office:value="0.010338">
                <text:p>0.010338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0.009992">
                <text:p>0.009992</text:p>
              </table:table-cell>
              <table:table-cell office:value-type="float" office:value="0.010502">
                <text:p>0.010502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0.010277">
                <text:p>0.010277</text:p>
              </table:table-cell>
              <table:table-cell office:value-type="float" office:value="0.01049">
                <text:p>0.01049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0.010427">
                <text:p>0.010427</text:p>
              </table:table-cell>
              <table:table-cell office:value-type="float" office:value="0.010591">
                <text:p>0.010591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0.010468">
                <text:p>0.010468</text:p>
              </table:table-cell>
              <table:table-cell office:value-type="float" office:value="0.010756">
                <text:p>0.010756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010374">
                <text:p>0.010374</text:p>
              </table:table-cell>
              <table:table-cell office:value-type="float" office:value="0.010789">
                <text:p>0.010789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0.010672">
                <text:p>0.010672</text:p>
              </table:table-cell>
              <table:table-cell office:value-type="float" office:value="0.010892">
                <text:p>0.010892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0.010702">
                <text:p>0.010702</text:p>
              </table:table-cell>
              <table:table-cell office:value-type="float" office:value="0.011011">
                <text:p>0.011011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0.010665">
                <text:p>0.010665</text:p>
              </table:table-cell>
              <table:table-cell office:value-type="float" office:value="0.011077">
                <text:p>0.011077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0.010813">
                <text:p>0.010813</text:p>
              </table:table-cell>
              <table:table-cell office:value-type="float" office:value="0.011184">
                <text:p>0.011184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010916">
                <text:p>0.010916</text:p>
              </table:table-cell>
              <table:table-cell office:value-type="float" office:value="0.011281">
                <text:p>0.011281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0.011099">
                <text:p>0.011099</text:p>
              </table:table-cell>
              <table:table-cell office:value-type="float" office:value="0.011333">
                <text:p>0.011333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0.011271">
                <text:p>0.011271</text:p>
              </table:table-cell>
              <table:table-cell office:value-type="float" office:value="0.011473">
                <text:p>0.011473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0.011333">
                <text:p>0.011333</text:p>
              </table:table-cell>
              <table:table-cell office:value-type="float" office:value="0.011565">
                <text:p>0.011565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0.011343">
                <text:p>0.011343</text:p>
              </table:table-cell>
              <table:table-cell office:value-type="float" office:value="0.01164">
                <text:p>0.0116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1143">
                <text:p>0.01143</text:p>
              </table:table-cell>
              <table:table-cell office:value-type="float" office:value="0.01178">
                <text:p>0.01178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0.01167">
                <text:p>0.01167</text:p>
              </table:table-cell>
              <table:table-cell office:value-type="float" office:value="0.011814">
                <text:p>0.011814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0.01154">
                <text:p>0.01154</text:p>
              </table:table-cell>
              <table:table-cell office:value-type="float" office:value="0.01193">
                <text:p>0.01193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0.011539">
                <text:p>0.011539</text:p>
              </table:table-cell>
              <table:table-cell office:value-type="float" office:value="0.012049">
                <text:p>0.012049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0.012088">
                <text:p>0.012088</text:p>
              </table:table-cell>
              <table:table-cell office:value-type="float" office:value="0.012119">
                <text:p>0.012119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011829">
                <text:p>0.011829</text:p>
              </table:table-cell>
              <table:table-cell office:value-type="float" office:value="0.012257">
                <text:p>0.012257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0.012106">
                <text:p>0.012106</text:p>
              </table:table-cell>
              <table:table-cell office:value-type="float" office:value="0.012304">
                <text:p>0.012304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0.012038">
                <text:p>0.012038</text:p>
              </table:table-cell>
              <table:table-cell office:value-type="float" office:value="0.012402">
                <text:p>0.012402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0.01228">
                <text:p>0.01228</text:p>
              </table:table-cell>
              <table:table-cell office:value-type="float" office:value="0.012522">
                <text:p>0.012522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0.012181">
                <text:p>0.012181</text:p>
              </table:table-cell>
              <table:table-cell office:value-type="float" office:value="0.012603">
                <text:p>0.012603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012577">
                <text:p>0.012577</text:p>
              </table:table-cell>
              <table:table-cell office:value-type="float" office:value="0.012681">
                <text:p>0.012681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0.012604">
                <text:p>0.012604</text:p>
              </table:table-cell>
              <table:table-cell office:value-type="float" office:value="0.012791">
                <text:p>0.012791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0.012509">
                <text:p>0.012509</text:p>
              </table:table-cell>
              <table:table-cell office:value-type="float" office:value="0.012873">
                <text:p>0.012873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0.012438">
                <text:p>0.012438</text:p>
              </table:table-cell>
              <table:table-cell office:value-type="float" office:value="0.012997">
                <text:p>0.012997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0.012488">
                <text:p>0.012488</text:p>
              </table:table-cell>
              <table:table-cell office:value-type="float" office:value="0.013078">
                <text:p>0.013078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012782">
                <text:p>0.012782</text:p>
              </table:table-cell>
              <table:table-cell office:value-type="float" office:value="0.013176">
                <text:p>0.013176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0.013097">
                <text:p>0.013097</text:p>
              </table:table-cell>
              <table:table-cell office:value-type="float" office:value="0.013277">
                <text:p>0.013277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0.013247">
                <text:p>0.013247</text:p>
              </table:table-cell>
              <table:table-cell office:value-type="float" office:value="0.013342">
                <text:p>0.013342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0.013509">
                <text:p>0.013509</text:p>
              </table:table-cell>
              <table:table-cell office:value-type="float" office:value="0.013495">
                <text:p>0.013495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0.013324">
                <text:p>0.013324</text:p>
              </table:table-cell>
              <table:table-cell office:value-type="float" office:value="0.013525">
                <text:p>0.013525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013087">
                <text:p>0.013087</text:p>
              </table:table-cell>
              <table:table-cell office:value-type="float" office:value="0.013655">
                <text:p>0.013655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0.013643">
                <text:p>0.013643</text:p>
              </table:table-cell>
              <table:table-cell office:value-type="float" office:value="0.013733">
                <text:p>0.013733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0.013782">
                <text:p>0.013782</text:p>
              </table:table-cell>
              <table:table-cell office:value-type="float" office:value="0.01384">
                <text:p>0.01384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0.013788">
                <text:p>0.013788</text:p>
              </table:table-cell>
              <table:table-cell office:value-type="float" office:value="0.013955">
                <text:p>0.013955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0.013689">
                <text:p>0.013689</text:p>
              </table:table-cell>
              <table:table-cell office:value-type="float" office:value="0.013975">
                <text:p>0.01397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13848">
                <text:p>0.013848</text:p>
              </table:table-cell>
              <table:table-cell office:value-type="float" office:value="0.014113">
                <text:p>0.014113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0.01397">
                <text:p>0.01397</text:p>
              </table:table-cell>
              <table:table-cell office:value-type="float" office:value="0.014198">
                <text:p>0.014198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0.014011">
                <text:p>0.014011</text:p>
              </table:table-cell>
              <table:table-cell office:value-type="float" office:value="0.014284">
                <text:p>0.014284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0.014222">
                <text:p>0.014222</text:p>
              </table:table-cell>
              <table:table-cell office:value-type="float" office:value="0.014322">
                <text:p>0.014322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0.013562">
                <text:p>0.013562</text:p>
              </table:table-cell>
              <table:table-cell office:value-type="float" office:value="0.014475">
                <text:p>0.014475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014698">
                <text:p>0.014698</text:p>
              </table:table-cell>
              <table:table-cell office:value-type="float" office:value="0.014515">
                <text:p>0.014515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0.014547">
                <text:p>0.014547</text:p>
              </table:table-cell>
              <table:table-cell office:value-type="float" office:value="0.014636">
                <text:p>0.014636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0.014471">
                <text:p>0.014471</text:p>
              </table:table-cell>
              <table:table-cell office:value-type="float" office:value="0.014749">
                <text:p>0.014749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01439">
                <text:p>0.01439</text:p>
              </table:table-cell>
              <table:table-cell office:value-type="float" office:value="0.014847">
                <text:p>0.014847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0.014584">
                <text:p>0.014584</text:p>
              </table:table-cell>
              <table:table-cell office:value-type="float" office:value="0.014938">
                <text:p>0.014938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014819">
                <text:p>0.014819</text:p>
              </table:table-cell>
              <table:table-cell office:value-type="float" office:value="0.014977">
                <text:p>0.014977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0.014711">
                <text:p>0.014711</text:p>
              </table:table-cell>
              <table:table-cell office:value-type="float" office:value="0.015124">
                <text:p>0.015124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0.014617">
                <text:p>0.014617</text:p>
              </table:table-cell>
              <table:table-cell office:value-type="float" office:value="0.015205">
                <text:p>0.015205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0.015411">
                <text:p>0.015411</text:p>
              </table:table-cell>
              <table:table-cell office:value-type="float" office:value="0.015401">
                <text:p>0.015401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0.015085">
                <text:p>0.015085</text:p>
              </table:table-cell>
              <table:table-cell office:value-type="float" office:value="0.01553">
                <text:p>0.01553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015194">
                <text:p>0.015194</text:p>
              </table:table-cell>
              <table:table-cell office:value-type="float" office:value="0.015811">
                <text:p>0.015811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0.015165">
                <text:p>0.015165</text:p>
              </table:table-cell>
              <table:table-cell office:value-type="float" office:value="0.015946">
                <text:p>0.015946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0.015102">
                <text:p>0.015102</text:p>
              </table:table-cell>
              <table:table-cell office:value-type="float" office:value="0.016325">
                <text:p>0.016325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0.01535">
                <text:p>0.01535</text:p>
              </table:table-cell>
              <table:table-cell office:value-type="float" office:value="0.016403">
                <text:p>0.016403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0.015348">
                <text:p>0.015348</text:p>
              </table:table-cell>
              <table:table-cell office:value-type="float" office:value="0.016777">
                <text:p>0.016777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015546">
                <text:p>0.015546</text:p>
              </table:table-cell>
              <table:table-cell office:value-type="float" office:value="0.01695">
                <text:p>0.01695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0.015593">
                <text:p>0.015593</text:p>
              </table:table-cell>
              <table:table-cell office:value-type="float" office:value="0.017055">
                <text:p>0.017055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0.015708">
                <text:p>0.015708</text:p>
              </table:table-cell>
              <table:table-cell office:value-type="float" office:value="0.017039">
                <text:p>0.017039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0.015759">
                <text:p>0.015759</text:p>
              </table:table-cell>
              <table:table-cell office:value-type="float" office:value="0.017166">
                <text:p>0.017166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0.015917">
                <text:p>0.015917</text:p>
              </table:table-cell>
              <table:table-cell office:value-type="float" office:value="0.017202">
                <text:p>0.01720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1585">
                <text:p>0.01585</text:p>
              </table:table-cell>
              <table:table-cell office:value-type="float" office:value="0.017444">
                <text:p>0.017444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0.016075">
                <text:p>0.016075</text:p>
              </table:table-cell>
              <table:table-cell office:value-type="float" office:value="0.017458">
                <text:p>0.017458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0.016097">
                <text:p>0.016097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0.016273">
                <text:p>0.016273</text:p>
              </table:table-cell>
              <table:table-cell office:value-type="float" office:value="0.017762">
                <text:p>0.017762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0.016307">
                <text:p>0.016307</text:p>
              </table:table-cell>
              <table:table-cell office:value-type="float" office:value="0.01783">
                <text:p>0.01783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016448">
                <text:p>0.016448</text:p>
              </table:table-cell>
              <table:table-cell office:value-type="float" office:value="0.017991">
                <text:p>0.017991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0.016485">
                <text:p>0.016485</text:p>
              </table:table-cell>
              <table:table-cell office:value-type="float" office:value="0.018128">
                <text:p>0.018128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0.016628">
                <text:p>0.016628</text:p>
              </table:table-cell>
              <table:table-cell office:value-type="float" office:value="0.018239">
                <text:p>0.018239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0.016666">
                <text:p>0.016666</text:p>
              </table:table-cell>
              <table:table-cell office:value-type="float" office:value="0.018437">
                <text:p>0.018437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0.016808">
                <text:p>0.016808</text:p>
              </table:table-cell>
              <table:table-cell office:value-type="float" office:value="0.018552">
                <text:p>0.018552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016833">
                <text:p>0.016833</text:p>
              </table:table-cell>
              <table:table-cell office:value-type="float" office:value="0.018747">
                <text:p>0.018747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0.017036">
                <text:p>0.017036</text:p>
              </table:table-cell>
              <table:table-cell office:value-type="float" office:value="0.018753">
                <text:p>0.018753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0.017069">
                <text:p>0.017069</text:p>
              </table:table-cell>
              <table:table-cell office:value-type="float" office:value="0.018932">
                <text:p>0.018932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0.017214">
                <text:p>0.017214</text:p>
              </table:table-cell>
              <table:table-cell office:value-type="float" office:value="0.018843">
                <text:p>0.018843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0.017236">
                <text:p>0.017236</text:p>
              </table:table-cell>
              <table:table-cell office:value-type="float" office:value="0.01908">
                <text:p>0.01908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017386">
                <text:p>0.017386</text:p>
              </table:table-cell>
              <table:table-cell office:value-type="float" office:value="0.019169">
                <text:p>0.019169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0.017428">
                <text:p>0.017428</text:p>
              </table:table-cell>
              <table:table-cell office:value-type="float" office:value="0.019308">
                <text:p>0.019308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0.01755">
                <text:p>0.01755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0.017731">
                <text:p>0.017731</text:p>
              </table:table-cell>
              <table:table-cell office:value-type="float" office:value="0.019527">
                <text:p>0.019527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0.01779">
                <text:p>0.01779</text:p>
              </table:table-cell>
              <table:table-cell office:value-type="float" office:value="0.019674">
                <text:p>0.019674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017941">
                <text:p>0.017941</text:p>
              </table:table-cell>
              <table:table-cell office:value-type="float" office:value="0.01983">
                <text:p>0.01983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0.017998">
                <text:p>0.017998</text:p>
              </table:table-cell>
              <table:table-cell office:value-type="float" office:value="0.019961">
                <text:p>0.019961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0.018141">
                <text:p>0.018141</text:p>
              </table:table-cell>
              <table:table-cell office:value-type="float" office:value="0.020179">
                <text:p>0.020179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0.018211">
                <text:p>0.018211</text:p>
              </table:table-cell>
              <table:table-cell office:value-type="float" office:value="0.020444">
                <text:p>0.020444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0.018331">
                <text:p>0.018331</text:p>
              </table:table-cell>
              <table:table-cell office:value-type="float" office:value="0.020509">
                <text:p>0.02050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8425">
                <text:p>0.018425</text:p>
              </table:table-cell>
              <table:table-cell office:value-type="float" office:value="0.020747">
                <text:p>0.020747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0.018408">
                <text:p>0.018408</text:p>
              </table:table-cell>
              <table:table-cell office:value-type="float" office:value="0.020866">
                <text:p>0.020866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0.018639">
                <text:p>0.018639</text:p>
              </table:table-cell>
              <table:table-cell office:value-type="float" office:value="0.020884">
                <text:p>0.020884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0.018703">
                <text:p>0.018703</text:p>
              </table:table-cell>
              <table:table-cell office:value-type="float" office:value="0.021082">
                <text:p>0.021082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0.018807">
                <text:p>0.018807</text:p>
              </table:table-cell>
              <table:table-cell office:value-type="float" office:value="0.021209">
                <text:p>0.021209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018887">
                <text:p>0.018887</text:p>
              </table:table-cell>
              <table:table-cell office:value-type="float" office:value="0.021151">
                <text:p>0.021151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0.018986">
                <text:p>0.018986</text:p>
              </table:table-cell>
              <table:table-cell office:value-type="float" office:value="0.021408">
                <text:p>0.021408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0.019076">
                <text:p>0.019076</text:p>
              </table:table-cell>
              <table:table-cell office:value-type="float" office:value="0.021432">
                <text:p>0.021432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0.019062">
                <text:p>0.019062</text:p>
              </table:table-cell>
              <table:table-cell office:value-type="float" office:value="0.021513">
                <text:p>0.021513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0.019248">
                <text:p>0.019248</text:p>
              </table:table-cell>
              <table:table-cell office:value-type="float" office:value="0.021688">
                <text:p>0.021688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019311">
                <text:p>0.019311</text:p>
              </table:table-cell>
              <table:table-cell office:value-type="float" office:value="0.021811">
                <text:p>0.021811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0.019446">
                <text:p>0.019446</text:p>
              </table:table-cell>
              <table:table-cell office:value-type="float" office:value="0.021846">
                <text:p>0.021846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.019549">
                <text:p>0.019549</text:p>
              </table:table-cell>
              <table:table-cell office:value-type="float" office:value="0.021966">
                <text:p>0.021966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0.01956">
                <text:p>0.01956</text:p>
              </table:table-cell>
              <table:table-cell office:value-type="float" office:value="0.022052">
                <text:p>0.022052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0.019702">
                <text:p>0.019702</text:p>
              </table:table-cell>
              <table:table-cell office:value-type="float" office:value="0.02203">
                <text:p>0.02203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019778">
                <text:p>0.019778</text:p>
              </table:table-cell>
              <table:table-cell office:value-type="float" office:value="0.022228">
                <text:p>0.022228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0.019851">
                <text:p>0.019851</text:p>
              </table:table-cell>
              <table:table-cell office:value-type="float" office:value="0.022334">
                <text:p>0.022334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0.019983">
                <text:p>0.019983</text:p>
              </table:table-cell>
              <table:table-cell office:value-type="float" office:value="0.022277">
                <text:p>0.022277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0.02002">
                <text:p>0.02002</text:p>
              </table:table-cell>
              <table:table-cell office:value-type="float" office:value="0.022528">
                <text:p>0.022528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0.020216">
                <text:p>0.020216</text:p>
              </table:table-cell>
              <table:table-cell office:value-type="float" office:value="0.022565">
                <text:p>0.02256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2029">
                <text:p>0.02029</text:p>
              </table:table-cell>
              <table:table-cell office:value-type="float" office:value="0.02265">
                <text:p>0.0226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020313">
                <text:p>0.020313</text:p>
              </table:table-cell>
              <table:table-cell office:value-type="float" office:value="0.022668">
                <text:p>0.022668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0.020463">
                <text:p>0.020463</text:p>
              </table:table-cell>
              <table:table-cell office:value-type="float" office:value="0.022897">
                <text:p>0.022897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0.020542">
                <text:p>0.020542</text:p>
              </table:table-cell>
              <table:table-cell office:value-type="float" office:value="0.022904">
                <text:p>0.022904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0.020568">
                <text:p>0.020568</text:p>
              </table:table-cell>
              <table:table-cell office:value-type="float" office:value="0.022902">
                <text:p>0.02290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20737">
                <text:p>0.020737</text:p>
              </table:table-cell>
              <table:table-cell office:value-type="float" office:value="0.023141">
                <text:p>0.023141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0.020809">
                <text:p>0.020809</text:p>
              </table:table-cell>
              <table:table-cell office:value-type="float" office:value="0.023271">
                <text:p>0.023271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0.020943">
                <text:p>0.020943</text:p>
              </table:table-cell>
              <table:table-cell office:value-type="float" office:value="0.023303">
                <text:p>0.023303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0.02104">
                <text:p>0.02104</text:p>
              </table:table-cell>
              <table:table-cell office:value-type="float" office:value="0.023331">
                <text:p>0.023331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0.021034">
                <text:p>0.021034</text:p>
              </table:table-cell>
              <table:table-cell office:value-type="float" office:value="0.023519">
                <text:p>0.023519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021225">
                <text:p>0.021225</text:p>
              </table:table-cell>
              <table:table-cell office:value-type="float" office:value="0.023646">
                <text:p>0.023646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0.021302">
                <text:p>0.021302</text:p>
              </table:table-cell>
              <table:table-cell office:value-type="float" office:value="0.023674">
                <text:p>0.023674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0.021336">
                <text:p>0.021336</text:p>
              </table:table-cell>
              <table:table-cell office:value-type="float" office:value="0.023837">
                <text:p>0.023837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0.021487">
                <text:p>0.021487</text:p>
              </table:table-cell>
              <table:table-cell office:value-type="float" office:value="0.023907">
                <text:p>0.023907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0.021609">
                <text:p>0.021609</text:p>
              </table:table-cell>
              <table:table-cell office:value-type="float" office:value="0.024036">
                <text:p>0.024036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.021611">
                <text:p>0.021611</text:p>
              </table:table-cell>
              <table:table-cell office:value-type="float" office:value="0.024051">
                <text:p>0.024051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0.021798">
                <text:p>0.021798</text:p>
              </table:table-cell>
              <table:table-cell office:value-type="float" office:value="0.024232">
                <text:p>0.024232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0.021904">
                <text:p>0.021904</text:p>
              </table:table-cell>
              <table:table-cell office:value-type="float" office:value="0.024318">
                <text:p>0.024318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0.021883">
                <text:p>0.021883</text:p>
              </table:table-cell>
              <table:table-cell office:value-type="float" office:value="0.024364">
                <text:p>0.024364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0.022042">
                <text:p>0.022042</text:p>
              </table:table-cell>
              <table:table-cell office:value-type="float" office:value="0.024449">
                <text:p>0.024449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022163">
                <text:p>0.022163</text:p>
              </table:table-cell>
              <table:table-cell office:value-type="float" office:value="0.024577">
                <text:p>0.024577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0.022217">
                <text:p>0.022217</text:p>
              </table:table-cell>
              <table:table-cell office:value-type="float" office:value="0.024649">
                <text:p>0.024649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0.022309">
                <text:p>0.022309</text:p>
              </table:table-cell>
              <table:table-cell office:value-type="float" office:value="0.024807">
                <text:p>0.024807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0.022428">
                <text:p>0.022428</text:p>
              </table:table-cell>
              <table:table-cell office:value-type="float" office:value="0.024853">
                <text:p>0.024853</text:p>
              </table:table-cell>
            </table:table-row>
            <table:table-row>
              <table:table-cell office:value-type="float" office:value="48800">
                <text:p>48800</text:p>
              </table:table-cell>
              <table:table-cell office:value-type="float" office:value="0.022533">
                <text:p>0.022533</text:p>
              </table:table-cell>
              <table:table-cell office:value-type="float" office:value="0.024886">
                <text:p>0.024886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0.022565">
                <text:p>0.022565</text:p>
              </table:table-cell>
              <table:table-cell office:value-type="float" office:value="0.025036">
                <text:p>0.025036</text:p>
              </table:table-cell>
            </table:table-row>
            <table:table-row>
              <table:table-cell office:value-type="float" office:value="49200">
                <text:p>49200</text:p>
              </table:table-cell>
              <table:table-cell office:value-type="float" office:value="0.02271">
                <text:p>0.02271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float" office:value="49400">
                <text:p>49400</text:p>
              </table:table-cell>
              <table:table-cell office:value-type="float" office:value="0.022774">
                <text:p>0.022774</text:p>
              </table:table-cell>
              <table:table-cell office:value-type="float" office:value="0.025178">
                <text:p>0.025178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0.022807">
                <text:p>0.022807</text:p>
              </table:table-cell>
              <table:table-cell office:value-type="float" office:value="0.02521">
                <text:p>0.02521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0.022941">
                <text:p>0.022941</text:p>
              </table:table-cell>
              <table:table-cell office:value-type="float" office:value="0.025422">
                <text:p>0.02542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23073">
                <text:p>0.023073</text:p>
              </table:table-cell>
              <table:table-cell office:value-type="float" office:value="0.025491">
                <text:p>0.025491</text:p>
              </table:table-cell>
            </table:table-row>
            <table:table-row>
              <table:table-cell office:value-type="float" office:value="50200">
                <text:p>50200</text:p>
              </table:table-cell>
              <table:table-cell office:value-type="float" office:value="0.023198">
                <text:p>0.023198</text:p>
              </table:table-cell>
              <table:table-cell office:value-type="float" office:value="0.025592">
                <text:p>0.025592</text:p>
              </table:table-cell>
            </table:table-row>
            <table:table-row>
              <table:table-cell office:value-type="float" office:value="50400">
                <text:p>50400</text:p>
              </table:table-cell>
              <table:table-cell office:value-type="float" office:value="0.02319">
                <text:p>0.02319</text:p>
              </table:table-cell>
              <table:table-cell office:value-type="float" office:value="0.025704">
                <text:p>0.025704</text:p>
              </table:table-cell>
            </table:table-row>
            <table:table-row>
              <table:table-cell office:value-type="float" office:value="50600">
                <text:p>50600</text:p>
              </table:table-cell>
              <table:table-cell office:value-type="float" office:value="0.023357">
                <text:p>0.023357</text:p>
              </table:table-cell>
              <table:table-cell office:value-type="float" office:value="0.025719">
                <text:p>0.025719</text:p>
              </table:table-cell>
            </table:table-row>
            <table:table-row>
              <table:table-cell office:value-type="float" office:value="50800">
                <text:p>50800</text:p>
              </table:table-cell>
              <table:table-cell office:value-type="float" office:value="0.023431">
                <text:p>0.023431</text:p>
              </table:table-cell>
              <table:table-cell office:value-type="float" office:value="0.025913">
                <text:p>0.025913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0.0235">
                <text:p>0.0235</text:p>
              </table:table-cell>
              <table:table-cell office:value-type="float" office:value="0.025971">
                <text:p>0.025971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0.023603">
                <text:p>0.023603</text:p>
              </table:table-cell>
              <table:table-cell office:value-type="float" office:value="0.02604">
                <text:p>0.02604</text:p>
              </table:table-cell>
            </table:table-row>
            <table:table-row>
              <table:table-cell office:value-type="float" office:value="51400">
                <text:p>51400</text:p>
              </table:table-cell>
              <table:table-cell office:value-type="float" office:value="0.023734">
                <text:p>0.023734</text:p>
              </table:table-cell>
              <table:table-cell office:value-type="float" office:value="0.026124">
                <text:p>0.026124</text:p>
              </table:table-cell>
            </table:table-row>
            <table:table-row>
              <table:table-cell office:value-type="float" office:value="51600">
                <text:p>51600</text:p>
              </table:table-cell>
              <table:table-cell office:value-type="float" office:value="0.023816">
                <text:p>0.023816</text:p>
              </table:table-cell>
              <table:table-cell office:value-type="float" office:value="0.026272">
                <text:p>0.026272</text:p>
              </table:table-cell>
            </table:table-row>
            <table:table-row>
              <table:table-cell office:value-type="float" office:value="51800">
                <text:p>51800</text:p>
              </table:table-cell>
              <table:table-cell office:value-type="float" office:value="0.023849">
                <text:p>0.023849</text:p>
              </table:table-cell>
              <table:table-cell office:value-type="float" office:value="0.026276">
                <text:p>0.026276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0.02401">
                <text:p>0.02401</text:p>
              </table:table-cell>
              <table:table-cell office:value-type="float" office:value="0.026446">
                <text:p>0.026446</text:p>
              </table:table-cell>
            </table:table-row>
            <table:table-row>
              <table:table-cell office:value-type="float" office:value="52200">
                <text:p>52200</text:p>
              </table:table-cell>
              <table:table-cell office:value-type="float" office:value="0.024085">
                <text:p>0.024085</text:p>
              </table:table-cell>
              <table:table-cell office:value-type="float" office:value="0.026499">
                <text:p>0.026499</text:p>
              </table:table-cell>
            </table:table-row>
            <table:table-row>
              <table:table-cell office:value-type="float" office:value="52400">
                <text:p>52400</text:p>
              </table:table-cell>
              <table:table-cell office:value-type="float" office:value="0.024205">
                <text:p>0.024205</text:p>
              </table:table-cell>
              <table:table-cell office:value-type="float" office:value="0.026698">
                <text:p>0.026698</text:p>
              </table:table-cell>
            </table:table-row>
            <table:table-row>
              <table:table-cell office:value-type="float" office:value="52600">
                <text:p>52600</text:p>
              </table:table-cell>
              <table:table-cell office:value-type="float" office:value="0.02421">
                <text:p>0.02421</text:p>
              </table:table-cell>
              <table:table-cell office:value-type="float" office:value="0.026916">
                <text:p>0.026916</text:p>
              </table:table-cell>
            </table:table-row>
            <table:table-row>
              <table:table-cell office:value-type="float" office:value="52800">
                <text:p>52800</text:p>
              </table:table-cell>
              <table:table-cell office:value-type="float" office:value="0.024335">
                <text:p>0.024335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0.024442">
                <text:p>0.024442</text:p>
              </table:table-cell>
              <table:table-cell office:value-type="float" office:value="0.027203">
                <text:p>0.027203</text:p>
              </table:table-cell>
            </table:table-row>
            <table:table-row>
              <table:table-cell office:value-type="float" office:value="53200">
                <text:p>53200</text:p>
              </table:table-cell>
              <table:table-cell office:value-type="float" office:value="0.024549">
                <text:p>0.024549</text:p>
              </table:table-cell>
              <table:table-cell office:value-type="float" office:value="0.027641">
                <text:p>0.027641</text:p>
              </table:table-cell>
            </table:table-row>
            <table:table-row>
              <table:table-cell office:value-type="float" office:value="53400">
                <text:p>53400</text:p>
              </table:table-cell>
              <table:table-cell office:value-type="float" office:value="0.024626">
                <text:p>0.024626</text:p>
              </table:table-cell>
              <table:table-cell office:value-type="float" office:value="0.027935">
                <text:p>0.027935</text:p>
              </table:table-cell>
            </table:table-row>
            <table:table-row>
              <table:table-cell office:value-type="float" office:value="53600">
                <text:p>53600</text:p>
              </table:table-cell>
              <table:table-cell office:value-type="float" office:value="0.024747">
                <text:p>0.024747</text:p>
              </table:table-cell>
              <table:table-cell office:value-type="float" office:value="0.028158">
                <text:p>0.028158</text:p>
              </table:table-cell>
            </table:table-row>
            <table:table-row>
              <table:table-cell office:value-type="float" office:value="53800">
                <text:p>53800</text:p>
              </table:table-cell>
              <table:table-cell office:value-type="float" office:value="0.024902">
                <text:p>0.024902</text:p>
              </table:table-cell>
              <table:table-cell office:value-type="float" office:value="0.028391">
                <text:p>0.028391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0.024889">
                <text:p>0.024889</text:p>
              </table:table-cell>
              <table:table-cell office:value-type="float" office:value="0.028709">
                <text:p>0.028709</text:p>
              </table:table-cell>
            </table:table-row>
            <table:table-row>
              <table:table-cell office:value-type="float" office:value="54200">
                <text:p>54200</text:p>
              </table:table-cell>
              <table:table-cell office:value-type="float" office:value="0.025053">
                <text:p>0.025053</text:p>
              </table:table-cell>
              <table:table-cell office:value-type="float" office:value="0.028944">
                <text:p>0.028944</text:p>
              </table:table-cell>
            </table:table-row>
            <table:table-row>
              <table:table-cell office:value-type="float" office:value="54400">
                <text:p>54400</text:p>
              </table:table-cell>
              <table:table-cell office:value-type="float" office:value="0.025059">
                <text:p>0.025059</text:p>
              </table:table-cell>
              <table:table-cell office:value-type="float" office:value="0.029098">
                <text:p>0.029098</text:p>
              </table:table-cell>
            </table:table-row>
            <table:table-row>
              <table:table-cell office:value-type="float" office:value="54600">
                <text:p>54600</text:p>
              </table:table-cell>
              <table:table-cell office:value-type="float" office:value="0.025192">
                <text:p>0.025192</text:p>
              </table:table-cell>
              <table:table-cell office:value-type="float" office:value="0.029414">
                <text:p>0.029414</text:p>
              </table:table-cell>
            </table:table-row>
            <table:table-row>
              <table:table-cell office:value-type="float" office:value="54800">
                <text:p>54800</text:p>
              </table:table-cell>
              <table:table-cell office:value-type="float" office:value="0.02533">
                <text:p>0.02533</text:p>
              </table:table-cell>
              <table:table-cell office:value-type="float" office:value="0.029675">
                <text:p>0.029675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025399">
                <text:p>0.025399</text:p>
              </table:table-cell>
              <table:table-cell office:value-type="float" office:value="0.030017">
                <text:p>0.030017</text:p>
              </table:table-cell>
            </table:table-row>
            <table:table-row>
              <table:table-cell office:value-type="float" office:value="55200">
                <text:p>55200</text:p>
              </table:table-cell>
              <table:table-cell office:value-type="float" office:value="0.025489">
                <text:p>0.025489</text:p>
              </table:table-cell>
              <table:table-cell office:value-type="float" office:value="0.03033">
                <text:p>0.03033</text:p>
              </table:table-cell>
            </table:table-row>
            <table:table-row>
              <table:table-cell office:value-type="float" office:value="55400">
                <text:p>55400</text:p>
              </table:table-cell>
              <table:table-cell office:value-type="float" office:value="0.025533">
                <text:p>0.025533</text:p>
              </table:table-cell>
              <table:table-cell office:value-type="float" office:value="0.030708">
                <text:p>0.030708</text:p>
              </table:table-cell>
            </table:table-row>
            <table:table-row>
              <table:table-cell office:value-type="float" office:value="55600">
                <text:p>55600</text:p>
              </table:table-cell>
              <table:table-cell office:value-type="float" office:value="0.025743">
                <text:p>0.025743</text:p>
              </table:table-cell>
              <table:table-cell office:value-type="float" office:value="0.031006">
                <text:p>0.031006</text:p>
              </table:table-cell>
            </table:table-row>
            <table:table-row>
              <table:table-cell office:value-type="float" office:value="55800">
                <text:p>55800</text:p>
              </table:table-cell>
              <table:table-cell office:value-type="float" office:value="0.025791">
                <text:p>0.025791</text:p>
              </table:table-cell>
              <table:table-cell office:value-type="float" office:value="0.03128">
                <text:p>0.03128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0.02592">
                <text:p>0.02592</text:p>
              </table:table-cell>
              <table:table-cell office:value-type="float" office:value="0.03146">
                <text:p>0.03146</text:p>
              </table:table-cell>
            </table:table-row>
            <table:table-row>
              <table:table-cell office:value-type="float" office:value="56200">
                <text:p>56200</text:p>
              </table:table-cell>
              <table:table-cell office:value-type="float" office:value="0.02595">
                <text:p>0.02595</text:p>
              </table:table-cell>
              <table:table-cell office:value-type="float" office:value="0.031685">
                <text:p>0.031685</text:p>
              </table:table-cell>
            </table:table-row>
            <table:table-row>
              <table:table-cell office:value-type="float" office:value="56400">
                <text:p>56400</text:p>
              </table:table-cell>
              <table:table-cell office:value-type="float" office:value="0.026023">
                <text:p>0.026023</text:p>
              </table:table-cell>
              <table:table-cell office:value-type="float" office:value="0.031893">
                <text:p>0.031893</text:p>
              </table:table-cell>
            </table:table-row>
            <table:table-row>
              <table:table-cell office:value-type="float" office:value="56600">
                <text:p>56600</text:p>
              </table:table-cell>
              <table:table-cell office:value-type="float" office:value="0.026182">
                <text:p>0.026182</text:p>
              </table:table-cell>
              <table:table-cell office:value-type="float" office:value="0.03197">
                <text:p>0.03197</text:p>
              </table:table-cell>
            </table:table-row>
            <table:table-row>
              <table:table-cell office:value-type="float" office:value="56800">
                <text:p>56800</text:p>
              </table:table-cell>
              <table:table-cell office:value-type="float" office:value="0.02626">
                <text:p>0.02626</text:p>
              </table:table-cell>
              <table:table-cell office:value-type="float" office:value="0.032222">
                <text:p>0.032222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0.026343">
                <text:p>0.026343</text:p>
              </table:table-cell>
              <table:table-cell office:value-type="float" office:value="0.032398">
                <text:p>0.032398</text:p>
              </table:table-cell>
            </table:table-row>
            <table:table-row>
              <table:table-cell office:value-type="float" office:value="57200">
                <text:p>57200</text:p>
              </table:table-cell>
              <table:table-cell office:value-type="float" office:value="0.02645">
                <text:p>0.02645</text:p>
              </table:table-cell>
              <table:table-cell office:value-type="float" office:value="0.032517">
                <text:p>0.032517</text:p>
              </table:table-cell>
            </table:table-row>
            <table:table-row>
              <table:table-cell office:value-type="float" office:value="57400">
                <text:p>57400</text:p>
              </table:table-cell>
              <table:table-cell office:value-type="float" office:value="0.026507">
                <text:p>0.026507</text:p>
              </table:table-cell>
              <table:table-cell office:value-type="float" office:value="0.032667">
                <text:p>0.032667</text:p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0.026621">
                <text:p>0.026621</text:p>
              </table:table-cell>
              <table:table-cell office:value-type="float" office:value="0.032951">
                <text:p>0.032951</text:p>
              </table:table-cell>
            </table:table-row>
            <table:table-row>
              <table:table-cell office:value-type="float" office:value="57800">
                <text:p>57800</text:p>
              </table:table-cell>
              <table:table-cell office:value-type="float" office:value="0.026749">
                <text:p>0.026749</text:p>
              </table:table-cell>
              <table:table-cell office:value-type="float" office:value="0.033199">
                <text:p>0.033199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0.026847">
                <text:p>0.026847</text:p>
              </table:table-cell>
              <table:table-cell office:value-type="float" office:value="0.033488">
                <text:p>0.033488</text:p>
              </table:table-cell>
            </table:table-row>
            <table:table-row>
              <table:table-cell office:value-type="float" office:value="58200">
                <text:p>58200</text:p>
              </table:table-cell>
              <table:table-cell office:value-type="float" office:value="0.026915">
                <text:p>0.026915</text:p>
              </table:table-cell>
              <table:table-cell office:value-type="float" office:value="0.033765">
                <text:p>0.033765</text:p>
              </table:table-cell>
            </table:table-row>
            <table:table-row>
              <table:table-cell office:value-type="float" office:value="58400">
                <text:p>58400</text:p>
              </table:table-cell>
              <table:table-cell office:value-type="float" office:value="0.027003">
                <text:p>0.027003</text:p>
              </table:table-cell>
              <table:table-cell office:value-type="float" office:value="0.033985">
                <text:p>0.033985</text:p>
              </table:table-cell>
            </table:table-row>
            <table:table-row>
              <table:table-cell office:value-type="float" office:value="58600">
                <text:p>58600</text:p>
              </table:table-cell>
              <table:table-cell office:value-type="float" office:value="0.027066">
                <text:p>0.027066</text:p>
              </table:table-cell>
              <table:table-cell office:value-type="float" office:value="0.033989">
                <text:p>0.033989</text:p>
              </table:table-cell>
            </table:table-row>
            <table:table-row>
              <table:table-cell office:value-type="float" office:value="58800">
                <text:p>58800</text:p>
              </table:table-cell>
              <table:table-cell office:value-type="float" office:value="0.027103">
                <text:p>0.027103</text:p>
              </table:table-cell>
              <table:table-cell office:value-type="float" office:value="0.034186">
                <text:p>0.034186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0.02726">
                <text:p>0.02726</text:p>
              </table:table-cell>
              <table:table-cell office:value-type="float" office:value="0.034407">
                <text:p>0.034407</text:p>
              </table:table-cell>
            </table:table-row>
            <table:table-row>
              <table:table-cell office:value-type="float" office:value="59200">
                <text:p>59200</text:p>
              </table:table-cell>
              <table:table-cell office:value-type="float" office:value="0.027392">
                <text:p>0.027392</text:p>
              </table:table-cell>
              <table:table-cell office:value-type="float" office:value="0.034603">
                <text:p>0.034603</text:p>
              </table:table-cell>
            </table:table-row>
            <table:table-row>
              <table:table-cell office:value-type="float" office:value="59400">
                <text:p>59400</text:p>
              </table:table-cell>
              <table:table-cell office:value-type="float" office:value="0.027448">
                <text:p>0.027448</text:p>
              </table:table-cell>
              <table:table-cell office:value-type="float" office:value="0.034802">
                <text:p>0.034802</text:p>
              </table:table-cell>
            </table:table-row>
            <table:table-row>
              <table:table-cell office:value-type="float" office:value="59600">
                <text:p>59600</text:p>
              </table:table-cell>
              <table:table-cell office:value-type="float" office:value="0.027582">
                <text:p>0.027582</text:p>
              </table:table-cell>
              <table:table-cell office:value-type="float" office:value="0.034967">
                <text:p>0.034967</text:p>
              </table:table-cell>
            </table:table-row>
            <table:table-row>
              <table:table-cell office:value-type="float" office:value="59800">
                <text:p>59800</text:p>
              </table:table-cell>
              <table:table-cell office:value-type="float" office:value="0.027666">
                <text:p>0.027666</text:p>
              </table:table-cell>
              <table:table-cell office:value-type="float" office:value="0.035082">
                <text:p>0.03508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2773">
                <text:p>0.02773</text:p>
              </table:table-cell>
              <table:table-cell office:value-type="float" office:value="0.035126">
                <text:p>0.0351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62cm" svg:height="18.435cm" xlink:href=".." xlink:type="simple" chart:class="chart:line" chart:style-name="ch1">
        <chart:title svg:x="13.393cm" svg:y="0.504cm" chart:style-name="ch2">
          <text:p>Execution Time  vs. Problem Size</text:p>
        </chart:title>
        <chart:legend chart:legend-position="end" svg:x="31.271cm" svg:y="8.42cm" style:legend-expansion="high" chart:style-name="ch3"/>
        <chart:plot-area chart:style-name="ch4" table:cell-range-address="Sheet1.A350:Sheet1.D499" chart:data-source-has-labels="both" svg:x="1.683cm" svg:y="1.651cm" svg:width="28.916cm" svg:height="15.435cm">
          <chartooo:coordinate-region svg:x="2.595cm" svg:y="1.651cm" svg:width="28.004cm" svg:height="13.919cm"/>
          <chart:axis chart:dimension="x" chart:name="primary-x" chart:style-name="ch5" chartooo:axis-type="auto">
            <chartooo:date-scale/>
            <chart:title svg:x="15.118cm" svg:y="17.454cm" chart:style-name="ch6">
              <text:p>Problem Size</text:p>
            </chart:title>
            <chart:categories table:cell-range-address="Sheet1.A350:Sheet1.A499"/>
          </chart:axis>
          <chart:axis chart:dimension="y" chart:name="primary-y" chart:style-name="ch5">
            <chart:title svg:x="0.451cm" svg:y="10.126cm" chart:style-name="ch7">
              <text:p>Time (ms)</text:p>
            </chart:title>
            <chart:grid chart:style-name="ch8" chart:class="major"/>
          </chart:axis>
          <chart:series chart:style-name="ch9" chart:values-cell-range-address="Sheet1.B350:Sheet1.B499" loext:label-string="char" chart:class="chart:line">
            <chart:data-point chart:repeated="150"/>
          </chart:series>
          <chart:series chart:style-name="ch10" chart:values-cell-range-address="Sheet1.C350:Sheet1.C499" loext:label-string="float" chart:class="chart:line">
            <chart:data-point chart:repeated="150"/>
          </chart:series>
          <chart:series chart:style-name="ch11" chart:values-cell-range-address="Sheet1.D350:Sheet1.D499" loext:label-string="double" chart:class="chart:line">
            <chart:data-point chart:repeated="1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r</text:p>
              </table:table-cell>
              <table:table-cell office:value-type="string">
                <text:p>float</text:p>
              </table:table-cell>
              <table:table-cell office:value-type="string">
                <text:p>double</text:p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et1.A350:Sheet1.A499</svg:desc>
                </draw:g>
              </table:table-cell>
              <table:table-cell office:value-type="float" office:value="0.000057">
                <text:p>0.000057</text:p>
                <draw:g>
                  <svg:desc>Sheet1.B350:Sheet1.B499</svg:desc>
                </draw:g>
              </table:table-cell>
              <table:table-cell office:value-type="float" office:value="0.000071">
                <text:p>0.000071</text:p>
                <draw:g>
                  <svg:desc>Sheet1.C350:Sheet1.C499</svg:desc>
                </draw:g>
              </table:table-cell>
              <table:table-cell office:value-type="float" office:value="0.000037">
                <text:p>0.000037</text:p>
                <draw:g>
                  <svg:desc>Sheet1.D350:Sheet1.D499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2893">
                <text:p>0.002893</text:p>
              </table:table-cell>
              <table:table-cell office:value-type="float" office:value="0.003062">
                <text:p>0.003062</text:p>
              </table:table-cell>
              <table:table-cell office:value-type="float" office:value="0.002005">
                <text:p>0.00200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3004">
                <text:p>0.003004</text:p>
              </table:table-cell>
              <table:table-cell office:value-type="float" office:value="0.002808">
                <text:p>0.002808</text:p>
              </table:table-cell>
              <table:table-cell office:value-type="float" office:value="0.003433">
                <text:p>0.00343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2638">
                <text:p>0.002638</text:p>
              </table:table-cell>
              <table:table-cell office:value-type="float" office:value="0.002733">
                <text:p>0.002733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618">
                <text:p>0.003618</text:p>
              </table:table-cell>
              <table:table-cell office:value-type="float" office:value="0.003789">
                <text:p>0.003789</text:p>
              </table:table-cell>
              <table:table-cell office:value-type="float" office:value="0.003835">
                <text:p>0.00383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0472">
                <text:p>0.00472</text:p>
              </table:table-cell>
              <table:table-cell office:value-type="float" office:value="0.004812">
                <text:p>0.004812</text:p>
              </table:table-cell>
              <table:table-cell office:value-type="float" office:value="0.004802">
                <text:p>0.00480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005439">
                <text:p>0.005439</text:p>
              </table:table-cell>
              <table:table-cell office:value-type="float" office:value="0.005698">
                <text:p>0.005698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006333">
                <text:p>0.006333</text:p>
              </table:table-cell>
              <table:table-cell office:value-type="float" office:value="0.006709">
                <text:p>0.006709</text:p>
              </table:table-cell>
              <table:table-cell office:value-type="float" office:value="0.006693">
                <text:p>0.006693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007263">
                <text:p>0.007263</text:p>
              </table:table-cell>
              <table:table-cell office:value-type="float" office:value="0.007562">
                <text:p>0.007562</text:p>
              </table:table-cell>
              <table:table-cell office:value-type="float" office:value="0.007674">
                <text:p>0.00767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8241">
                <text:p>0.008241</text:p>
              </table:table-cell>
              <table:table-cell office:value-type="float" office:value="0.008536">
                <text:p>0.008536</text:p>
              </table:table-cell>
              <table:table-cell office:value-type="float" office:value="0.009535">
                <text:p>0.00953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009331">
                <text:p>0.009331</text:p>
              </table:table-cell>
              <table:table-cell office:value-type="float" office:value="0.009464">
                <text:p>0.009464</text:p>
              </table:table-cell>
              <table:table-cell office:value-type="float" office:value="0.01149">
                <text:p>0.01149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010145">
                <text:p>0.010145</text:p>
              </table:table-cell>
              <table:table-cell office:value-type="float" office:value="0.010425">
                <text:p>0.010425</text:p>
              </table:table-cell>
              <table:table-cell office:value-type="float" office:value="0.012543">
                <text:p>0.012543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011043">
                <text:p>0.011043</text:p>
              </table:table-cell>
              <table:table-cell office:value-type="float" office:value="0.011304">
                <text:p>0.011304</text:p>
              </table:table-cell>
              <table:table-cell office:value-type="float" office:value="0.014144">
                <text:p>0.014144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012017">
                <text:p>0.012017</text:p>
              </table:table-cell>
              <table:table-cell office:value-type="float" office:value="0.012248">
                <text:p>0.012248</text:p>
              </table:table-cell>
              <table:table-cell office:value-type="float" office:value="0.015621">
                <text:p>0.01562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13192">
                <text:p>0.013192</text:p>
              </table:table-cell>
              <table:table-cell office:value-type="float" office:value="0.013247">
                <text:p>0.013247</text:p>
              </table:table-cell>
              <table:table-cell office:value-type="float" office:value="0.017027">
                <text:p>0.01702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013751">
                <text:p>0.013751</text:p>
              </table:table-cell>
              <table:table-cell office:value-type="float" office:value="0.014094">
                <text:p>0.014094</text:p>
              </table:table-cell>
              <table:table-cell office:value-type="float" office:value="0.018516">
                <text:p>0.018516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014729">
                <text:p>0.014729</text:p>
              </table:table-cell>
              <table:table-cell office:value-type="float" office:value="0.015113">
                <text:p>0.015113</text:p>
              </table:table-cell>
              <table:table-cell office:value-type="float" office:value="0.020674">
                <text:p>0.020674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015582">
                <text:p>0.015582</text:p>
              </table:table-cell>
              <table:table-cell office:value-type="float" office:value="0.01597">
                <text:p>0.01597</text:p>
              </table:table-cell>
              <table:table-cell office:value-type="float" office:value="0.023217">
                <text:p>0.023217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016542">
                <text:p>0.016542</text:p>
              </table:table-cell>
              <table:table-cell office:value-type="float" office:value="0.016997">
                <text:p>0.016997</text:p>
              </table:table-cell>
              <table:table-cell office:value-type="float" office:value="0.025173">
                <text:p>0.02517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7448">
                <text:p>0.017448</text:p>
              </table:table-cell>
              <table:table-cell office:value-type="float" office:value="0.017853">
                <text:p>0.017853</text:p>
              </table:table-cell>
              <table:table-cell office:value-type="float" office:value="0.028511">
                <text:p>0.028511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018483">
                <text:p>0.018483</text:p>
              </table:table-cell>
              <table:table-cell office:value-type="float" office:value="0.018948">
                <text:p>0.018948</text:p>
              </table:table-cell>
              <table:table-cell office:value-type="float" office:value="0.029669">
                <text:p>0.029669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1938">
                <text:p>0.01938</text:p>
              </table:table-cell>
              <table:table-cell office:value-type="float" office:value="0.019951">
                <text:p>0.019951</text:p>
              </table:table-cell>
              <table:table-cell office:value-type="float" office:value="0.031414">
                <text:p>0.031414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020372">
                <text:p>0.020372</text:p>
              </table:table-cell>
              <table:table-cell office:value-type="float" office:value="0.020831">
                <text:p>0.020831</text:p>
              </table:table-cell>
              <table:table-cell office:value-type="float" office:value="0.033065">
                <text:p>0.033065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021259">
                <text:p>0.021259</text:p>
              </table:table-cell>
              <table:table-cell office:value-type="float" office:value="0.021847">
                <text:p>0.021847</text:p>
              </table:table-cell>
              <table:table-cell office:value-type="float" office:value="0.036109">
                <text:p>0.03610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22175">
                <text:p>0.022175</text:p>
              </table:table-cell>
              <table:table-cell office:value-type="float" office:value="0.022765">
                <text:p>0.022765</text:p>
              </table:table-cell>
              <table:table-cell office:value-type="float" office:value="0.038385">
                <text:p>0.038385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0.02317">
                <text:p>0.02317</text:p>
              </table:table-cell>
              <table:table-cell office:value-type="float" office:value="0.023622">
                <text:p>0.023622</text:p>
              </table:table-cell>
              <table:table-cell office:value-type="float" office:value="0.040757">
                <text:p>0.040757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0.024078">
                <text:p>0.024078</text:p>
              </table:table-cell>
              <table:table-cell office:value-type="float" office:value="0.025451">
                <text:p>0.025451</text:p>
              </table:table-cell>
              <table:table-cell office:value-type="float" office:value="0.042781">
                <text:p>0.042781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0.025022">
                <text:p>0.025022</text:p>
              </table:table-cell>
              <table:table-cell office:value-type="float" office:value="0.028275">
                <text:p>0.028275</text:p>
              </table:table-cell>
              <table:table-cell office:value-type="float" office:value="0.04485">
                <text:p>0.04485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0.025895">
                <text:p>0.025895</text:p>
              </table:table-cell>
              <table:table-cell office:value-type="float" office:value="0.029939">
                <text:p>0.029939</text:p>
              </table:table-cell>
              <table:table-cell office:value-type="float" office:value="0.047169">
                <text:p>0.047169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26886">
                <text:p>0.026886</text:p>
              </table:table-cell>
              <table:table-cell office:value-type="float" office:value="0.031835">
                <text:p>0.031835</text:p>
              </table:table-cell>
              <table:table-cell office:value-type="float" office:value="0.049959">
                <text:p>0.049959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0.027849">
                <text:p>0.027849</text:p>
              </table:table-cell>
              <table:table-cell office:value-type="float" office:value="0.032895">
                <text:p>0.032895</text:p>
              </table:table-cell>
              <table:table-cell office:value-type="float" office:value="0.052602">
                <text:p>0.052602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0.028753">
                <text:p>0.028753</text:p>
              </table:table-cell>
              <table:table-cell office:value-type="float" office:value="0.0336">
                <text:p>0.0336</text:p>
              </table:table-cell>
              <table:table-cell office:value-type="float" office:value="0.055423">
                <text:p>0.055423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0.029747">
                <text:p>0.029747</text:p>
              </table:table-cell>
              <table:table-cell office:value-type="float" office:value="0.035417">
                <text:p>0.035417</text:p>
              </table:table-cell>
              <table:table-cell office:value-type="float" office:value="0.057881">
                <text:p>0.057881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0.030703">
                <text:p>0.030703</text:p>
              </table:table-cell>
              <table:table-cell office:value-type="float" office:value="0.036422">
                <text:p>0.036422</text:p>
              </table:table-cell>
              <table:table-cell office:value-type="float" office:value="0.059926">
                <text:p>0.05992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31579">
                <text:p>0.031579</text:p>
              </table:table-cell>
              <table:table-cell office:value-type="float" office:value="0.039114">
                <text:p>0.039114</text:p>
              </table:table-cell>
              <table:table-cell office:value-type="float" office:value="0.061541">
                <text:p>0.061541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0.032562">
                <text:p>0.032562</text:p>
              </table:table-cell>
              <table:table-cell office:value-type="float" office:value="0.040536">
                <text:p>0.040536</text:p>
              </table:table-cell>
              <table:table-cell office:value-type="float" office:value="0.063864">
                <text:p>0.063864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0.033467">
                <text:p>0.033467</text:p>
              </table:table-cell>
              <table:table-cell office:value-type="float" office:value="0.042167">
                <text:p>0.042167</text:p>
              </table:table-cell>
              <table:table-cell office:value-type="float" office:value="0.066387">
                <text:p>0.066387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0.03448">
                <text:p>0.03448</text:p>
              </table:table-cell>
              <table:table-cell office:value-type="float" office:value="0.044812">
                <text:p>0.044812</text:p>
              </table:table-cell>
              <table:table-cell office:value-type="float" office:value="0.068451">
                <text:p>0.068451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0.035379">
                <text:p>0.035379</text:p>
              </table:table-cell>
              <table:table-cell office:value-type="float" office:value="0.04581">
                <text:p>0.04581</text:p>
              </table:table-cell>
              <table:table-cell office:value-type="float" office:value="0.070752">
                <text:p>0.07075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36314">
                <text:p>0.036314</text:p>
              </table:table-cell>
              <table:table-cell office:value-type="float" office:value="0.048229">
                <text:p>0.048229</text:p>
              </table:table-cell>
              <table:table-cell office:value-type="float" office:value="0.072538">
                <text:p>0.072538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0.037288">
                <text:p>0.037288</text:p>
              </table:table-cell>
              <table:table-cell office:value-type="float" office:value="0.051226">
                <text:p>0.051226</text:p>
              </table:table-cell>
              <table:table-cell office:value-type="float" office:value="0.074438">
                <text:p>0.074438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0.038333">
                <text:p>0.038333</text:p>
              </table:table-cell>
              <table:table-cell office:value-type="float" office:value="0.053484">
                <text:p>0.053484</text:p>
              </table:table-cell>
              <table:table-cell office:value-type="float" office:value="0.077136">
                <text:p>0.077136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0.039197">
                <text:p>0.039197</text:p>
              </table:table-cell>
              <table:table-cell office:value-type="float" office:value="0.05614">
                <text:p>0.05614</text:p>
              </table:table-cell>
              <table:table-cell office:value-type="float" office:value="0.078673">
                <text:p>0.078673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0.040197">
                <text:p>0.040197</text:p>
              </table:table-cell>
              <table:table-cell office:value-type="float" office:value="0.058733">
                <text:p>0.058733</text:p>
              </table:table-cell>
              <table:table-cell office:value-type="float" office:value="0.080975">
                <text:p>0.08097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41115">
                <text:p>0.041115</text:p>
              </table:table-cell>
              <table:table-cell office:value-type="float" office:value="0.061192">
                <text:p>0.061192</text:p>
              </table:table-cell>
              <table:table-cell office:value-type="float" office:value="0.082929">
                <text:p>0.082929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0.042058">
                <text:p>0.042058</text:p>
              </table:table-cell>
              <table:table-cell office:value-type="float" office:value="0.063282">
                <text:p>0.063282</text:p>
              </table:table-cell>
              <table:table-cell office:value-type="float" office:value="0.084901">
                <text:p>0.084901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0.043083">
                <text:p>0.043083</text:p>
              </table:table-cell>
              <table:table-cell office:value-type="float" office:value="0.065246">
                <text:p>0.065246</text:p>
              </table:table-cell>
              <table:table-cell office:value-type="float" office:value="0.08699">
                <text:p>0.08699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0.044014">
                <text:p>0.044014</text:p>
              </table:table-cell>
              <table:table-cell office:value-type="float" office:value="0.067539">
                <text:p>0.067539</text:p>
              </table:table-cell>
              <table:table-cell office:value-type="float" office:value="0.089302">
                <text:p>0.089302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0.04499">
                <text:p>0.04499</text:p>
              </table:table-cell>
              <table:table-cell office:value-type="float" office:value="0.069671">
                <text:p>0.069671</text:p>
              </table:table-cell>
              <table:table-cell office:value-type="float" office:value="0.091453">
                <text:p>0.09145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46034">
                <text:p>0.046034</text:p>
              </table:table-cell>
              <table:table-cell office:value-type="float" office:value="0.071705">
                <text:p>0.071705</text:p>
              </table:table-cell>
              <table:table-cell office:value-type="float" office:value="0.093099">
                <text:p>0.093099</text:p>
              </table:table-cell>
            </table:table-row>
            <table:table-row>
              <table:table-cell office:value-type="float" office:value="102000">
                <text:p>102000</text:p>
              </table:table-cell>
              <table:table-cell office:value-type="float" office:value="0.04685">
                <text:p>0.04685</text:p>
              </table:table-cell>
              <table:table-cell office:value-type="float" office:value="0.074007">
                <text:p>0.074007</text:p>
              </table:table-cell>
              <table:table-cell office:value-type="float" office:value="0.095181">
                <text:p>0.095181</text:p>
              </table:table-cell>
            </table:table-row>
            <table:table-row>
              <table:table-cell office:value-type="float" office:value="104000">
                <text:p>104000</text:p>
              </table:table-cell>
              <table:table-cell office:value-type="float" office:value="0.047488">
                <text:p>0.047488</text:p>
              </table:table-cell>
              <table:table-cell office:value-type="float" office:value="0.076881">
                <text:p>0.076881</text:p>
              </table:table-cell>
              <table:table-cell office:value-type="float" office:value="0.097176">
                <text:p>0.097176</text:p>
              </table:table-cell>
            </table:table-row>
            <table:table-row>
              <table:table-cell office:value-type="float" office:value="106000">
                <text:p>106000</text:p>
              </table:table-cell>
              <table:table-cell office:value-type="float" office:value="0.048642">
                <text:p>0.048642</text:p>
              </table:table-cell>
              <table:table-cell office:value-type="float" office:value="0.079487">
                <text:p>0.079487</text:p>
              </table:table-cell>
              <table:table-cell office:value-type="float" office:value="0.09888">
                <text:p>0.09888</text:p>
              </table:table-cell>
            </table:table-row>
            <table:table-row>
              <table:table-cell office:value-type="float" office:value="108000">
                <text:p>108000</text:p>
              </table:table-cell>
              <table:table-cell office:value-type="float" office:value="0.049277">
                <text:p>0.049277</text:p>
              </table:table-cell>
              <table:table-cell office:value-type="float" office:value="0.081496">
                <text:p>0.081496</text:p>
              </table:table-cell>
              <table:table-cell office:value-type="float" office:value="0.100943">
                <text:p>0.100943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0.050141">
                <text:p>0.050141</text:p>
              </table:table-cell>
              <table:table-cell office:value-type="float" office:value="0.083805">
                <text:p>0.083805</text:p>
              </table:table-cell>
              <table:table-cell office:value-type="float" office:value="0.102767">
                <text:p>0.102767</text:p>
              </table:table-cell>
            </table:table-row>
            <table:table-row>
              <table:table-cell office:value-type="float" office:value="112000">
                <text:p>112000</text:p>
              </table:table-cell>
              <table:table-cell office:value-type="float" office:value="0.051081">
                <text:p>0.051081</text:p>
              </table:table-cell>
              <table:table-cell office:value-type="float" office:value="0.085462">
                <text:p>0.085462</text:p>
              </table:table-cell>
              <table:table-cell office:value-type="float" office:value="0.104889">
                <text:p>0.104889</text:p>
              </table:table-cell>
            </table:table-row>
            <table:table-row>
              <table:table-cell office:value-type="float" office:value="114000">
                <text:p>114000</text:p>
              </table:table-cell>
              <table:table-cell office:value-type="float" office:value="0.051981">
                <text:p>0.051981</text:p>
              </table:table-cell>
              <table:table-cell office:value-type="float" office:value="0.086807">
                <text:p>0.086807</text:p>
              </table:table-cell>
              <table:table-cell office:value-type="float" office:value="0.106696">
                <text:p>0.106696</text:p>
              </table:table-cell>
            </table:table-row>
            <table:table-row>
              <table:table-cell office:value-type="float" office:value="116000">
                <text:p>116000</text:p>
              </table:table-cell>
              <table:table-cell office:value-type="float" office:value="0.05296">
                <text:p>0.05296</text:p>
              </table:table-cell>
              <table:table-cell office:value-type="float" office:value="0.088629">
                <text:p>0.088629</text:p>
              </table:table-cell>
              <table:table-cell office:value-type="float" office:value="0.108925">
                <text:p>0.108925</text:p>
              </table:table-cell>
            </table:table-row>
            <table:table-row>
              <table:table-cell office:value-type="float" office:value="118000">
                <text:p>118000</text:p>
              </table:table-cell>
              <table:table-cell office:value-type="float" office:value="0.053933">
                <text:p>0.053933</text:p>
              </table:table-cell>
              <table:table-cell office:value-type="float" office:value="0.091123">
                <text:p>0.091123</text:p>
              </table:table-cell>
              <table:table-cell office:value-type="float" office:value="0.110663">
                <text:p>0.110663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054846">
                <text:p>0.054846</text:p>
              </table:table-cell>
              <table:table-cell office:value-type="float" office:value="0.092524">
                <text:p>0.092524</text:p>
              </table:table-cell>
              <table:table-cell office:value-type="float" office:value="0.112298">
                <text:p>0.112298</text:p>
              </table:table-cell>
            </table:table-row>
            <table:table-row>
              <table:table-cell office:value-type="float" office:value="122000">
                <text:p>122000</text:p>
              </table:table-cell>
              <table:table-cell office:value-type="float" office:value="0.055686">
                <text:p>0.055686</text:p>
              </table:table-cell>
              <table:table-cell office:value-type="float" office:value="0.094158">
                <text:p>0.094158</text:p>
              </table:table-cell>
              <table:table-cell office:value-type="float" office:value="0.114989">
                <text:p>0.114989</text:p>
              </table:table-cell>
            </table:table-row>
            <table:table-row>
              <table:table-cell office:value-type="float" office:value="124000">
                <text:p>124000</text:p>
              </table:table-cell>
              <table:table-cell office:value-type="float" office:value="0.056597">
                <text:p>0.056597</text:p>
              </table:table-cell>
              <table:table-cell office:value-type="float" office:value="0.096118">
                <text:p>0.096118</text:p>
              </table:table-cell>
              <table:table-cell office:value-type="float" office:value="0.11693">
                <text:p>0.11693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0.057541">
                <text:p>0.057541</text:p>
              </table:table-cell>
              <table:table-cell office:value-type="float" office:value="0.098168">
                <text:p>0.098168</text:p>
              </table:table-cell>
              <table:table-cell office:value-type="float" office:value="0.118676">
                <text:p>0.118676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0.058453">
                <text:p>0.058453</text:p>
              </table:table-cell>
              <table:table-cell office:value-type="float" office:value="0.100662">
                <text:p>0.100662</text:p>
              </table:table-cell>
              <table:table-cell office:value-type="float" office:value="0.123845">
                <text:p>0.123845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0.059458">
                <text:p>0.059458</text:p>
              </table:table-cell>
              <table:table-cell office:value-type="float" office:value="0.102904">
                <text:p>0.102904</text:p>
              </table:table-cell>
              <table:table-cell office:value-type="float" office:value="0.12698">
                <text:p>0.12698</text:p>
              </table:table-cell>
            </table:table-row>
            <table:table-row>
              <table:table-cell office:value-type="float" office:value="132000">
                <text:p>132000</text:p>
              </table:table-cell>
              <table:table-cell office:value-type="float" office:value="0.060374">
                <text:p>0.060374</text:p>
              </table:table-cell>
              <table:table-cell office:value-type="float" office:value="0.105306">
                <text:p>0.105306</text:p>
              </table:table-cell>
              <table:table-cell office:value-type="float" office:value="0.128468">
                <text:p>0.128468</text:p>
              </table:table-cell>
            </table:table-row>
            <table:table-row>
              <table:table-cell office:value-type="float" office:value="134000">
                <text:p>134000</text:p>
              </table:table-cell>
              <table:table-cell office:value-type="float" office:value="0.060786">
                <text:p>0.060786</text:p>
              </table:table-cell>
              <table:table-cell office:value-type="float" office:value="0.107182">
                <text:p>0.107182</text:p>
              </table:table-cell>
              <table:table-cell office:value-type="float" office:value="0.131833">
                <text:p>0.131833</text:p>
              </table:table-cell>
            </table:table-row>
            <table:table-row>
              <table:table-cell office:value-type="float" office:value="136000">
                <text:p>136000</text:p>
              </table:table-cell>
              <table:table-cell office:value-type="float" office:value="0.061758">
                <text:p>0.061758</text:p>
              </table:table-cell>
              <table:table-cell office:value-type="float" office:value="0.109361">
                <text:p>0.109361</text:p>
              </table:table-cell>
              <table:table-cell office:value-type="float" office:value="0.132659">
                <text:p>0.132659</text:p>
              </table:table-cell>
            </table:table-row>
            <table:table-row>
              <table:table-cell office:value-type="float" office:value="138000">
                <text:p>138000</text:p>
              </table:table-cell>
              <table:table-cell office:value-type="float" office:value="0.062555">
                <text:p>0.062555</text:p>
              </table:table-cell>
              <table:table-cell office:value-type="float" office:value="0.111603">
                <text:p>0.111603</text:p>
              </table:table-cell>
              <table:table-cell office:value-type="float" office:value="0.133749">
                <text:p>0.133749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0.06348">
                <text:p>0.06348</text:p>
              </table:table-cell>
              <table:table-cell office:value-type="float" office:value="0.113807">
                <text:p>0.113807</text:p>
              </table:table-cell>
              <table:table-cell office:value-type="float" office:value="0.134934">
                <text:p>0.134934</text:p>
              </table:table-cell>
            </table:table-row>
            <table:table-row>
              <table:table-cell office:value-type="float" office:value="142000">
                <text:p>142000</text:p>
              </table:table-cell>
              <table:table-cell office:value-type="float" office:value="0.064519">
                <text:p>0.064519</text:p>
              </table:table-cell>
              <table:table-cell office:value-type="float" office:value="0.116143">
                <text:p>0.116143</text:p>
              </table:table-cell>
              <table:table-cell office:value-type="float" office:value="0.135535">
                <text:p>0.135535</text:p>
              </table:table-cell>
            </table:table-row>
            <table:table-row>
              <table:table-cell office:value-type="float" office:value="144000">
                <text:p>144000</text:p>
              </table:table-cell>
              <table:table-cell office:value-type="float" office:value="0.065334">
                <text:p>0.065334</text:p>
              </table:table-cell>
              <table:table-cell office:value-type="float" office:value="0.118273">
                <text:p>0.118273</text:p>
              </table:table-cell>
              <table:table-cell office:value-type="float" office:value="0.141894">
                <text:p>0.141894</text:p>
              </table:table-cell>
            </table:table-row>
            <table:table-row>
              <table:table-cell office:value-type="float" office:value="146000">
                <text:p>146000</text:p>
              </table:table-cell>
              <table:table-cell office:value-type="float" office:value="0.066282">
                <text:p>0.066282</text:p>
              </table:table-cell>
              <table:table-cell office:value-type="float" office:value="0.120678">
                <text:p>0.120678</text:p>
              </table:table-cell>
              <table:table-cell office:value-type="float" office:value="0.141707">
                <text:p>0.141707</text:p>
              </table:table-cell>
            </table:table-row>
            <table:table-row>
              <table:table-cell office:value-type="float" office:value="148000">
                <text:p>148000</text:p>
              </table:table-cell>
              <table:table-cell office:value-type="float" office:value="0.067197">
                <text:p>0.067197</text:p>
              </table:table-cell>
              <table:table-cell office:value-type="float" office:value="0.12248">
                <text:p>0.12248</text:p>
              </table:table-cell>
              <table:table-cell office:value-type="float" office:value="0.142354">
                <text:p>0.142354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68248">
                <text:p>0.068248</text:p>
              </table:table-cell>
              <table:table-cell office:value-type="float" office:value="0.124184">
                <text:p>0.124184</text:p>
              </table:table-cell>
              <table:table-cell office:value-type="float" office:value="0.142955">
                <text:p>0.142955</text:p>
              </table:table-cell>
            </table:table-row>
            <table:table-row>
              <table:table-cell office:value-type="float" office:value="152000">
                <text:p>152000</text:p>
              </table:table-cell>
              <table:table-cell office:value-type="float" office:value="0.069125">
                <text:p>0.069125</text:p>
              </table:table-cell>
              <table:table-cell office:value-type="float" office:value="0.125889">
                <text:p>0.125889</text:p>
              </table:table-cell>
              <table:table-cell office:value-type="float" office:value="0.146155">
                <text:p>0.146155</text:p>
              </table:table-cell>
            </table:table-row>
            <table:table-row>
              <table:table-cell office:value-type="float" office:value="154000">
                <text:p>154000</text:p>
              </table:table-cell>
              <table:table-cell office:value-type="float" office:value="0.069871">
                <text:p>0.069871</text:p>
              </table:table-cell>
              <table:table-cell office:value-type="float" office:value="0.127635">
                <text:p>0.127635</text:p>
              </table:table-cell>
              <table:table-cell office:value-type="float" office:value="0.148648">
                <text:p>0.148648</text:p>
              </table:table-cell>
            </table:table-row>
            <table:table-row>
              <table:table-cell office:value-type="float" office:value="156000">
                <text:p>156000</text:p>
              </table:table-cell>
              <table:table-cell office:value-type="float" office:value="0.070785">
                <text:p>0.070785</text:p>
              </table:table-cell>
              <table:table-cell office:value-type="float" office:value="0.129314">
                <text:p>0.129314</text:p>
              </table:table-cell>
              <table:table-cell office:value-type="float" office:value="0.14656">
                <text:p>0.14656</text:p>
              </table:table-cell>
            </table:table-row>
            <table:table-row>
              <table:table-cell office:value-type="float" office:value="158000">
                <text:p>158000</text:p>
              </table:table-cell>
              <table:table-cell office:value-type="float" office:value="0.071689">
                <text:p>0.071689</text:p>
              </table:table-cell>
              <table:table-cell office:value-type="float" office:value="0.131514">
                <text:p>0.131514</text:p>
              </table:table-cell>
              <table:table-cell office:value-type="float" office:value="0.148402">
                <text:p>0.148402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0.072582">
                <text:p>0.072582</text:p>
              </table:table-cell>
              <table:table-cell office:value-type="float" office:value="0.132977">
                <text:p>0.132977</text:p>
              </table:table-cell>
              <table:table-cell office:value-type="float" office:value="0.15099">
                <text:p>0.15099</text:p>
              </table:table-cell>
            </table:table-row>
            <table:table-row>
              <table:table-cell office:value-type="float" office:value="162000">
                <text:p>162000</text:p>
              </table:table-cell>
              <table:table-cell office:value-type="float" office:value="0.073601">
                <text:p>0.073601</text:p>
              </table:table-cell>
              <table:table-cell office:value-type="float" office:value="0.134732">
                <text:p>0.134732</text:p>
              </table:table-cell>
              <table:table-cell office:value-type="float" office:value="0.152562">
                <text:p>0.152562</text:p>
              </table:table-cell>
            </table:table-row>
            <table:table-row>
              <table:table-cell office:value-type="float" office:value="164000">
                <text:p>164000</text:p>
              </table:table-cell>
              <table:table-cell office:value-type="float" office:value="0.075013">
                <text:p>0.075013</text:p>
              </table:table-cell>
              <table:table-cell office:value-type="float" office:value="0.136628">
                <text:p>0.136628</text:p>
              </table:table-cell>
              <table:table-cell office:value-type="float" office:value="0.155681">
                <text:p>0.155681</text:p>
              </table:table-cell>
            </table:table-row>
            <table:table-row>
              <table:table-cell office:value-type="float" office:value="166000">
                <text:p>166000</text:p>
              </table:table-cell>
              <table:table-cell office:value-type="float" office:value="0.075816">
                <text:p>0.075816</text:p>
              </table:table-cell>
              <table:table-cell office:value-type="float" office:value="0.138492">
                <text:p>0.138492</text:p>
              </table:table-cell>
              <table:table-cell office:value-type="float" office:value="0.156995">
                <text:p>0.156995</text:p>
              </table:table-cell>
            </table:table-row>
            <table:table-row>
              <table:table-cell office:value-type="float" office:value="168000">
                <text:p>168000</text:p>
              </table:table-cell>
              <table:table-cell office:value-type="float" office:value="0.076886">
                <text:p>0.076886</text:p>
              </table:table-cell>
              <table:table-cell office:value-type="float" office:value="0.139974">
                <text:p>0.139974</text:p>
              </table:table-cell>
              <table:table-cell office:value-type="float" office:value="0.158397">
                <text:p>0.158397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0.077809">
                <text:p>0.077809</text:p>
              </table:table-cell>
              <table:table-cell office:value-type="float" office:value="0.141722">
                <text:p>0.141722</text:p>
              </table:table-cell>
              <table:table-cell office:value-type="float" office:value="0.159907">
                <text:p>0.159907</text:p>
              </table:table-cell>
            </table:table-row>
            <table:table-row>
              <table:table-cell office:value-type="float" office:value="172000">
                <text:p>172000</text:p>
              </table:table-cell>
              <table:table-cell office:value-type="float" office:value="0.078255">
                <text:p>0.078255</text:p>
              </table:table-cell>
              <table:table-cell office:value-type="float" office:value="0.143571">
                <text:p>0.143571</text:p>
              </table:table-cell>
              <table:table-cell office:value-type="float" office:value="0.161746">
                <text:p>0.161746</text:p>
              </table:table-cell>
            </table:table-row>
            <table:table-row>
              <table:table-cell office:value-type="float" office:value="174000">
                <text:p>174000</text:p>
              </table:table-cell>
              <table:table-cell office:value-type="float" office:value="0.079175">
                <text:p>0.079175</text:p>
              </table:table-cell>
              <table:table-cell office:value-type="float" office:value="0.145243">
                <text:p>0.145243</text:p>
              </table:table-cell>
              <table:table-cell office:value-type="float" office:value="0.163721">
                <text:p>0.163721</text:p>
              </table:table-cell>
            </table:table-row>
            <table:table-row>
              <table:table-cell office:value-type="float" office:value="176000">
                <text:p>176000</text:p>
              </table:table-cell>
              <table:table-cell office:value-type="float" office:value="0.079981">
                <text:p>0.079981</text:p>
              </table:table-cell>
              <table:table-cell office:value-type="float" office:value="0.146959">
                <text:p>0.146959</text:p>
              </table:table-cell>
              <table:table-cell office:value-type="float" office:value="0.16552">
                <text:p>0.16552</text:p>
              </table:table-cell>
            </table:table-row>
            <table:table-row>
              <table:table-cell office:value-type="float" office:value="178000">
                <text:p>178000</text:p>
              </table:table-cell>
              <table:table-cell office:value-type="float" office:value="0.080984">
                <text:p>0.080984</text:p>
              </table:table-cell>
              <table:table-cell office:value-type="float" office:value="0.148687">
                <text:p>0.148687</text:p>
              </table:table-cell>
              <table:table-cell office:value-type="float" office:value="0.167542">
                <text:p>0.167542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0.081911">
                <text:p>0.081911</text:p>
              </table:table-cell>
              <table:table-cell office:value-type="float" office:value="0.150509">
                <text:p>0.150509</text:p>
              </table:table-cell>
              <table:table-cell office:value-type="float" office:value="0.169438">
                <text:p>0.169438</text:p>
              </table:table-cell>
            </table:table-row>
            <table:table-row>
              <table:table-cell office:value-type="float" office:value="182000">
                <text:p>182000</text:p>
              </table:table-cell>
              <table:table-cell office:value-type="float" office:value="0.082839">
                <text:p>0.082839</text:p>
              </table:table-cell>
              <table:table-cell office:value-type="float" office:value="0.152073">
                <text:p>0.152073</text:p>
              </table:table-cell>
              <table:table-cell office:value-type="float" office:value="0.171357">
                <text:p>0.171357</text:p>
              </table:table-cell>
            </table:table-row>
            <table:table-row>
              <table:table-cell office:value-type="float" office:value="184000">
                <text:p>184000</text:p>
              </table:table-cell>
              <table:table-cell office:value-type="float" office:value="0.083989">
                <text:p>0.083989</text:p>
              </table:table-cell>
              <table:table-cell office:value-type="float" office:value="0.153851">
                <text:p>0.153851</text:p>
              </table:table-cell>
              <table:table-cell office:value-type="float" office:value="0.173266">
                <text:p>0.173266</text:p>
              </table:table-cell>
            </table:table-row>
            <table:table-row>
              <table:table-cell office:value-type="float" office:value="186000">
                <text:p>186000</text:p>
              </table:table-cell>
              <table:table-cell office:value-type="float" office:value="0.08507">
                <text:p>0.08507</text:p>
              </table:table-cell>
              <table:table-cell office:value-type="float" office:value="0.155686">
                <text:p>0.155686</text:p>
              </table:table-cell>
              <table:table-cell office:value-type="float" office:value="0.175208">
                <text:p>0.175208</text:p>
              </table:table-cell>
            </table:table-row>
            <table:table-row>
              <table:table-cell office:value-type="float" office:value="188000">
                <text:p>188000</text:p>
              </table:table-cell>
              <table:table-cell office:value-type="float" office:value="0.085581">
                <text:p>0.085581</text:p>
              </table:table-cell>
              <table:table-cell office:value-type="float" office:value="0.157615">
                <text:p>0.157615</text:p>
              </table:table-cell>
              <table:table-cell office:value-type="float" office:value="0.1772">
                <text:p>0.1772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0.086819">
                <text:p>0.086819</text:p>
              </table:table-cell>
              <table:table-cell office:value-type="float" office:value="0.159107">
                <text:p>0.159107</text:p>
              </table:table-cell>
              <table:table-cell office:value-type="float" office:value="0.179253">
                <text:p>0.179253</text:p>
              </table:table-cell>
            </table:table-row>
            <table:table-row>
              <table:table-cell office:value-type="float" office:value="192000">
                <text:p>192000</text:p>
              </table:table-cell>
              <table:table-cell office:value-type="float" office:value="0.08748">
                <text:p>0.08748</text:p>
              </table:table-cell>
              <table:table-cell office:value-type="float" office:value="0.160635">
                <text:p>0.160635</text:p>
              </table:table-cell>
              <table:table-cell office:value-type="float" office:value="0.180781">
                <text:p>0.180781</text:p>
              </table:table-cell>
            </table:table-row>
            <table:table-row>
              <table:table-cell office:value-type="float" office:value="194000">
                <text:p>194000</text:p>
              </table:table-cell>
              <table:table-cell office:value-type="float" office:value="0.088399">
                <text:p>0.088399</text:p>
              </table:table-cell>
              <table:table-cell office:value-type="float" office:value="0.162792">
                <text:p>0.162792</text:p>
              </table:table-cell>
              <table:table-cell office:value-type="float" office:value="0.182684">
                <text:p>0.182684</text:p>
              </table:table-cell>
            </table:table-row>
            <table:table-row>
              <table:table-cell office:value-type="float" office:value="196000">
                <text:p>196000</text:p>
              </table:table-cell>
              <table:table-cell office:value-type="float" office:value="0.08936">
                <text:p>0.08936</text:p>
              </table:table-cell>
              <table:table-cell office:value-type="float" office:value="0.164133">
                <text:p>0.164133</text:p>
              </table:table-cell>
              <table:table-cell office:value-type="float" office:value="0.184672">
                <text:p>0.184672</text:p>
              </table:table-cell>
            </table:table-row>
            <table:table-row>
              <table:table-cell office:value-type="float" office:value="198000">
                <text:p>198000</text:p>
              </table:table-cell>
              <table:table-cell office:value-type="float" office:value="0.0902">
                <text:p>0.0902</text:p>
              </table:table-cell>
              <table:table-cell office:value-type="float" office:value="0.165747">
                <text:p>0.165747</text:p>
              </table:table-cell>
              <table:table-cell office:value-type="float" office:value="0.186562">
                <text:p>0.18656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091172">
                <text:p>0.091172</text:p>
              </table:table-cell>
              <table:table-cell office:value-type="float" office:value="0.167573">
                <text:p>0.167573</text:p>
              </table:table-cell>
              <table:table-cell office:value-type="float" office:value="0.188465">
                <text:p>0.188465</text:p>
              </table:table-cell>
            </table:table-row>
            <table:table-row>
              <table:table-cell office:value-type="float" office:value="202000">
                <text:p>202000</text:p>
              </table:table-cell>
              <table:table-cell office:value-type="float" office:value="0.092156">
                <text:p>0.092156</text:p>
              </table:table-cell>
              <table:table-cell office:value-type="float" office:value="0.169553">
                <text:p>0.169553</text:p>
              </table:table-cell>
              <table:table-cell office:value-type="float" office:value="0.19039">
                <text:p>0.19039</text:p>
              </table:table-cell>
            </table:table-row>
            <table:table-row>
              <table:table-cell office:value-type="float" office:value="204000">
                <text:p>204000</text:p>
              </table:table-cell>
              <table:table-cell office:value-type="float" office:value="0.093013">
                <text:p>0.093013</text:p>
              </table:table-cell>
              <table:table-cell office:value-type="float" office:value="0.171264">
                <text:p>0.171264</text:p>
              </table:table-cell>
              <table:table-cell office:value-type="float" office:value="0.192311">
                <text:p>0.192311</text:p>
              </table:table-cell>
            </table:table-row>
            <table:table-row>
              <table:table-cell office:value-type="float" office:value="206000">
                <text:p>206000</text:p>
              </table:table-cell>
              <table:table-cell office:value-type="float" office:value="0.093923">
                <text:p>0.093923</text:p>
              </table:table-cell>
              <table:table-cell office:value-type="float" office:value="0.172797">
                <text:p>0.172797</text:p>
              </table:table-cell>
              <table:table-cell office:value-type="float" office:value="0.1942">
                <text:p>0.1942</text:p>
              </table:table-cell>
            </table:table-row>
            <table:table-row>
              <table:table-cell office:value-type="float" office:value="208000">
                <text:p>208000</text:p>
              </table:table-cell>
              <table:table-cell office:value-type="float" office:value="0.094796">
                <text:p>0.094796</text:p>
              </table:table-cell>
              <table:table-cell office:value-type="float" office:value="0.174528">
                <text:p>0.174528</text:p>
              </table:table-cell>
              <table:table-cell office:value-type="float" office:value="0.196184">
                <text:p>0.196184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0.09579">
                <text:p>0.09579</text:p>
              </table:table-cell>
              <table:table-cell office:value-type="float" office:value="0.176131">
                <text:p>0.176131</text:p>
              </table:table-cell>
              <table:table-cell office:value-type="float" office:value="0.197983">
                <text:p>0.197983</text:p>
              </table:table-cell>
            </table:table-row>
            <table:table-row>
              <table:table-cell office:value-type="float" office:value="212000">
                <text:p>212000</text:p>
              </table:table-cell>
              <table:table-cell office:value-type="float" office:value="0.09707">
                <text:p>0.09707</text:p>
              </table:table-cell>
              <table:table-cell office:value-type="float" office:value="0.178064">
                <text:p>0.178064</text:p>
              </table:table-cell>
              <table:table-cell office:value-type="float" office:value="0.199928">
                <text:p>0.199928</text:p>
              </table:table-cell>
            </table:table-row>
            <table:table-row>
              <table:table-cell office:value-type="float" office:value="214000">
                <text:p>214000</text:p>
              </table:table-cell>
              <table:table-cell office:value-type="float" office:value="0.097984">
                <text:p>0.097984</text:p>
              </table:table-cell>
              <table:table-cell office:value-type="float" office:value="0.179669">
                <text:p>0.179669</text:p>
              </table:table-cell>
              <table:table-cell office:value-type="float" office:value="0.201762">
                <text:p>0.201762</text:p>
              </table:table-cell>
            </table:table-row>
            <table:table-row>
              <table:table-cell office:value-type="float" office:value="216000">
                <text:p>216000</text:p>
              </table:table-cell>
              <table:table-cell office:value-type="float" office:value="0.098707">
                <text:p>0.098707</text:p>
              </table:table-cell>
              <table:table-cell office:value-type="float" office:value="0.181187">
                <text:p>0.181187</text:p>
              </table:table-cell>
              <table:table-cell office:value-type="float" office:value="0.203855">
                <text:p>0.203855</text:p>
              </table:table-cell>
            </table:table-row>
            <table:table-row>
              <table:table-cell office:value-type="float" office:value="218000">
                <text:p>218000</text:p>
              </table:table-cell>
              <table:table-cell office:value-type="float" office:value="0.099476">
                <text:p>0.099476</text:p>
              </table:table-cell>
              <table:table-cell office:value-type="float" office:value="0.182927">
                <text:p>0.182927</text:p>
              </table:table-cell>
              <table:table-cell office:value-type="float" office:value="0.205586">
                <text:p>0.205586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0.10031">
                <text:p>0.10031</text:p>
              </table:table-cell>
              <table:table-cell office:value-type="float" office:value="0.184801">
                <text:p>0.184801</text:p>
              </table:table-cell>
              <table:table-cell office:value-type="float" office:value="0.207632">
                <text:p>0.207632</text:p>
              </table:table-cell>
            </table:table-row>
            <table:table-row>
              <table:table-cell office:value-type="float" office:value="222000">
                <text:p>222000</text:p>
              </table:table-cell>
              <table:table-cell office:value-type="float" office:value="0.10127">
                <text:p>0.10127</text:p>
              </table:table-cell>
              <table:table-cell office:value-type="float" office:value="0.186487">
                <text:p>0.186487</text:p>
              </table:table-cell>
              <table:table-cell office:value-type="float" office:value="0.209659">
                <text:p>0.209659</text:p>
              </table:table-cell>
            </table:table-row>
            <table:table-row>
              <table:table-cell office:value-type="float" office:value="224000">
                <text:p>224000</text:p>
              </table:table-cell>
              <table:table-cell office:value-type="float" office:value="0.102205">
                <text:p>0.102205</text:p>
              </table:table-cell>
              <table:table-cell office:value-type="float" office:value="0.188551">
                <text:p>0.188551</text:p>
              </table:table-cell>
              <table:table-cell office:value-type="float" office:value="0.211408">
                <text:p>0.211408</text:p>
              </table:table-cell>
            </table:table-row>
            <table:table-row>
              <table:table-cell office:value-type="float" office:value="226000">
                <text:p>226000</text:p>
              </table:table-cell>
              <table:table-cell office:value-type="float" office:value="0.103111">
                <text:p>0.103111</text:p>
              </table:table-cell>
              <table:table-cell office:value-type="float" office:value="0.190109">
                <text:p>0.190109</text:p>
              </table:table-cell>
              <table:table-cell office:value-type="float" office:value="0.213229">
                <text:p>0.213229</text:p>
              </table:table-cell>
            </table:table-row>
            <table:table-row>
              <table:table-cell office:value-type="float" office:value="228000">
                <text:p>228000</text:p>
              </table:table-cell>
              <table:table-cell office:value-type="float" office:value="0.104098">
                <text:p>0.104098</text:p>
              </table:table-cell>
              <table:table-cell office:value-type="float" office:value="0.191776">
                <text:p>0.191776</text:p>
              </table:table-cell>
              <table:table-cell office:value-type="float" office:value="0.215177">
                <text:p>0.215177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0.104968">
                <text:p>0.104968</text:p>
              </table:table-cell>
              <table:table-cell office:value-type="float" office:value="0.193609">
                <text:p>0.193609</text:p>
              </table:table-cell>
              <table:table-cell office:value-type="float" office:value="0.217159">
                <text:p>0.217159</text:p>
              </table:table-cell>
            </table:table-row>
            <table:table-row>
              <table:table-cell office:value-type="float" office:value="232000">
                <text:p>232000</text:p>
              </table:table-cell>
              <table:table-cell office:value-type="float" office:value="0.105967">
                <text:p>0.105967</text:p>
              </table:table-cell>
              <table:table-cell office:value-type="float" office:value="0.19511">
                <text:p>0.19511</text:p>
              </table:table-cell>
              <table:table-cell office:value-type="float" office:value="0.218983">
                <text:p>0.218983</text:p>
              </table:table-cell>
            </table:table-row>
            <table:table-row>
              <table:table-cell office:value-type="float" office:value="234000">
                <text:p>234000</text:p>
              </table:table-cell>
              <table:table-cell office:value-type="float" office:value="0.10688">
                <text:p>0.10688</text:p>
              </table:table-cell>
              <table:table-cell office:value-type="float" office:value="0.196742">
                <text:p>0.196742</text:p>
              </table:table-cell>
              <table:table-cell office:value-type="float" office:value="0.220814">
                <text:p>0.220814</text:p>
              </table:table-cell>
            </table:table-row>
            <table:table-row>
              <table:table-cell office:value-type="float" office:value="236000">
                <text:p>236000</text:p>
              </table:table-cell>
              <table:table-cell office:value-type="float" office:value="0.10788">
                <text:p>0.10788</text:p>
              </table:table-cell>
              <table:table-cell office:value-type="float" office:value="0.198547">
                <text:p>0.198547</text:p>
              </table:table-cell>
              <table:table-cell office:value-type="float" office:value="0.222781">
                <text:p>0.222781</text:p>
              </table:table-cell>
            </table:table-row>
            <table:table-row>
              <table:table-cell office:value-type="float" office:value="238000">
                <text:p>238000</text:p>
              </table:table-cell>
              <table:table-cell office:value-type="float" office:value="0.10888">
                <text:p>0.10888</text:p>
              </table:table-cell>
              <table:table-cell office:value-type="float" office:value="0.200217">
                <text:p>0.200217</text:p>
              </table:table-cell>
              <table:table-cell office:value-type="float" office:value="0.2248">
                <text:p>0.2248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0.109809">
                <text:p>0.109809</text:p>
              </table:table-cell>
              <table:table-cell office:value-type="float" office:value="0.201933">
                <text:p>0.201933</text:p>
              </table:table-cell>
              <table:table-cell office:value-type="float" office:value="0.226523">
                <text:p>0.226523</text:p>
              </table:table-cell>
            </table:table-row>
            <table:table-row>
              <table:table-cell office:value-type="float" office:value="242000">
                <text:p>242000</text:p>
              </table:table-cell>
              <table:table-cell office:value-type="float" office:value="0.110768">
                <text:p>0.110768</text:p>
              </table:table-cell>
              <table:table-cell office:value-type="float" office:value="0.203818">
                <text:p>0.203818</text:p>
              </table:table-cell>
              <table:table-cell office:value-type="float" office:value="0.228364">
                <text:p>0.228364</text:p>
              </table:table-cell>
            </table:table-row>
            <table:table-row>
              <table:table-cell office:value-type="float" office:value="244000">
                <text:p>244000</text:p>
              </table:table-cell>
              <table:table-cell office:value-type="float" office:value="0.111778">
                <text:p>0.111778</text:p>
              </table:table-cell>
              <table:table-cell office:value-type="float" office:value="0.205256">
                <text:p>0.205256</text:p>
              </table:table-cell>
              <table:table-cell office:value-type="float" office:value="0.230502">
                <text:p>0.230502</text:p>
              </table:table-cell>
            </table:table-row>
            <table:table-row>
              <table:table-cell office:value-type="float" office:value="246000">
                <text:p>246000</text:p>
              </table:table-cell>
              <table:table-cell office:value-type="float" office:value="0.112586">
                <text:p>0.112586</text:p>
              </table:table-cell>
              <table:table-cell office:value-type="float" office:value="0.206988">
                <text:p>0.206988</text:p>
              </table:table-cell>
              <table:table-cell office:value-type="float" office:value="0.232308">
                <text:p>0.232308</text:p>
              </table:table-cell>
            </table:table-row>
            <table:table-row>
              <table:table-cell office:value-type="float" office:value="248000">
                <text:p>248000</text:p>
              </table:table-cell>
              <table:table-cell office:value-type="float" office:value="0.113536">
                <text:p>0.113536</text:p>
              </table:table-cell>
              <table:table-cell office:value-type="float" office:value="0.208748">
                <text:p>0.208748</text:p>
              </table:table-cell>
              <table:table-cell office:value-type="float" office:value="0.234401">
                <text:p>0.234401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11445">
                <text:p>0.11445</text:p>
              </table:table-cell>
              <table:table-cell office:value-type="float" office:value="0.21042">
                <text:p>0.21042</text:p>
              </table:table-cell>
              <table:table-cell office:value-type="float" office:value="0.236177">
                <text:p>0.236177</text:p>
              </table:table-cell>
            </table:table-row>
            <table:table-row>
              <table:table-cell office:value-type="float" office:value="252000">
                <text:p>252000</text:p>
              </table:table-cell>
              <table:table-cell office:value-type="float" office:value="0.115371">
                <text:p>0.115371</text:p>
              </table:table-cell>
              <table:table-cell office:value-type="float" office:value="0.212105">
                <text:p>0.212105</text:p>
              </table:table-cell>
              <table:table-cell office:value-type="float" office:value="0.238157">
                <text:p>0.238157</text:p>
              </table:table-cell>
            </table:table-row>
            <table:table-row>
              <table:table-cell office:value-type="float" office:value="254000">
                <text:p>254000</text:p>
              </table:table-cell>
              <table:table-cell office:value-type="float" office:value="0.116324">
                <text:p>0.116324</text:p>
              </table:table-cell>
              <table:table-cell office:value-type="float" office:value="0.213928">
                <text:p>0.213928</text:p>
              </table:table-cell>
              <table:table-cell office:value-type="float" office:value="0.239833">
                <text:p>0.239833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0.117227">
                <text:p>0.117227</text:p>
              </table:table-cell>
              <table:table-cell office:value-type="float" office:value="0.215503">
                <text:p>0.215503</text:p>
              </table:table-cell>
              <table:table-cell office:value-type="float" office:value="0.242056">
                <text:p>0.242056</text:p>
              </table:table-cell>
            </table:table-row>
            <table:table-row>
              <table:table-cell office:value-type="float" office:value="258000">
                <text:p>258000</text:p>
              </table:table-cell>
              <table:table-cell office:value-type="float" office:value="0.118068">
                <text:p>0.118068</text:p>
              </table:table-cell>
              <table:table-cell office:value-type="float" office:value="0.217154">
                <text:p>0.217154</text:p>
              </table:table-cell>
              <table:table-cell office:value-type="float" office:value="0.243727">
                <text:p>0.243727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0.118369">
                <text:p>0.118369</text:p>
              </table:table-cell>
              <table:table-cell office:value-type="float" office:value="0.219041">
                <text:p>0.219041</text:p>
              </table:table-cell>
              <table:table-cell office:value-type="float" office:value="0.24565">
                <text:p>0.24565</text:p>
              </table:table-cell>
            </table:table-row>
            <table:table-row>
              <table:table-cell office:value-type="float" office:value="262000">
                <text:p>262000</text:p>
              </table:table-cell>
              <table:table-cell office:value-type="float" office:value="0.119229">
                <text:p>0.119229</text:p>
              </table:table-cell>
              <table:table-cell office:value-type="float" office:value="0.22056">
                <text:p>0.22056</text:p>
              </table:table-cell>
              <table:table-cell office:value-type="float" office:value="0.247543">
                <text:p>0.247543</text:p>
              </table:table-cell>
            </table:table-row>
            <table:table-row>
              <table:table-cell office:value-type="float" office:value="264000">
                <text:p>264000</text:p>
              </table:table-cell>
              <table:table-cell office:value-type="float" office:value="0.120555">
                <text:p>0.120555</text:p>
              </table:table-cell>
              <table:table-cell office:value-type="float" office:value="0.222351">
                <text:p>0.222351</text:p>
              </table:table-cell>
              <table:table-cell office:value-type="float" office:value="0.249549">
                <text:p>0.249549</text:p>
              </table:table-cell>
            </table:table-row>
            <table:table-row>
              <table:table-cell office:value-type="float" office:value="266000">
                <text:p>266000</text:p>
              </table:table-cell>
              <table:table-cell office:value-type="float" office:value="0.121544">
                <text:p>0.121544</text:p>
              </table:table-cell>
              <table:table-cell office:value-type="float" office:value="0.224051">
                <text:p>0.224051</text:p>
              </table:table-cell>
              <table:table-cell office:value-type="float" office:value="0.251282">
                <text:p>0.251282</text:p>
              </table:table-cell>
            </table:table-row>
            <table:table-row>
              <table:table-cell office:value-type="float" office:value="268000">
                <text:p>268000</text:p>
              </table:table-cell>
              <table:table-cell office:value-type="float" office:value="0.122477">
                <text:p>0.122477</text:p>
              </table:table-cell>
              <table:table-cell office:value-type="float" office:value="0.225795">
                <text:p>0.225795</text:p>
              </table:table-cell>
              <table:table-cell office:value-type="float" office:value="0.25343">
                <text:p>0.25343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0.123697">
                <text:p>0.123697</text:p>
              </table:table-cell>
              <table:table-cell office:value-type="float" office:value="0.227656">
                <text:p>0.227656</text:p>
              </table:table-cell>
              <table:table-cell office:value-type="float" office:value="0.255334">
                <text:p>0.255334</text:p>
              </table:table-cell>
            </table:table-row>
            <table:table-row>
              <table:table-cell office:value-type="float" office:value="272000">
                <text:p>272000</text:p>
              </table:table-cell>
              <table:table-cell office:value-type="float" office:value="0.123937">
                <text:p>0.123937</text:p>
              </table:table-cell>
              <table:table-cell office:value-type="float" office:value="0.229226">
                <text:p>0.229226</text:p>
              </table:table-cell>
              <table:table-cell office:value-type="float" office:value="0.257261">
                <text:p>0.257261</text:p>
              </table:table-cell>
            </table:table-row>
            <table:table-row>
              <table:table-cell office:value-type="float" office:value="274000">
                <text:p>274000</text:p>
              </table:table-cell>
              <table:table-cell office:value-type="float" office:value="0.124784">
                <text:p>0.124784</text:p>
              </table:table-cell>
              <table:table-cell office:value-type="float" office:value="0.230698">
                <text:p>0.230698</text:p>
              </table:table-cell>
              <table:table-cell office:value-type="float" office:value="0.25901">
                <text:p>0.25901</text:p>
              </table:table-cell>
            </table:table-row>
            <table:table-row>
              <table:table-cell office:value-type="float" office:value="276000">
                <text:p>276000</text:p>
              </table:table-cell>
              <table:table-cell office:value-type="float" office:value="0.125718">
                <text:p>0.125718</text:p>
              </table:table-cell>
              <table:table-cell office:value-type="float" office:value="0.232603">
                <text:p>0.232603</text:p>
              </table:table-cell>
              <table:table-cell office:value-type="float" office:value="0.260909">
                <text:p>0.260909</text:p>
              </table:table-cell>
            </table:table-row>
            <table:table-row>
              <table:table-cell office:value-type="float" office:value="278000">
                <text:p>278000</text:p>
              </table:table-cell>
              <table:table-cell office:value-type="float" office:value="0.126595">
                <text:p>0.126595</text:p>
              </table:table-cell>
              <table:table-cell office:value-type="float" office:value="0.234138">
                <text:p>0.234138</text:p>
              </table:table-cell>
              <table:table-cell office:value-type="float" office:value="0.262786">
                <text:p>0.262786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0.127508">
                <text:p>0.127508</text:p>
              </table:table-cell>
              <table:table-cell office:value-type="float" office:value="0.236116">
                <text:p>0.236116</text:p>
              </table:table-cell>
              <table:table-cell office:value-type="float" office:value="0.264665">
                <text:p>0.264665</text:p>
              </table:table-cell>
            </table:table-row>
            <table:table-row>
              <table:table-cell office:value-type="float" office:value="282000">
                <text:p>282000</text:p>
              </table:table-cell>
              <table:table-cell office:value-type="float" office:value="0.128374">
                <text:p>0.128374</text:p>
              </table:table-cell>
              <table:table-cell office:value-type="float" office:value="0.237671">
                <text:p>0.237671</text:p>
              </table:table-cell>
              <table:table-cell office:value-type="float" office:value="0.266698">
                <text:p>0.266698</text:p>
              </table:table-cell>
            </table:table-row>
            <table:table-row>
              <table:table-cell office:value-type="float" office:value="284000">
                <text:p>284000</text:p>
              </table:table-cell>
              <table:table-cell office:value-type="float" office:value="0.129359">
                <text:p>0.129359</text:p>
              </table:table-cell>
              <table:table-cell office:value-type="float" office:value="0.239529">
                <text:p>0.239529</text:p>
              </table:table-cell>
              <table:table-cell office:value-type="float" office:value="0.268538">
                <text:p>0.268538</text:p>
              </table:table-cell>
            </table:table-row>
            <table:table-row>
              <table:table-cell office:value-type="float" office:value="286000">
                <text:p>286000</text:p>
              </table:table-cell>
              <table:table-cell office:value-type="float" office:value="0.130191">
                <text:p>0.130191</text:p>
              </table:table-cell>
              <table:table-cell office:value-type="float" office:value="0.241211">
                <text:p>0.241211</text:p>
              </table:table-cell>
              <table:table-cell office:value-type="float" office:value="0.270602">
                <text:p>0.270602</text:p>
              </table:table-cell>
            </table:table-row>
            <table:table-row>
              <table:table-cell office:value-type="float" office:value="288000">
                <text:p>288000</text:p>
              </table:table-cell>
              <table:table-cell office:value-type="float" office:value="0.131179">
                <text:p>0.131179</text:p>
              </table:table-cell>
              <table:table-cell office:value-type="float" office:value="0.242805">
                <text:p>0.242805</text:p>
              </table:table-cell>
              <table:table-cell office:value-type="float" office:value="0.272324">
                <text:p>0.272324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0.131983">
                <text:p>0.131983</text:p>
              </table:table-cell>
              <table:table-cell office:value-type="float" office:value="0.244542">
                <text:p>0.244542</text:p>
              </table:table-cell>
              <table:table-cell office:value-type="float" office:value="0.274423">
                <text:p>0.274423</text:p>
              </table:table-cell>
            </table:table-row>
            <table:table-row>
              <table:table-cell office:value-type="float" office:value="292000">
                <text:p>292000</text:p>
              </table:table-cell>
              <table:table-cell office:value-type="float" office:value="0.133017">
                <text:p>0.133017</text:p>
              </table:table-cell>
              <table:table-cell office:value-type="float" office:value="0.246315">
                <text:p>0.246315</text:p>
              </table:table-cell>
              <table:table-cell office:value-type="float" office:value="0.276174">
                <text:p>0.276174</text:p>
              </table:table-cell>
            </table:table-row>
            <table:table-row>
              <table:table-cell office:value-type="float" office:value="294000">
                <text:p>294000</text:p>
              </table:table-cell>
              <table:table-cell office:value-type="float" office:value="0.133815">
                <text:p>0.133815</text:p>
              </table:table-cell>
              <table:table-cell office:value-type="float" office:value="0.248653">
                <text:p>0.248653</text:p>
              </table:table-cell>
              <table:table-cell office:value-type="float" office:value="0.278202">
                <text:p>0.278202</text:p>
              </table:table-cell>
            </table:table-row>
            <table:table-row>
              <table:table-cell office:value-type="float" office:value="296000">
                <text:p>296000</text:p>
              </table:table-cell>
              <table:table-cell office:value-type="float" office:value="0.134809">
                <text:p>0.134809</text:p>
              </table:table-cell>
              <table:table-cell office:value-type="float" office:value="0.250471">
                <text:p>0.250471</text:p>
              </table:table-cell>
              <table:table-cell office:value-type="float" office:value="0.279897">
                <text:p>0.279897</text:p>
              </table:table-cell>
            </table:table-row>
            <table:table-row>
              <table:table-cell office:value-type="float" office:value="298000">
                <text:p>298000</text:p>
              </table:table-cell>
              <table:table-cell office:value-type="float" office:value="0.135804">
                <text:p>0.135804</text:p>
              </table:table-cell>
              <table:table-cell office:value-type="float" office:value="0.251349">
                <text:p>0.251349</text:p>
              </table:table-cell>
              <table:table-cell office:value-type="float" office:value="0.282002">
                <text:p>0.282002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136953">
                <text:p>0.136953</text:p>
              </table:table-cell>
              <table:table-cell office:value-type="float" office:value="0.253475">
                <text:p>0.253475</text:p>
              </table:table-cell>
              <table:table-cell office:value-type="float" office:value="0.284026">
                <text:p>0.2840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